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DB79ED054B699501.gif" manifest:media-type="image/gif"/>
  <manifest:file-entry manifest:full-path="Pictures/100002000000000100000001C83DBC2977318B9A.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2.6785in" fo:margin-left="0in" fo:margin-top="0in" fo:margin-bottom="0in" table:align="left" style:writing-mode="lr-tb"/>
    </style:style>
    <style:style style:name="Table3.A" style:family="table-column">
      <style:table-column-properties style:column-width="2.6785in"/>
    </style:style>
    <style:style style:name="Table3.1" style:family="table-row">
      <style:table-row-properties style:min-row-height="0.3472in" fo:keep-together="auto"/>
    </style:style>
    <style:style style:name="Table3.A1" style:family="table-cell">
      <style:table-cell-properties style:vertical-align="" fo:padding="0.0694in" fo:border="none"/>
    </style:style>
    <style:style style:name="Table4" style:family="table">
      <style:table-properties style:width="1.316in" fo:margin-left="0in" fo:margin-top="0in" fo:margin-bottom="0in" table:align="left"/>
    </style:style>
    <style:style style:name="Table4.A" style:family="table-column">
      <style:table-column-properties style:column-width="1.316in"/>
    </style:style>
    <style:style style:name="Table4.1" style:family="table-row">
      <style:table-row-properties style:min-row-height="0.3472in" fo:keep-together="auto"/>
    </style:style>
    <style:style style:name="Table4.A1" style:family="table-cell">
      <style:table-cell-properties style:vertical-align="" fo:padding="0.0694in" fo:border="none"/>
    </style:style>
    <style:style style:name="Table5" style:family="table">
      <style:table-properties style:width="6.5in" fo:margin-left="-0.075in" fo:margin-top="0in" fo:margin-bottom="0in" table:align="left"/>
    </style:style>
    <style:style style:name="Table5.A" style:family="table-column">
      <style:table-column-properties style:column-width="4.9333in"/>
    </style:style>
    <style:style style:name="Table5.B" style:family="table-column">
      <style:table-column-properties style:column-width="0.9632in"/>
    </style:style>
    <style:style style:name="Table5.C" style:family="table-column">
      <style:table-column-properties style:column-width="0.075in"/>
    </style:style>
    <style:style style:name="Table5.D" style:family="table-column">
      <style:table-column-properties style:column-width="0.5278in"/>
    </style:style>
    <style:style style:name="Table5.1" style:family="table-row">
      <style:table-row-properties style:min-row-height="0.3472in" fo:keep-together="auto"/>
    </style:style>
    <style:style style:name="Table5.A1" style:family="table-cell">
      <style:table-cell-properties style:vertical-align="" fo:padding="0in" fo:border="none"/>
    </style:style>
    <style:style style:name="Table5.B1" style:family="table-cell">
      <style:table-cell-properties style:vertical-align="" fo:padding="0.0694in" fo:border="none"/>
    </style:style>
    <style:style style:name="P1" style:family="paragraph" style:parent-style-name="Standard">
      <style:text-properties fo:font-style="italic" style:font-style-asian="italic"/>
    </style:style>
    <style:style style:name="P2" style:family="paragraph" style:parent-style-name="Standard">
      <style:text-properties fo:color="#222222" fo:background-color="#ffffff"/>
    </style:style>
    <style:style style:name="P3" style:family="paragraph" style:parent-style-name="Standard">
      <style:text-properties fo:color="#222222" style:font-name="Roboto" fo:font-size="9.5pt" style:font-name-asian="Roboto1" style:font-size-asian="9.5pt" style:font-name-complex="Roboto1" style:font-size-complex="9.5pt" fo:background-color="#ffffff"/>
    </style:style>
    <style:style style:name="P4" style:family="paragraph" style:parent-style-name="Standard">
      <style:paragraph-properties fo:line-height="157%"/>
      <style:text-properties fo:color="#222222" style:font-name="Roboto" fo:font-size="9.5pt" style:font-name-asian="Roboto1" style:font-size-asian="9.5pt" style:font-name-complex="Roboto1" style:font-size-complex="9.5pt" fo:background-color="#ffffff"/>
    </style:style>
    <style:style style:name="P5" style:family="paragraph" style:parent-style-name="Standard">
      <style:paragraph-properties fo:text-align="end" style:justify-single-word="false"/>
      <style:text-properties fo:color="#222222" style:font-name="Roboto" fo:font-size="9.5pt" style:font-name-asian="Roboto1" style:font-size-asian="9.5pt" style:font-name-complex="Roboto1" style:font-size-complex="9.5pt" fo:background-color="#ffffff"/>
    </style:style>
    <style:style style:name="P6" style:family="paragraph" style:parent-style-name="Standard">
      <style:text-properties fo:color="#500050" fo:background-color="#ffffff"/>
    </style:style>
    <style:style style:name="P7" style:family="paragraph" style:parent-style-name="Standard">
      <style:paragraph-properties fo:text-align="end" style:justify-single-word="false"/>
    </style:style>
    <style:style style:name="P8" style:family="paragraph" style:parent-style-name="Standard">
      <style:paragraph-properties fo:line-height="157%"/>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list-style-name="WWNum1">
      <style:paragraph-properties fo:margin-left="1in" fo:margin-right="0in" fo:text-indent="-0.25in" style:auto-text-indent="false"/>
    </style:style>
    <style:style style:name="P13" style:family="paragraph" style:parent-style-name="Standard">
      <style:paragraph-properties fo:break-before="page"/>
    </style:style>
    <style:style style:name="P14" style:family="paragraph" style:parent-style-name="Standard">
      <style:paragraph-properties fo:margin-top="0.0835in" fo:margin-bottom="0in" loext:contextual-spacing="false" fo:line-height="150%"/>
    </style:style>
    <style:style style:name="P15" style:family="paragraph" style:parent-style-name="Standard">
      <style:paragraph-properties fo:margin-top="0.0835in" fo:margin-bottom="0in" loext:contextual-spacing="false" fo:line-height="150%"/>
      <style:text-properties fo:color="#222222" fo:background-color="#ffffff"/>
    </style:style>
    <style:style style:name="P16" style:family="paragraph" style:parent-style-name="Standard">
      <style:paragraph-properties fo:margin-top="0.0835in" fo:margin-bottom="0in" loext:contextual-spacing="false" fo:line-height="150%"/>
      <style:text-properties fo:color="#500050" fo:background-color="#ffffff"/>
    </style:style>
    <style:style style:name="P17" style:family="paragraph" style:parent-style-name="Standard">
      <style:paragraph-properties fo:margin-top="0.111in" fo:margin-bottom="0in" loext:contextual-spacing="false" fo:line-height="40%"/>
    </style:style>
    <style:style style:name="P18" style:family="paragraph" style:parent-style-name="Standard">
      <style:paragraph-properties fo:margin-top="0.111in" fo:margin-bottom="0in" loext:contextual-spacing="false" fo:line-height="150%"/>
      <style:text-properties fo:color="#222222" fo:background-color="#ffffff"/>
    </style:style>
    <style:style style:name="P19" style:family="paragraph" style:parent-style-name="Standard">
      <style:paragraph-properties fo:margin-left="0.2083in" fo:margin-right="0in" fo:line-height="142%" fo:text-align="center" style:justify-single-word="false" fo:text-indent="0in" style:auto-text-indent="false"/>
    </style:style>
    <style:style style:name="P20" style:family="paragraph" style:parent-style-name="Standard">
      <style:paragraph-properties fo:margin-left="0.0417in" fo:margin-right="0in" fo:line-height="157%" fo:text-indent="0in" style:auto-text-indent="false"/>
    </style:style>
    <style:style style:name="P21" style:family="paragraph" style:parent-style-name="Standard" style:master-page-name="Standard">
      <style:paragraph-properties style:page-number="1"/>
    </style:style>
    <style:style style:name="P22" style:family="paragraph" style:parent-style-name="Heading_20_2">
      <style:paragraph-properties fo:break-before="page"/>
    </style:style>
    <style:style style:name="P23" style:family="paragraph" style:parent-style-name="Heading_20_3">
      <style:paragraph-properties fo:margin-top="0.1945in" fo:margin-bottom="0.0555in" loext:contextual-spacing="false" fo:line-height="130%" fo:keep-together="auto" fo:keep-with-next="auto"/>
    </style:style>
    <style:style style:name="T1" style:family="text">
      <style:text-properties fo:font-style="italic" style:font-style-asian="italic"/>
    </style:style>
    <style:style style:name="T2" style:family="text">
      <style:text-properties fo:font-size="8pt" fo:font-style="italic" style:font-size-asian="8pt" style:font-style-asian="italic" style:font-size-complex="8pt"/>
    </style:style>
    <style:style style:name="T3" style:family="text">
      <style:text-properties fo:color="#222222" fo:background-color="#ffffff"/>
    </style:style>
    <style:style style:name="T4" style:family="text">
      <style:text-properties fo:color="#222222" style:font-name="Roboto" fo:font-size="9.5pt" style:font-name-asian="Roboto1" style:font-size-asian="9.5pt" style:font-name-complex="Roboto1" style:font-size-complex="9.5pt" fo:background-color="#ffffff"/>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background-color="#ffffff"/>
    </style:style>
    <style:style style:name="T7" style:family="text">
      <style:text-properties fo:color="#1155cc" fo:background-color="#ffffff"/>
    </style:style>
    <style:style style:name="T8" style:family="text">
      <style:text-properties style:text-underline-style="none"/>
    </style:style>
    <style:style style:name="T9" style:family="text">
      <style:text-properties fo:color="#500050" fo:background-color="#ffffff"/>
    </style:style>
    <style:style style:name="T10" style:family="text">
      <style:text-properties fo:color="#202124" style:font-name="Roboto" fo:font-size="11.5pt" fo:font-weight="bold" style:font-name-asian="Roboto1" style:font-size-asian="11.5pt" style:font-weight-asian="bold" style:font-name-complex="Roboto1" style:font-size-complex="11.5pt" fo:background-color="#ffffff"/>
    </style:style>
    <style:style style:name="T11" style:family="text">
      <style:text-properties fo:color="#5f6368" style:font-name="Roboto" fo:font-size="11.5pt" fo:font-weight="bold" style:font-name-asian="Roboto1" style:font-size-asian="11.5pt" style:font-weight-asian="bold" style:font-name-complex="Roboto1" style:font-size-complex="11.5pt" fo:background-color="#ffffff"/>
    </style:style>
    <style:style style:name="T12" style:family="text">
      <style:text-properties fo:color="#5f6368" style:font-name="Roboto" fo:font-size="9.5pt" style:font-name-asian="Roboto1" style:font-size-asian="9.5pt" style:font-name-complex="Roboto1" style:font-size-complex="9.5pt" fo:background-color="#ffffff"/>
    </style:style>
    <style:style style:name="T13" style:family="text">
      <style:text-properties fo:color="#555555" style:font-name="Roboto" fo:font-size="11.5pt" fo:font-weight="bold" style:font-name-asian="Roboto1" style:font-size-asian="11.5pt" style:font-weight-asian="bold" style:font-name-complex="Roboto1" style:font-size-complex="11.5pt" fo:background-color="#ffffff"/>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The Last IPv4 Frontier - Class E: 240.0.0.0/4</text:span></text:p>
      <text:p text:style-name="Standard"><text:span text:style-name="T1"><text:s text:c="9"/></text:span><text:span text:style-name="T2">On the technical feasibility of opening up the former “Class-E” IPv4 address space for public use… </text:span></text:p>
      <text:p text:style-name="P1"/>
      <text:p text:style-name="Standard"><text:span text:style-name="T1">Authors: Dave Taht, John Gilmore, Rob Landley, ?</text:span></text:p>
      <text:p text:style-name="Heading_20_2"><text:bookmark text:name="_g8pi61yg23s1"/>ABSTRACT</text:p>
      <text:p text:style-name="Heading_20_2"><text:bookmark text:name="_j25ojtyex4bl"/>INTRODUCTION</text:p>
      <text:p text:style-name="Heading_20_2"><text:bookmark text:name="_5uirmtoxt40j"/>HISTORY</text:p>
      <text:p text:style-name="Standard">In the beginning, no one knew how IPv4 would work out, and the address range was arbitrarily split into class-a, class-b, class-c, class-d (multicast), and class-e . This did not work out, and “class” (CIDR) based network addressing was abolished in 1992.</text:p>
      <text:p text:style-name="Standard"/>
      <text:p text:style-name="Standard">The last attempts at opening up the CLASS-E ipv4 address space, in the period 2008-2010 essentially failed with: “Windows doesn’t work”.</text:p>
      <text:p text:style-name="Standard"/>
      <text:p text:style-name="Standard">Much has changed since 2008. IPv4 address exhaustion happened as predicted, in 2012. </text:p>
      <text:p text:style-name="Standard">Various means of crutching along on the existing ipv4 transition technologies have emerged - X,Y,Z - all in the hope that one day, native ipv6 would fully deploy everywhere.</text:p>
      <text:p text:style-name="Standard"/>
      <text:p text:style-name="Standard">Native IPv6, however, has hit some roadblocks. As one example, despite availability on many celluar services, DHCP-PD has not deployed on Android or Apple-IOS, leaving tethered users to leverage ipv4 addresses with limited port ranges and 6 layers of private ipv4 network.</text:p>
      <text:p text:style-name="Standard"/>
      <text:p text:style-name="Standard">All the world’s source code is now readily available to search via various search engines. It turned out that class-e address space was surprisingly usable. FreeBSD, Most modern linuxes, android, and Apple OSX and IOS - all “just worked”. A very small patch to linux enabled openwrt support. Another small set of patches made all the routing daemons in the world able to exchange 240/4 based routes.</text:p>
      <text:p text:style-name="Standard"/>
      <text:p text:style-name="Standard">And Windows still doesn’t work. But does it matter? </text:p>
      <text:p text:style-name="Heading_20_2"><text:bookmark text:name="_21v469g2qwta"/>TESTBEDS</text:p>
      <text:p text:style-name="Standard"/>
      <text:p text:style-name="Standard">Four testbeds were established - one utilizing vpn technology in the cloud, the teklibre.com WiFi lab, a set of virtual machines, and a public test at the recent “Hackers conference” in Santa Cruz California. A variety of operating systems and hardware were tested, by no means representative of what exists in the field, just what one old hacker had in his basement - dozens of arm and mips based “hackerboards”, multiple x86 platforms, an internet connected tv, and stereo. </text:p>
      <text:p text:style-name="Heading_20_2"><text:bookmark text:name="_tqaqctypb4qw"/>TESTED OPERATING SYSTEMS AND SOFTWARE</text:p>
      <text:p text:style-name="Standard"><text:soft-page-break/></text:p>
      <table:table table:name="Table1" table:style-name="Table1">
        <table:table-column table:style-name="Table1.A" table:number-columns-repeated="5"/>
        <table:table-row table:style-name="Table1.1">
          <table:table-cell table:style-name="Table1.A1" office:value-type="string">
            <text:p text:style-name="P9">Product</text:p>
          </table:table-cell>
          <table:table-cell table:style-name="Table1.A1" office:value-type="string">
            <text:p text:style-name="P9">Version</text:p>
          </table:table-cell>
          <table:table-cell table:style-name="Table1.A1" office:value-type="string">
            <text:p text:style-name="P9"/>
          </table:table-cell>
          <table:table-cell table:style-name="Table1.A1" office:value-type="string">
            <text:p text:style-name="P9">Can Forward</text:p>
          </table:table-cell>
          <table:table-cell table:style-name="Table1.A1" office:value-type="string">
            <text:p text:style-name="P9">Can accept addresses</text:p>
          </table:table-cell>
        </table:table-row>
        <table:table-row table:style-name="Table1.1">
          <table:table-cell table:style-name="Table1.A1" office:value-type="string">
            <text:p text:style-name="P9">Ubuntu</text:p>
          </table:table-cell>
          <table:table-cell table:style-name="Table1.A1" office:value-type="string">
            <text:p text:style-name="P9">13,16,18</text:p>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Armbi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Raspbi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Redha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OSX</text:p>
          </table:table-cell>
          <table:table-cell table:style-name="Table1.A1" office:value-type="string">
            <text:p text:style-name="P9">10</text:p>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Apple-IOS</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Windows</text:p>
          </table:table-cell>
          <table:table-cell table:style-name="Table1.A1" office:value-type="string">
            <text:p text:style-name="P9">10</text:p>
          </table:table-cell>
          <table:table-cell table:style-name="Table1.A1" office:value-type="string">
            <text:p text:style-name="P9"/>
          </table:table-cell>
          <table:table-cell table:style-name="Table1.A1" office:value-type="string">
            <text:p text:style-name="P9">no</text:p>
          </table:table-cell>
          <table:table-cell table:style-name="Table1.A1" office:value-type="string">
            <text:p text:style-name="P9">no</text:p>
          </table:table-cell>
        </table:table-row>
        <table:table-row table:style-name="Table1.1">
          <table:table-cell table:style-name="Table1.A1" office:value-type="string">
            <text:p text:style-name="P9">OpenWrt</text:p>
          </table:table-cell>
          <table:table-cell table:style-name="Table1.A1" office:value-type="string">
            <text:p text:style-name="P9">18.06</text:p>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 (patched)</text:p>
          </table:table-cell>
        </table:table-row>
        <table:table-row table:style-name="Table1.1">
          <table:table-cell table:style-name="Table1.A1" office:value-type="string">
            <text:p text:style-name="P9">Android</text:p>
          </table:table-cell>
          <table:table-cell table:style-name="Table1.A1" office:value-type="string">
            <text:p text:style-name="P9">8,9</text:p>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CISCO IOS</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Unk</text:p>
          </table:table-cell>
          <table:table-cell table:style-name="Table1.A1" office:value-type="string">
            <text:p text:style-name="P9">No</text:p>
          </table:table-cell>
        </table:table-row>
        <table:table-row table:style-name="Table1.1">
          <table:table-cell table:style-name="Table1.A1" office:value-type="string">
            <text:p text:style-name="P9">CISCO IOS XR</text:p>
          </table:table-cell>
          <table:table-cell table:style-name="Table1.A1" office:value-type="string">
            <text:p text:style-name="P9">5.3.4</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Yes</text:p>
          </table:table-cell>
        </table:table-row>
        <table:table-row table:style-name="Table1.1">
          <table:table-cell table:style-name="Table1.A1" office:value-type="string">
            <text:p text:style-name="P9">Juniper JunOS</text:p>
          </table:table-cell>
          <table:table-cell table:style-name="Table1.A1" office:value-type="string">
            <text:p text:style-name="P9">18.1</text:p>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 (conf) *</text:p>
          </table:table-cell>
        </table:table-row>
        <table:table-row table:style-name="Table1.1">
          <table:table-cell table:style-name="Table1.A1" office:value-type="string">
            <text:p text:style-name="P9">WebOS</text:p>
          </table:table-cell>
          <table:table-cell table:style-name="Table1.A1" office:value-type="string">
            <text:p text:style-name="P9">3.0</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Yamaha Receiver</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TP-LINK SWITCH</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Yes</text:p>
          </table:table-cell>
          <table:table-cell table:style-name="Table1.A1" office:value-type="string">
            <text:p text:style-name="P9">Yes</text:p>
          </table:table-cell>
        </table:table-row>
        <table:table-row table:style-name="Table1.1">
          <table:table-cell table:style-name="Table1.A1" office:value-type="string">
            <text:p text:style-name="P9">Junos SWITCH</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Standard"/>
      <text:p text:style-name="Heading_20_2"><text:bookmark text:name="_8xpvf9d9l6x6"/>TESTED DAEMONS AND UTILITIES</text:p>
      <text:p text:style-name="Standard"/>
      <text:p text:style-name="Standard"/>
      <table:table table:name="Table2" table:style-name="Table2">
        <table:table-column table:style-name="Table2.A" table:number-columns-repeated="5"/>
        <text:soft-page-break/>
        <table:table-row table:style-name="Table2.1">
          <table:table-cell table:style-name="Table2.A1" office:value-type="string">
            <text:p text:style-name="P9">isc-dhcpd</text:p>
          </table:table-cell>
          <table:table-cell table:style-name="Table2.A1" office:value-type="string">
            <text:p text:style-name="P9">LATEST</text:p>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text:p>
          </table:table-cell>
        </table:table-row>
        <table:table-row table:style-name="Table2.1">
          <table:table-cell table:style-name="Table2.A1" office:value-type="string">
            <text:p text:style-name="P9">FRR</text:p>
          </table:table-cell>
          <table:table-cell table:style-name="Table2.A1" office:value-type="string">
            <text:p text:style-name="P9">HEAD</text:p>
          </table:table-cell>
          <table:table-cell table:style-name="Table2.A1" office:value-type="string">
            <text:p text:style-name="P9"/>
          </table:table-cell>
          <table:table-cell table:style-name="Table2.A1" office:value-type="string">
            <text:p text:style-name="P9">Yes (patched)</text:p>
          </table:table-cell>
          <table:table-cell table:style-name="Table2.A1" office:value-type="string">
            <text:p text:style-name="P9">Yes</text:p>
          </table:table-cell>
        </table:table-row>
        <table:table-row table:style-name="Table2.1">
          <table:table-cell table:style-name="Table2.A1" office:value-type="string">
            <text:p text:style-name="P9">Babeld</text:p>
          </table:table-cell>
          <table:table-cell table:style-name="Table2.A1" office:value-type="string">
            <text:p text:style-name="P9">HEAD</text:p>
          </table:table-cell>
          <table:table-cell table:style-name="Table2.A1" office:value-type="string">
            <text:p text:style-name="P9"/>
          </table:table-cell>
          <table:table-cell table:style-name="Table2.A1" office:value-type="string">
            <text:p text:style-name="P9">Yes (patched)</text:p>
          </table:table-cell>
          <table:table-cell table:style-name="Table2.A1" office:value-type="string">
            <text:p text:style-name="P9">Yes (patched)</text:p>
          </table:table-cell>
        </table:table-row>
        <table:table-row table:style-name="Table2.1">
          <table:table-cell table:style-name="Table2.A1" office:value-type="string">
            <text:p text:style-name="P9">Bird</text:p>
          </table:table-cell>
          <table:table-cell table:style-name="Table2.A1" office:value-type="string">
            <text:p text:style-name="P9">INT branch</text:p>
          </table:table-cell>
          <table:table-cell table:style-name="Table2.A1" office:value-type="string">
            <text:p text:style-name="P9"/>
          </table:table-cell>
          <table:table-cell table:style-name="Table2.A1" office:value-type="string">
            <text:p text:style-name="P9">Yes (patched)</text:p>
          </table:table-cell>
          <table:table-cell table:style-name="Table2.A1" office:value-type="string">
            <text:p text:style-name="P9">Yes (patched)</text:p>
          </table:table-cell>
        </table:table-row>
        <table:table-row table:style-name="Table2.1">
          <table:table-cell table:style-name="Table2.A1" office:value-type="string">
            <text:p text:style-name="P9">odhcpd</text:p>
          </table:table-cell>
          <table:table-cell table:style-name="Table2.A1" office:value-type="string">
            <text:p text:style-name="P9">18.6</text:p>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text:p>
          </table:table-cell>
        </table:table-row>
        <table:table-row table:style-name="Table2.1">
          <table:table-cell table:style-name="Table2.A1" office:value-type="string">
            <text:p text:style-name="P9">Dnsmasq</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text:p>
          </table:table-cell>
        </table:table-row>
        <table:table-row table:style-name="Table2.1">
          <table:table-cell table:style-name="Table2.A1" office:value-type="string">
            <text:p text:style-name="P9">Bind</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text:p>
          </table:table-cell>
        </table:table-row>
        <table:table-row table:style-name="Table2.1">
          <table:table-cell table:style-name="Table2.A1" office:value-type="string">
            <text:p text:style-name="P9">Toybox</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 (patched kernel)</text:p>
          </table:table-cell>
        </table:table-row>
        <table:table-row table:style-name="Table2.1">
          <table:table-cell table:style-name="Table2.A1" office:value-type="string">
            <text:p text:style-name="P9">Busybox</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 (patched kernel)</text:p>
          </table:table-cell>
        </table:table-row>
        <table:table-row table:style-name="Table2.1">
          <table:table-cell table:style-name="Table2.A1" office:value-type="string">
            <text:p text:style-name="P9">Apache</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Yes</text:p>
          </table:table-cell>
          <table:table-cell table:style-name="Table2.A1" office:value-type="string">
            <text:p text:style-name="P9">Yes</text:p>
          </table:table-cell>
        </table:table-row>
        <table:table-row table:style-name="Table2.1">
          <table:table-cell table:style-name="Table2.A1" office:value-type="string">
            <text:p text:style-name="P9">NGNIX</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text:p>
          </table:table-cell>
          <table:table-cell table:style-name="Table2.A1" office:value-type="string">
            <text:p text:style-name="P9">?</text:p>
          </table:table-cell>
        </table:table-row>
      </table:table>
      <text:p text:style-name="Standard"/>
      <text:p text:style-name="Standard"><text:span text:style-name="T3">* Notes on above: </text:span></text:p>
      <text:p text:style-name="P2"/>
      <text:p text:style-name="Standard"><text:span text:style-name="T3">JunOS needs “set routing-options martians 240/4 or longer allow” to accept Class-E addresses.</text:span></text:p>
      <text:p text:style-name="Heading_20_2"><text:bookmark text:name="_pmdvunowj8to"/>NEEDED PATCHES</text:p>
      <text:p text:style-name="Standard"/>
      <text:p text:style-name="Standard">The patch set developed thus far is available at: <text:a xlink:type="simple" xlink:href="http://www.taht.net/classe/" text:style-name="ListLabel_20_10" text:visited-style-name="ListLabel_20_10"><text:span text:style-name="T5">http://www.taht.net/classe/</text:span></text:a></text:p>
      <text:p text:style-name="Standard"/>
      <text:list xml:id="list1943611961" text:style-name="WWNum1">
        <text:list-item>
          <text:p text:style-name="P10">Linux Kernel patch for ifconfig</text:p>
        </text:list-item>
      </text:list>
      <text:p text:style-name="P11">All the modern Linux distributions we tested had long ago upgraded to using the modern “iproute2” set of utilities for address assignment and thus had no problem either accepting or routing to 240/x based addresses. <text:s/>However, “tiny” distributions (such as the popular openwrt/dd-wrt/gargoyle router OSes, that have “busybox” or “toybox” based user space, still rely on an ancient IOCTL system call that tried to enforce CIDR, an internet practice obsolete since 1992. There were three choices here - one - patch linux to no longer make the CIDR check, two - convert busybox and toybox to use the modern iproute2 based kernel network interfaces, or three - patch the linux kernel to explicitly allow former class-e addresses with a /32 netmask. While the second option should be pursued, patching the kernel to add 8 lines of of new code is what we did to universally enable the former class-e address space for distributions that use this ioctl.</text:p>
      <text:p text:style-name="P11"/>
      <text:p text:style-name="P11">Backports of that patch to older linux versions are straightforward. As an experiment, we removed the CIDR check from linux 2.6.12 - (released june 5th, 2005). The patch required reformatting in order to apply to the pre-”uapi” change to the external header files, but that was all.</text:p>
      <text:p text:style-name="P11"/>
      <text:p text:style-name="P11">We expect to find many more devices in the field that use toybox and busybox, and this IOCTL, however. </text:p>
      <text:p text:style-name="P11"/>
      <text:list xml:id="list143501650578365" text:continue-numbering="true" text:style-name="WWNum1">
        <text:list-item>
          <text:p text:style-name="P10">Patches for various routing daemons:</text:p>
          <text:list>
            <text:list-item>
              <text:p text:style-name="P12">Bird Routing Daemon: Bird conflated the idea of a unicast route with every portion of the address space above 224.</text:p>
            </text:list-item>
            <text:list-item>
              <text:p text:style-name="P12">Babel Routing Daemon: Babeld has a hard coded martians check. </text:p>
            </text:list-item>
            <text:list-item>
              <text:p text:style-name="P12">FRR (Quagga)</text:p>
            </text:list-item>
            <text:list-item>
              <text:p text:style-name="P12">Xorp</text:p>
            </text:list-item>
          </text:list>
        </text:list-item>
        <text:list-item>
          <text:p text:style-name="P10">OpenWrt BCP38 code patch</text:p>
        </text:list-item>
      </text:list>
      <text:p text:style-name="P11">The openwrt bcp38 package over-aggressively filters out all non-legitimate addresses eminintating from the host, including both 224 and 240 based addresses. Ironically, one of the authors of this document is an originator of that package.</text:p>
      <text:list xml:id="list143501464244209" text:continue-numbering="true" text:style-name="WWNum1">
        <text:list-item>
          <text:p text:style-name="P10">Patch to lib? to for getaddrinfo</text:p>
          <text:list>
            <text:list-item>
              <text:p text:style-name="P12"><text:soft-page-break/>The </text:p>
            </text:list-item>
          </text:list>
        </text:list-item>
        <text:list-item>
          <text:p text:style-name="P10">Patch to FreeBSD “ping”</text:p>
        </text:list-item>
      </text:list>
      <text:p text:style-name="P11">FreeBSD “just works”. However the “ping” utility, does not.</text:p>
      <text:list xml:id="list143501716408259" text:continue-numbering="true" text:style-name="WWNum1">
        <text:list-item>
          <text:p text:style-name="P10">BIND9 reverse lookups</text:p>
        </text:list-item>
      </text:list>
      <text:p text:style-name="P11">Bind, as packaged by debian, includes a reverse lookup zone of 255 mapping to localhost, making correct reverse lookups in 255.0.0.0/8 <text:s/>something that requires end-user correction. Elsewhere in bind, it is configured automatically.</text:p>
      <text:p text:style-name="Standard"/>
      <text:p text:style-name="Heading_20_2"><text:bookmark text:name="_nh08pyliybl7"/>REVISING THE IN_EXPERIMENTAL MACRO</text:p>
      <text:p text:style-name="Standard">Since we no longer consider class-e address space experimental, we revised the IN_EXPERIMENTAL macro to only compare against 255.255.255.255 to minimize the impact on userspace code.</text:p>
      <text:p text:style-name="Standard"/>
      <text:p text:style-name="Standard">This macro is exported from the local kernel and imported into the local toolchain. This makes the bootstrapping process complex. In all the world, we were only able to find a few uses of IN_EXPERIMENTAL, IN_CLASSX, etc - but by redefining IN_BADCLASS and IN_EXPERIMENTAL, we expect to transparently upgrade that code with no further changes. </text:p>
      <text:p text:style-name="Heading_20_2"><text:bookmark text:name="_wjy5v6idcnf0"/>REVISED BOGON FILTERS</text:p>
      <text:p text:style-name="Standard">Public bogon filters [link] tend to have a line that excludes 224.0.0.0/4, the IPv4 multicast reserved address space. Most but not all (<text:a xlink:type="simple" xlink:href="https://www.caida.org/~youngh/bogons.html" text:style-name="ListLabel_20_10" text:visited-style-name="ListLabel_20_10"><text:span text:style-name="T5">https://www.caida.org/~youngh/bogons.html</text:span></text:a> ) also tend to exclude 240.0.0.0/4, or combine the 224 and 240 exclusions into a single 224.0.0.0/3. </text:p>
      <text:p text:style-name="Standard"/>
      <text:p text:style-name="Standard">It turns out that in the case of FRR, BIRD, &amp; BABEL that these bogon filters were redundant,</text:p>
      <text:p text:style-name="Standard">In that the underlying code did not allow these addresses to be used in the first place.</text:p>
      <text:p text:style-name="Standard"/>
      <text:p text:style-name="Standard">It is our hope that these bogon filters are actually *needed* on implementations of BGP such as that in CISCO and Juniper routers and that they do *no hard coded* internal checks, but we have not yet fully explored routability on the big iron.</text:p>
      <text:p text:style-name="Standard"/>
      <text:p text:style-name="Standard"><text:span text:style-name="T3">Revising your martian list to block 224/4 and 255.255.255.255/32 only <text:s/>(as per the caida guidance above), instead of 224/3, and we are done there. We regard the wide use of bogon filters to be probably the biggest barrier to global routability. Fortunately most of these are revised daily, and it will only be systems with statically configured bogon filters that will be a long tail problem similar to the problems that dogged the deployment of 8.0.0.0.0/8 and 1.0.0.0/8 [footnote that experience]</text:span></text:p>
      <text:p text:style-name="Standard"/>
      <text:p text:style-name="Heading_20_2"><text:bookmark text:name="_8ieecg3cbf7"/>UNTESTED OPERATING SYSTEMS AND UTILITIES</text:p>
      <text:p text:style-name="Standard">The list of untested operating systems and utilities is of course, mind-boggling. At a glance, there’s QNX, UNICOS, and MVS, as possible “big problems” in addition to Windows. There are also thousands of other operating systems that may well also have hard coded assumptions as well as crash bugs.</text:p>
      <text:p text:style-name="Heading_20_2"><text:bookmark text:name="_uu6v1sxqedz0"/>CONCLUSIONS AND FUTURE WORK</text:p>
      <text:p text:style-name="Standard"/>
      <text:p text:style-name="Standard"><text:soft-page-break/>The IPv4 “class-e” address space turned out to be shockingly easy to enable. With a few months exploration, we were able to make it “just work” on IOS, OSX, Linux, FreeBSD, and Android, with only Windows as a major consumer OS unable to accept 240/4 addresses and route to them. Every VPN technology we tried “just worked”. Core infrastructure utilities - such as DNS, DHCP, and NTP - “just worked”. A plethora of basic services like NFS, SAMBA/CIFS, web browsers and servers, just worked. No language we looked at (java, go, C, C++, ruby, perl) had any obvious intrinsic barriers to using these ip addresses. We tried Linux kernels as old as 3.10, and operating systems as old as ubuntu 13 - they too, “just worked”. Off the shelf switches - even “smart” ones - “just worked”.</text:p>
      <text:p text:style-name="Standard"/>
      <text:p text:style-name="Standard">There are of course, millions of devices left to test, and no doubt, some of them will not work with or connect to a 240/X based address. Some may even crash. However it seems likely that those will also have difficulty using IPv6 addresses as well. Aside from Bogon files, hard coded BGP limits, and private source codes that we cannot inspect...</text:p>
      <text:p text:style-name="Standard"/>
      <text:p text:style-name="Standard">… We consider our results so promising that we would like to take another step forward, and proceed with a world wide test of the most difficult portions of the space (255.0.0.0/8) with an ultimate aim of making all of 240/4 globally routable. </text:p>
      <text:p text:style-name="Standard"/>
      <text:p text:style-name="Standard">Given the depths of this exploration, it also appears that a large swatch of the largely unused multicast (224/8) IPv4 address space could also be redeemed, as well as the 127/8 address space, which we will cover in a separate document.</text:p>
      <text:p text:style-name="Standard"/>
      <text:p text:style-name="Heading_20_2"><text:bookmark text:name="_irwxzwz9vl65"/></text:p>
      <text:p text:style-name="P22"><text:bookmark text:name="_s7amim52bz22"/>50 pages of some copy/paste stuff below</text:p>
      <text:p text:style-name="Standard"/>
      <text:p text:style-name="Standard">The above needs to become a dry, technical document, detailing all that we did to test this. I have a more to add to the tables. There needs to be footnotes. There are also vastly different audiences - this is aimed at a semi-knowlegeable (ietf, network, nanog) reader with some familiarity with how this stuff works but we should give a better lower level explanation to new readers that haven’t thought about it much. A picture of the address space (there’s a great xkcd that ) would help...</text:p>
      <text:p text:style-name="Standard"/>
      <text:p text:style-name="Standard">Then… From all the emails that went back and forth more stuff needs to arise. There’s loads of stuff down below this point… Basically we need a FAQ, an IETF RFC, a document going into 0, 127 and 224, and something that explores possible use models once we make the tech work… there’s some ringing phrases, some thoughts expressed by others (all the serial numbers have been filed off). At the very end of this is another attempt i made at making the above readable. </text:p>
      <text:p text:style-name="Standard"/>
      <text:p text:style-name="Standard">It’s partially the “who is the intended audience” that has me a bit stymied...</text:p>
      <text:p text:style-name="Standard"/>
      <text:p text:style-name="Standard"/>
      <text:p text:style-name="Standard">...</text:p>
      <text:p text:style-name="Standard"/>
      <text:p text:style-name="Standard"/>
      <text:p text:style-name="Standard"><text:span text:style-name="T3">As of today, you are probably right. <text:s/>But the theory is first to get it</text:span></text:p>
      <text:p text:style-name="Standard"><text:span text:style-name="T3">working in all current OS and router releases. <text:s/>Then via natural</text:span></text:p>
      <text:p text:style-name="Standard"><text:span text:style-name="T3">attrition, plus making patches for the most prevalent old products, at</text:span></text:p>
      <text:p text:style-name="Standard"><text:span text:style-name="T3">some point these addresses become globally viable for some uses. <text:s/>With</text:span></text:p>
      <text:p text:style-name="Standard"><text:span text:style-name="T3">each passing year, they become more usable. <text:s/>Which is good, because with</text:span></text:p>
      <text:p text:style-name="Standard"><text:span text:style-name="T3">each passing year, the shortage &amp; price of IPv4 addresses has increased.</text:span></text:p>
      <text:p text:style-name="Standard"><text:span text:style-name="T3">Where this curve crosses the IPv6 deployment curve, nobody knows -- but</text:span></text:p>
      <text:p text:style-name="Standard"><text:span text:style-name="T3">let's give ourselves some options in case our individual guesses are wrong.</text:span></text:p>
      <text:p text:style-name="P2"/>
      <text:p text:style-name="Standard"><text:span text:style-name="T3">My original note about this from 2014 also cited RFC 1122. <text:s/>But it also</text:span></text:p>
      <text:p text:style-name="Standard"><text:span text:style-name="T3">noted that RFC 1122 has been superseded by January 2010's BCP 153, RFC</text:span></text:p>
      <text:p text:style-name="Standard"><text:span text:style-name="T3">5735, which says almost the same thing about some addresses (like</text:span></text:p>
      <text:p text:style-name="Standard"><text:soft-page-break/><text:span text:style-name="T3">127/8).</text:span></text:p>
      <text:p text:style-name="P2"/>
      <text:p text:style-name="Standard"><text:span text:style-name="T3">Yes, it would take IETF action to reclaim 16 million billion trillion</text:span></text:p>
      <text:p text:style-name="Standard"><text:span text:style-name="T3">wasted addresses from the loopback allocation. <text:s/>At least they provided</text:span></text:p>
      <text:p text:style-name="Standard"><text:span text:style-name="T3">exactly *one* loopback address in IPv6.</text:span></text:p>
      <text:p text:style-name="P2"/>
      <text:p text:style-name="Standard"><text:span text:style-name="T3">Note that in the classic Jon Postel / standardization spirit, we are</text:span></text:p>
      <text:p text:style-name="Standard"><text:span text:style-name="T3">free to turn something that the standard says is an error, into a</text:span></text:p>
      <text:p text:style-name="Standard"><text:span text:style-name="T3">defined behavior. <text:s/>So if we make the Linux kernel able to route 127/8 as</text:span></text:p>
      <text:p text:style-name="Standard"><text:span text:style-name="T3">normal unicast, and we make the Linux startup scripts choose to allocate</text:span></text:p>
      <text:p text:style-name="Standard"><text:span text:style-name="T3">themselves one loopback address instead of 16 million, that's not a</text:span></text:p>
      <text:p text:style-name="Standard"><text:span text:style-name="T3">problem. <text:s/>Running code SHOULD precede rough consensus, else the</text:span></text:p>
      <text:p text:style-name="Standard"><text:span text:style-name="T3">consensus is on a paper standard that might not work.</text:span></text:p>
      <text:p text:style-name="P2"/>
      <text:p text:style-name="P2"/>
      <text:p text:style-name="Standard"><text:span text:style-name="T3">as an example of how 127/8 is used today, see:</text:span></text:p>
      <text:p text:style-name="P2"/>
      <text:p text:style-name="Standard"><text:a xlink:type="simple" xlink:href="https://docs.nginx.com/nginx/admin-guide/web-server/reverse-proxy/" text:style-name="ListLabel_20_11" text:visited-style-name="ListLabel_20_11"><text:span text:style-name="T6">https://docs.nginx.com/nginx/admin-guide/web-server/reverse-proxy/</text:span></text:a></text:p>
      <text:p text:style-name="P2"/>
      <text:p text:style-name="P2"/>
      <text:p text:style-name="P2"/>
      <text:p text:style-name="Standard"><text:span text:style-name="T3">THere have been multiple attempts historically. Some examples I found in </text:span></text:p>
      <text:p text:style-name="Standard"><text:span text:style-name="T3">10 minutes of googling:</text:span></text:p>
      <text:p text:style-name="P2"/>
      <text:p text:style-name="Standard"><text:soft-page-break/><text:a xlink:type="simple" xlink:href="https://tools.ietf.org/html/draft-wilson-class-e-02" text:style-name="ListLabel_20_11" text:visited-style-name="ListLabel_20_11"><text:span text:style-name="T6">https://tools.ietf.org/html/draft-wilson-class-e-02</text:span></text:a></text:p>
      <text:p text:style-name="Standard"><text:a xlink:type="simple" xlink:href="https://tools.ietf.org/html/draft-wilson-class-e-02" text:style-name="ListLabel_20_11" text:visited-style-name="ListLabel_20_11"><text:span text:style-name="T3"/></text:a></text:p>
      <text:p text:style-name="Standard"><text:a xlink:type="simple" xlink:href="https://tools.ietf.org/id/draft-azinger-additional-private-ipv4-space-issues-02.html" text:style-name="ListLabel_20_11" text:visited-style-name="ListLabel_20_11"><text:span text:style-name="T6">https://tools.ietf.org/id/draft-azinger-additional-private-ipv4-space-issues-02.html</text:span></text:a></text:p>
      <text:p text:style-name="Standard"><text:a xlink:type="simple" xlink:href="https://tools.ietf.org/id/draft-azinger-additional-private-ipv4-space-issues-02.html" text:style-name="ListLabel_20_11" text:visited-style-name="ListLabel_20_11"><text:span text:style-name="T3"/></text:a></text:p>
      <text:p text:style-name="Standard"><text:a xlink:type="simple" xlink:href="https://tools.ietf.org/html/draft-bdgks-arin-shared-transition-space" text:style-name="ListLabel_20_11" text:visited-style-name="ListLabel_20_11"><text:span text:style-name="T6">https://tools.ietf.org/html/draft-bdgks-arin-shared-transition-space</text:span></text:a></text:p>
      <text:p text:style-name="Standard"><text:a xlink:type="simple" xlink:href="https://tools.ietf.org/html/draft-bdgks-arin-shared-transition-space" text:style-name="ListLabel_20_11" text:visited-style-name="ListLabel_20_11"><text:span text:style-name="T3"/></text:a></text:p>
      <text:p text:style-name="Standard"><text:a xlink:type="simple" xlink:href="https://tools.ietf.org/html/draft-savolainen-indicating-240-addresses-01" text:style-name="ListLabel_20_11" text:visited-style-name="ListLabel_20_11"><text:span text:style-name="T6">https://tools.ietf.org/html/draft-savolainen-indicating-240-addresses-01</text:span></text:a></text:p>
      <text:p text:style-name="Standard"><text:a xlink:type="simple" xlink:href="https://tools.ietf.org/html/draft-savolainen-indicating-240-addresses-01" text:style-name="ListLabel_20_11" text:visited-style-name="ListLabel_20_11"><text:span text:style-name="T3"/></text:a></text:p>
      <text:p text:style-name="Standard"><text:a xlink:type="simple" xlink:href="http://packetlife.net/blog/2010/oct/14/ipv4-exhaustion-what-about-class-e-addresses/" text:style-name="ListLabel_20_11" text:visited-style-name="ListLabel_20_11"><text:span text:style-name="T6">http://packetlife.net/blog/2010/oct/14/ipv4-exhaustion-what-about-class-e-addresses/</text:span></text:a></text:p>
      <text:p text:style-name="Standard"><text:a xlink:type="simple" xlink:href="http://packetlife.net/blog/2010/oct/14/ipv4-exhaustion-what-about-class-e-addresses/" text:style-name="ListLabel_20_11" text:visited-style-name="ListLabel_20_11"><text:span text:style-name="T3"/></text:a></text:p>
      <text:p text:style-name="Standard"><text:span text:style-name="T3">All I have seen have died because the IETF typically prefers backwards </text:span></text:p>
      <text:p text:style-name="Standard"><text:span text:style-name="T3">compatibility and Class E space use has been "reserved" for so long and </text:span></text:p>
      <text:p text:style-name="Standard"><text:span text:style-name="T3">trying to fix this in all kinds of host stacks was seen as too much work </text:span></text:p>
      <text:p text:style-name="Standard"><text:span text:style-name="T3">compared to just going to IPv6 and be done with it.</text:span></text:p>
      <text:p text:style-name="Standard"><office:annotation office:name="__Annotation__528_2550410891"><dc:creator>Dave Taht</dc:creator><dc:date>2018-12-09T14:50:25</dc:date><text:p><text:span text:style-name="T14">I agree that the ISPs won't want to get with providing a service and handing customers class E space. WHICH IS A GOOD THING. Let us make this space work.</text:span></text:p></office:annotation></text:p>
      <text:p text:style-name="Standard"><text:span text:style-name="T3">So while you might get away with it in a tightly controlled network, there </text:span></text:p>
      <text:p text:style-name="Standard"><text:span text:style-name="T3">is no way an ISP would get away with providing a service and handing </text:span></text:p>
      <text:p text:style-name="Standard"><text:span text:style-name="T3">customers addresses from legacy class E space and expect a non-trivial </text:span></text:p>
      <text:p text:style-name="Standard"><text:span text:style-name="T3">amount of customer devices to not b0rk</text:span><office:annotation-end office:name="__Annotation__528_2550410891"/><text:span text:style-name="T3">. </text:span><text:span text:style-name="T3"><office:annotation office:name="__Annotation__534_2550410891"><dc:creator>Dave Taht</dc:creator><dc:date>2018-12-09T14:50:50</dc:date><text:p><text:span text:style-name="T14">However this does not follow. ISPs should be willing to route 240.</text:span></text:p></office:annotation></text:span><text:span text:style-name="T3">Getting these routed in the </text:span></text:p>
      <text:p text:style-name="Standard"><text:span text:style-name="T3">Internet is a no-go.</text:span><office:annotation-end office:name="__Annotation__534_2550410891"/></text:p>
      <text:p text:style-name="P2"/>
      <text:p text:style-name="Standard"><text:span text:style-name="T3">WINDOWS NOTES</text:span></text:p>
      <text:p text:style-name="P2"/>
      <text:p text:style-name="Standard"><text:span text:style-name="T3">As we suspected windows 10 does not "do 240". It does not respect a</text:span></text:p>
      <text:p text:style-name="Standard"><text:soft-page-break/><text:span text:style-name="T3">dhcp attempt to assign a 24x based address. It instead reverts to a</text:span></text:p>
      <text:p text:style-name="Standard"><text:span text:style-name="T3">link local 169 address.</text:span></text:p>
      <text:p text:style-name="P2"/>
      <text:p text:style-name="Standard"><text:span text:style-name="T3">when trying on my routed network, with a real ip address for it and a</text:span></text:p>
      <text:p text:style-name="Standard"><text:span text:style-name="T3">router that routes to it, pinging to a routed 255.255.255.254 address</text:span></text:p>
      <text:p text:style-name="Standard"><text:span text:style-name="T3">and the like it fails with a "general failure". So it is thoroughly</text:span></text:p>
      <text:p text:style-name="Standard"><text:span text:style-name="T3">blocked on windows. So we can write windows off. For now.</text:span></text:p>
      <text:p text:style-name="P2"/>
      <text:p text:style-name="Standard"><text:span text:style-name="T3">I picked up one of these to do that test:</text:span></text:p>
      <text:p text:style-name="Standard"><text:a xlink:type="simple" xlink:href="https://www.amazon.com/AWOW-Windows-64bit-Compute-Bluetooth/dp/B0768SGCNH/ref=sr_1_2_sspa?s=electronics&amp;ie=UTF8&amp;qid=1543717985&amp;sr=1-2-spons&amp;keywords=intel+compute+stick&amp;psc=1" text:style-name="ListLabel_20_11" text:visited-style-name="ListLabel_20_11"><text:span text:style-name="T6">https://www.amazon.com/AWOW-Windows-64bit-Compute-Bluetooth/dp/B0768SGCNH/ref=sr_1_2_sspa?s=electronics&amp;ie=UTF8&amp;qid=1543717985&amp;sr=1-2-spons&amp;keywords=intel+compute+stick&amp;psc=1</text:span></text:a></text:p>
      <text:p text:style-name="P2"/>
      <text:p text:style-name="P2"/>
      <text:p text:style-name="Standard"><text:span text:style-name="T3">It's great to know this. <text:s/>Now we can start poking people we know at</text:span></text:p>
      <text:p text:style-name="Standard"><text:span text:style-name="T3">Microsoft to see if this issue has been reported, and whether they care</text:span></text:p>
      <text:p text:style-name="Standard"><text:span text:style-name="T3">to fix it.</text:span></text:p>
      <text:p text:style-name="P2"/>
      <text:p text:style-name="Standard"><text:span text:style-name="T3">A big advantage for finding this in Windows 10 is that they only rent</text:span></text:p>
      <text:p text:style-name="Standard"><text:span text:style-name="T3">Windows 10 to most people, so they keep getting updates constantly. <text:s/>One</text:span></text:p>
      <text:p text:style-name="Standard"><text:span text:style-name="T3">of those updates can fix this, if they choose to. <text:s/>Windows XP or Win 7 are</text:span></text:p>
      <text:p text:style-name="Standard"><text:span text:style-name="T3">probably more problematic in the long haul.</text:span></text:p>
      <text:p text:style-name="P2"/>
      <text:p text:style-name="Standard"><text:a xlink:type="simple" xlink:href="https://people.ucsc.edu/~warner/buffer.html" text:style-name="ListLabel_20_11" text:visited-style-name="ListLabel_20_11"><text:span text:style-name="T6">https://people.ucsc.edu/~warner/buffer.html</text:span></text:a></text:p>
      <text:p text:style-name="P2"/>
      <text:p text:style-name="Standard"><text:span text:style-name="T9">&gt; does everybody like using ".e" as an interim dns root? toad.e? landley.e? m.e?</text:span></text:p>
      <text:p text:style-name="P6"><text:soft-page-break/></text:p>
      <text:p text:style-name="Standard"><text:span text:style-name="T3">I have no objections, I'm just wondering what the next step after debugging is.</text:span></text:p>
      <text:p text:style-name="Standard"><text:span text:style-name="T3">I'm assuming China won't care because not being routeable outside the Great</text:span></text:p>
      <text:p text:style-name="Standard"><text:span text:style-name="T3">Firewall is a bonus for them. There's probably some pan-africa organization</text:span></text:p>
      <text:p text:style-name="Standard"><text:span text:style-name="T3">whose ears would perk up at the idea of a multi-million address IPv4 land grab.</text:span></text:p>
      <text:p text:style-name="P2"/>
      <text:p text:style-name="Standard"><text:span text:style-name="T3">I strongly suspect that a squatter situation that addressed</text:span></text:p>
      <text:p text:style-name="Standard"><text:a xlink:type="simple" xlink:href="https://ourworldindata.org/world-population-cartogram" text:style-name="ListLabel_20_11" text:visited-style-name="ListLabel_20_11"><text:span text:style-name="T6">https://ourworldindata.org/world-population-cartogram</text:span></text:a><text:span text:style-name="T3"> not matching ipv4 actual</text:span></text:p>
      <text:p text:style-name="Standard"><text:span text:style-name="T3">address allocations (the</text:span></text:p>
      <text:p text:style-name="Standard"><text:a xlink:type="simple" xlink:href="https://blog.ip2location.com/knowledge-base/study-of-ipv4-address-allocation-by-continents/" text:style-name="ListLabel_20_11" text:visited-style-name="ListLabel_20_11"><text:span text:style-name="T6">https://blog.ip2location.com/knowledge-base/study-of-ipv4-address-allocation-by-continents/</text:span></text:a></text:p>
      <text:p text:style-name="Standard"><text:span text:style-name="T3">guys couldn't be bothered to make a map? Seriously? Heck,</text:span></text:p>
      <text:p text:style-name="Standard"><text:a xlink:type="simple" xlink:href="https://twitter.com/jburnmurdoch/status/1061741911621410816" text:style-name="ListLabel_20_11" text:visited-style-name="ListLabel_20_11"><text:span text:style-name="T6">https://twitter.com/jburnmurdoch/status/1061741911621410816</text:span></text:a><text:span text:style-name="T3"> was a couple guys in</text:span></text:p>
      <text:p text:style-name="Standard"><text:span text:style-name="T3">a newsroom...</text:span></text:p>
      <text:p text:style-name="P2"/>
      <text:p text:style-name="Standard"><text:span text:style-name="T3">Anyway, if it's some for-profit company trying to corner the market more there</text:span></text:p>
      <text:p text:style-name="Standard"><text:span text:style-name="T3">would be pushback, and if it was just africa/india/brazil/mexico/japan each</text:span></text:p>
      <text:p text:style-name="Standard"><text:span text:style-name="T3">grabbing a /8 and widely deploying these suckers it'd most likely stand. Is it</text:span></text:p>
      <text:p text:style-name="Standard"><text:span text:style-name="T3">more important that this _happen_, or are you trying to steer/control the result</text:span></text:p>
      <text:p text:style-name="Standard"><text:span text:style-name="T3">somehow?</text:span></text:p>
      <text:p text:style-name="P2"/>
      <text:p text:style-name="Standard"><text:span text:style-name="T3">nope. trying to break the existing market for ipv4 for a while at least....</text:span></text:p>
      <text:p text:style-name="P6"/>
      <text:p text:style-name="Standard"><text:span text:style-name="T9">&gt; and if it was just africa/india/brazil/mexico/japan each</text:span></text:p>
      <text:p text:style-name="Standard"><text:span text:style-name="T9">&gt; grabbing a /8 and widely deploying these suckers it'd most likely stand.</text:span></text:p>
      <text:p text:style-name="P6"><text:soft-page-break/></text:p>
      <text:p text:style-name="Standard"><text:span text:style-name="T3">5 8s gone, 11 to go. 2 for the test - which I kind of think of as "cyberspace".</text:span></text:p>
      <text:p text:style-name="P2"/>
      <text:p text:style-name="Standard"><text:span text:style-name="T3">9 to go. 3 for the other major continents?</text:span></text:p>
      <text:p text:style-name="Standard"><text:span text:style-name="T3">How about 1 for boats at sea, and reserve the rest for future use and</text:span></text:p>
      <text:p text:style-name="Standard"><text:span text:style-name="T3">the <text:s/>space program?</text:span></text:p>
      <text:p text:style-name="P2"/>
      <text:p text:style-name="Standard"><text:span text:style-name="T3">I'm not really sure if we have to think in these broad geographic</text:span></text:p>
      <text:p text:style-name="Standard"><text:span text:style-name="T3">terms at all, but in terms of people,</text:span></text:p>
      <text:p text:style-name="Standard"><text:span text:style-name="T3">and in the short run even using up the </text:span><text:a xlink:type="simple" xlink:href="http://255.0.0.0/8" text:style-name="ListLabel_20_11" text:visited-style-name="ListLabel_20_11"><text:span text:style-name="T6">255.0.0.0/8</text:span></text:a><text:span text:style-name="T3"> will take a while.</text:span></text:p>
      <text:p text:style-name="Standard"><text:span text:style-name="T3">The only reason why I'm talking</text:span></text:p>
      <text:p text:style-name="Standard"><text:span text:style-name="T3">about 254/8 is due to the concept of brain damaged code just looking</text:span></text:p>
      <text:p text:style-name="Standard"><text:span text:style-name="T3">for 255 and quitting and revdns.</text:span></text:p>
      <text:p text:style-name="P2"/>
      <text:p text:style-name="Standard"><text:span text:style-name="T3">maybe geo is short sighted. for the test, carve up 255 and 254 into</text:span></text:p>
      <text:p text:style-name="Standard"><text:span text:style-name="T3">/12s or 11s... do a popcount of usage vs</text:span></text:p>
      <text:p text:style-name="Standard"><text:span text:style-name="T3">allocation. I'd hate to screw that up</text:span></text:p>
      <text:p text:style-name="P6"/>
      <text:p text:style-name="Standard"><text:span text:style-name="T9">&gt; Is it</text:span></text:p>
      <text:p text:style-name="Standard"><text:span text:style-name="T9">&gt; more important that this _happen_, or are you trying to steer/control the result</text:span></text:p>
      <text:p text:style-name="Standard"><text:span text:style-name="T9">&gt; somehow?</text:span></text:p>
      <text:p text:style-name="P6"/>
      <text:p text:style-name="Standard"><text:span text:style-name="T3">I would like to (re) build a better internet. I won't speak to anyone</text:span></text:p>
      <text:p text:style-name="Standard"><text:span text:style-name="T3">else's motivations.</text:span></text:p>
      <text:p text:style-name="P2"><text:soft-page-break/></text:p>
      <text:p text:style-name="Standard"><text:span text:style-name="T3">And really, I've tried to treat this with maximum skepticism</text:span></text:p>
      <text:p text:style-name="Standard"><text:span text:style-name="T3">throughout. There *has* to be a show stopping bug, somewhere.</text:span></text:p>
      <text:p text:style-name="P2"/>
      <text:p text:style-name="Standard"><text:span text:style-name="T3">It's hard to be hands-off and not twiddle, though I'm trying! I have a</text:span></text:p>
      <text:p text:style-name="Standard"><text:span text:style-name="T3">personal bug-a-boo is I would really like to make <text:s/>email easy to use</text:span></text:p>
      <text:p text:style-name="Standard"><text:span text:style-name="T3">and a fundamental part of people's workflow again and would like <text:s/>to</text:span></text:p>
      <text:p text:style-name="Standard"><text:span text:style-name="T3">mandate port 25 either be off or always require starttls. There's</text:span></text:p>
      <text:p text:style-name="Standard"><text:span text:style-name="T3">probably other "rules" that are sane and everybody will have a</text:span></text:p>
      <text:p text:style-name="Standard"><text:span text:style-name="T3">different opinion.</text:span></text:p>
      <text:p text:style-name="P2"/>
      <text:p text:style-name="Standard"><text:span text:style-name="T3">aside from that, I don't care much. It is going to matter that these</text:span></text:p>
      <text:p text:style-name="Standard"><text:span text:style-name="T3">be globally unique and certainly *immediately devolving authority* to</text:span></text:p>
      <text:p text:style-name="Standard"><text:span text:style-name="T3">representatives of each region</text:span></text:p>
      <text:p text:style-name="Standard"><text:span text:style-name="T3">would help dispell that problem.</text:span></text:p>
      <text:p text:style-name="P2"/>
      <text:p text:style-name="Standard"><text:span text:style-name="T3">Still, not my call, I gotta go futz with my wireguard/babel hmac auth</text:span></text:p>
      <text:p text:style-name="Standard"><text:span text:style-name="T3">algo again.</text:span></text:p>
      <text:p text:style-name="P2"/>
      <text:p text:style-name="P2"/>
      <text:p text:style-name="Standard"><text:span text:style-name="T3"><office:annotation office:name="__Annotation__624_2550410891"><dc:creator>Dave Taht</dc:creator><dc:date>2018-12-09T14:52:05</dc:date><text:p><text:span text:style-name="T14">presently bigbangburgerbar.taht.net is mapped to 0.0.0.1.</text:span></text:p></office:annotation></text:span><text:span text:style-name="T3">As long as we get the cheeseburgers to ICANN it'll be fine.</text:span><office:annotation-end office:name="__Annotation__624_2550410891"/></text:p>
      <text:p text:style-name="P2"/>
      <text:p text:style-name="Standard"><text:span text:style-name="T3">No, we won't do an optimal allocation. The people _using_ it will allocate it</text:span></text:p>
      <text:p text:style-name="Standard"><text:span text:style-name="T3">way better than we well. You give poor people money, not t-shirts and cans of</text:span></text:p>
      <text:p text:style-name="Standard"><text:soft-page-break/><text:span text:style-name="T3">green beans. Let _them_ figure out what to do with as raw a rsource as you can</text:span></text:p>
      <text:p text:style-name="Standard"><text:span text:style-name="T3">arrange. End users always know better how to organize their own affairs, that's</text:span></text:p>
      <text:p text:style-name="Standard"><text:span text:style-name="T3">been half the strength of open source since day 1 and _all_ the strength of the</text:span></text:p>
      <text:p text:style-name="Standard"><text:span text:style-name="T3">internet.</text:span></text:p>
      <text:p text:style-name="P2"/>
      <text:p text:style-name="Standard"><text:span text:style-name="T3">I'm trying to identify "here's a large pool of underserved pople, let's match</text:span></text:p>
      <text:p text:style-name="Standard"><text:span text:style-name="T3">the resource to the people". You've mentioned three use cases that aren't people</text:span></text:p>
      <text:p text:style-name="Standard"><text:span text:style-name="T3">(tests, boats, space).</text:span></text:p>
      <text:p text:style-name="P6"/>
      <text:p text:style-name="Standard"><text:span text:style-name="T9">&gt; I'm not really sure if we have to think in these broad geographic</text:span></text:p>
      <text:p text:style-name="Standard"><text:span text:style-name="T9">&gt; terms at all, but in terms of people,</text:span></text:p>
      <text:p text:style-name="Standard"><text:span text:style-name="T9">&gt; and in the short run even using up the </text:span><text:a xlink:type="simple" xlink:href="http://255.0.0.0/8" text:style-name="ListLabel_20_11" text:visited-style-name="ListLabel_20_11"><text:span text:style-name="T6">255.0.0.0/8</text:span></text:a><text:span text:style-name="T9"> will take a while.</text:span></text:p>
      <text:p text:style-name="P6"/>
      <text:p text:style-name="Standard"><text:span text:style-name="T3">Start with that then.</text:span></text:p>
      <text:p text:style-name="P2"/>
      <text:p text:style-name="Standard"><text:span text:style-name="T3">Australia's fine, their population is 24 million and I stopped counting at 10</text:span></text:p>
      <text:p text:style-name="Standard"><text:span text:style-name="T3">million addresses here:</text:span></text:p>
      <text:p text:style-name="P2"/>
      <text:p text:style-name="Standard"><text:a xlink:type="simple" xlink:href="https://www.nirsoft.net/countryip/au.html" text:style-name="ListLabel_20_11" text:visited-style-name="ListLabel_20_11"><text:span text:style-name="T6">https://www.nirsoft.net/countryip/au.html</text:span></text:a></text:p>
      <text:p text:style-name="Standard"><text:a xlink:type="simple" xlink:href="https://www.nirsoft.net/countryip/au.html" text:style-name="ListLabel_20_11" text:visited-style-name="ListLabel_20_11"><text:span text:style-name="T3"/></text:a></text:p>
      <text:p text:style-name="Standard"><text:span text:style-name="T3">You can ignore Antarctica too, they have more addresses than people:</text:span></text:p>
      <text:p text:style-name="P2"/>
      <text:p text:style-name="Standard"><text:a xlink:type="simple" xlink:href="https://www.countryipblocks.net/antarctica-network-ranges" text:style-name="ListLabel_20_11" text:visited-style-name="ListLabel_20_11"><text:span text:style-name="T6">https://www.countryipblocks.net/antarctica-network-ranges</text:span></text:a></text:p>
      <text:p text:style-name="Standard"><text:a xlink:type="simple" xlink:href="https://www.countryipblocks.net/antarctica-network-ranges" text:style-name="ListLabel_20_11" text:visited-style-name="ListLabel_20_11"><text:span text:style-name="T3"/></text:a></text:p>
      <text:p text:style-name="Standard"><text:soft-page-break/><text:span text:style-name="T3">(McMurdo station's population is about 1000.)</text:span></text:p>
      <text:p text:style-name="P2"/>
      <text:p text:style-name="Standard"><text:span text:style-name="T3">Meanwhile indonesia's not a continent but it has 264 million people and 18.6</text:span></text:p>
      <text:p text:style-name="Standard"><text:span text:style-name="T3">million IPv4 addresses:</text:span></text:p>
      <text:p text:style-name="P2"/>
      <text:p text:style-name="Standard"><text:a xlink:type="simple" xlink:href="http://lite.ip2location.com/indonesia-ip-address-ranges" text:style-name="ListLabel_20_11" text:visited-style-name="ListLabel_20_11"><text:span text:style-name="T6">http://lite.ip2location.com/indonesia-ip-address-ranges</text:span></text:a></text:p>
      <text:p text:style-name="Standard"><text:a xlink:type="simple" xlink:href="http://lite.ip2location.com/indonesia-ip-address-ranges" text:style-name="ListLabel_20_11" text:visited-style-name="ListLabel_20_11"><text:span text:style-name="T3"/></text:a></text:p>
      <text:p text:style-name="Standard"><text:span text:style-name="T3">Again, we're probably not the right people to make this decision. So who _is_?</text:span></text:p>
      <text:p text:style-name="P2"/>
      <text:p text:style-name="P2"/>
      <text:p text:style-name="Standard"><text:span text:style-name="T3">I'm not looking at geo, I'm trying to look at people. If such a resource could</text:span></text:p>
      <text:p text:style-name="Standard"><text:span text:style-name="T3">be freed up (still an if), what's the right thing to do with it, and _how_? And</text:span></text:p>
      <text:p text:style-name="Standard"><text:span text:style-name="T3">how do you hand it off in such a way that Microsoft or Elon Musk or Faceboot or</text:span></text:p>
      <text:p text:style-name="Standard"><text:span text:style-name="T3">The Donald doesn't swoop in and steal it all via regulatory capture or some</text:span></text:p>
      <text:p text:style-name="Standard"><text:span text:style-name="T3">such, which would involve an element of surprise or at least moving reasonably</text:span></text:p>
      <text:p text:style-name="Standard"><text:span text:style-name="T3">rapidly once word was out.</text:span></text:p>
      <text:p text:style-name="P2"/>
      <text:p text:style-name="P2"/>
      <text:p text:style-name="Standard"><text:span text:style-name="T9">&gt; maybe geo is short sighted. for the test, carve up 255 and 254 into</text:span></text:p>
      <text:p text:style-name="Standard"><text:span text:style-name="T9">&gt; /12s or 11s... do a popcount of usage vs</text:span></text:p>
      <text:p text:style-name="Standard"><text:span text:style-name="T9">&gt; allocation. I'd hate to screw that up</text:span></text:p>
      <text:p text:style-name="P6"/>
      <text:p text:style-name="Standard"><text:span text:style-name="T3">I'm not looking at geo, I'm trying to look at people. If such a resource could</text:span></text:p>
      <text:p text:style-name="Standard"><text:span text:style-name="T3">be freed up (still an if), what's the right thing to do with it, and _how_? And</text:span></text:p>
      <text:p text:style-name="Standard"><text:soft-page-break/><text:span text:style-name="T3">how do you hand it off in such a way that Microsoft or Elon Musk or Faceboot or</text:span></text:p>
      <text:p text:style-name="Standard"><text:span text:style-name="T3">The Donald doesn't swoop in and steal it all via regulatory capture or some</text:span></text:p>
      <text:p text:style-name="Standard"><text:span text:style-name="T3">such, which would involve an element of surprise or at least moving reasonably</text:span></text:p>
      <text:p text:style-name="Standard"><text:span text:style-name="T3">rapidly once word was out.</text:span></text:p>
      <text:p text:style-name="P2"/>
      <text:p text:style-name="Standard"><text:span text:style-name="T3">The current US government is populated by people who would go to great lengths</text:span></text:p>
      <text:p text:style-name="Standard"><text:span text:style-name="T3">to prevent the resource from being freed up AT ALL, _EVER_, if that kept it out</text:span></text:p>
      <text:p text:style-name="Standard"><text:span text:style-name="T3">of the hands of brown people.</text:span></text:p>
      <text:p text:style-name="P6"/>
      <text:p text:style-name="Standard"><text:span text:style-name="T9">&gt;&gt; Is it</text:span></text:p>
      <text:p text:style-name="Standard"><text:span text:style-name="T9">&gt;&gt; more important that this _happen_, or are you trying to steer/control the result</text:span></text:p>
      <text:p text:style-name="Standard"><text:span text:style-name="T9">&gt;&gt; somehow?</text:span></text:p>
      <text:p text:style-name="Standard"><text:span text:style-name="T9">&gt; </text:span></text:p>
      <text:p text:style-name="Standard"><text:span text:style-name="T9">&gt; I would like to (re) build a better internet. I won't speak to anyone</text:span></text:p>
      <text:p text:style-name="Standard"><text:span text:style-name="T9">&gt; else's motivations.</text:span></text:p>
      <text:p text:style-name="Standard"><text:span text:style-name="T9">&gt; </text:span></text:p>
      <text:p text:style-name="Standard"><text:span text:style-name="T9">&gt; And really, I've tried to treat this with maximum skepticism</text:span></text:p>
      <text:p text:style-name="Standard"><text:span text:style-name="T9">&gt; throughout. There *has* to be a show stopping bug, somewhere.</text:span></text:p>
      <text:p text:style-name="P6"/>
      <text:p text:style-name="Standard"><text:span text:style-name="T3">Meh, they can be fixed after deployment. Seriously, as long as Android and iOS</text:span></text:p>
      <text:p text:style-name="Standard"><text:span text:style-name="T3">can access it everything else can catch up later. There's a billion android</text:span></text:p>
      <text:p text:style-name="Standard"><text:span text:style-name="T3">phones shipping every year, that's where most users are now. (And Tizen's big in</text:span></text:p>
      <text:p text:style-name="Standard"><text:span text:style-name="T3">india. And I'm not quite sure where China ships its android clones _to_, Huwaei</text:span></text:p>
      <text:p text:style-name="Standard"><text:span text:style-name="T3">is trying hard to export...)</text:span></text:p>
      <text:p text:style-name="P6"><text:soft-page-break/></text:p>
      <text:p text:style-name="Standard"><text:span text:style-name="T9">&gt; It's hard to be hands-off and not twiddle, though I'm trying! I have a</text:span></text:p>
      <text:p text:style-name="Standard"><text:span text:style-name="T9">&gt; personal bug-a-boo is I would really like to make <text:s/>email easy to use</text:span></text:p>
      <text:p text:style-name="Standard"><text:span text:style-name="T9">&gt; and a fundamental part of people's workflow again and would like <text:s/>to</text:span></text:p>
      <text:p text:style-name="Standard"><text:span text:style-name="T9">&gt; mandate port 25 either be off or always require starttls. There's</text:span></text:p>
      <text:p text:style-name="Standard"><text:span text:style-name="T9">&gt; probably other "rules" that are sane and everybody will have a</text:span></text:p>
      <text:p text:style-name="Standard"><text:span text:style-name="T9">&gt; different opinion.</text:span></text:p>
      <text:p text:style-name="P6"/>
      <text:p text:style-name="Standard"><text:span text:style-name="T3">Orthogonal to freeing up address space.</text:span></text:p>
      <text:p text:style-name="P2"/>
      <text:p text:style-name="Standard"><text:span text:style-name="T3">For all I know "anybody with an android phone can park a cloud service on a</text:span></text:p>
      <text:p text:style-name="Standard"><text:span text:style-name="T3">google managed IPv4 at a known port number, running in a Linux VM on something</text:span></text:p>
      <text:p text:style-name="Standard"><text:span text:style-name="T3">vaguely EC2-like" might itself be a good use of a largeish address range. I</text:span></text:p>
      <text:p text:style-name="Standard"><text:span text:style-name="T3">honestly don't know. My instinct here is "let people do things with as little</text:span></text:p>
      <text:p text:style-name="Standard"><text:span text:style-name="T3">cost or intermediary control as possible" and then see what _they_ do. Given a</text:span></text:p>
      <text:p text:style-name="Standard"><text:span text:style-name="T3">URL can have a port number in it, you could pack that pretty tightly (and</text:span></text:p>
      <text:p text:style-name="Standard"><text:span text:style-name="T3">masqquerade behind it)...</text:span></text:p>
      <text:p text:style-name="P2"/>
      <text:p text:style-name="Standard"><text:span text:style-name="T3">Maybe each continent should have a rackmount farm you can mail a raspberry pi</text:span></text:p>
      <text:p text:style-name="Standard"><text:span text:style-name="T3">to, some nonprofit could have a building with solar panels and a bandwidth</text:span></text:p>
      <text:p text:style-name="Standard"><text:span text:style-name="T3">endowment or something. I dunno. An old warehouse coverd with solar panels and a</text:span></text:p>
      <text:p text:style-name="Standard"><text:span text:style-name="T3">fiber connection, full of cheap office shelving or something could hold an awful</text:span></text:p>
      <text:p text:style-name="Standard"><text:span text:style-name="T3">lot of raspberry pi's. The switches would probably be your biggest cost. (And</text:span></text:p>
      <text:p text:style-name="Standard"><text:span text:style-name="T3">security to prevent somebody from stealing it all for scrap metal in someplace</text:span></text:p>
      <text:p text:style-name="Standard"><text:soft-page-break/><text:span text:style-name="T3">like keyna...)</text:span></text:p>
      <text:p text:style-name="P2"/>
      <text:p text:style-name="Standard"><text:span text:style-name="T3">People should have ideas and try them out. It's not my area. I dunno what people</text:span></text:p>
      <text:p text:style-name="Standard"><text:span text:style-name="T3">need, I just don't want to _exclude_ better ideas than I have in 15 minutes from</text:span></text:p>
      <text:p text:style-name="Standard"><text:span text:style-name="T3">the other side of the planet.</text:span></text:p>
      <text:p text:style-name="P2"/>
      <text:p text:style-name="Standard"><text:span text:style-name="T3">(Can a phone get an IPv4 address where the phone can serve content but there's a</text:span></text:p>
      <text:p text:style-name="Standard"><text:span text:style-name="T3">static cacheing cloud server somewhere that takes the bulk of the load and turns</text:span></text:p>
      <text:p text:style-name="Standard"><text:span text:style-name="T3">intermittent phone contact into constant availability of cached content? I'm not</text:span></text:p>
      <text:p text:style-name="Standard"><text:span text:style-name="T3">the guy to write that... Somebody _else_ needs to do that. Somebody else needs</text:span></text:p>
      <text:p text:style-name="Standard"><text:span text:style-name="T3">to come up with the use cases.)</text:span></text:p>
      <text:p text:style-name="P6"/>
      <text:p text:style-name="Standard"><text:span text:style-name="T9">&gt; aside from that, I don't care much. It is going to matter that these</text:span></text:p>
      <text:p text:style-name="Standard"><text:span text:style-name="T9">&gt; be globally unique and certainly *immediately devolving authority* to</text:span></text:p>
      <text:p text:style-name="Standard"><text:span text:style-name="T9">&gt; representatives of each region</text:span></text:p>
      <text:p text:style-name="Standard"><text:span text:style-name="T9">&gt; would help dispell that problem.</text:span></text:p>
      <text:p text:style-name="P6"/>
      <text:p text:style-name="Standard"><text:span text:style-name="T3">Sounds good.</text:span></text:p>
      <text:p text:style-name="P2"/>
      <text:p text:style-name="Standard"><text:span text:style-name="T3">&gt; Still, not my call,</text:span></text:p>
      <text:p text:style-name="P2"/>
      <text:p text:style-name="Standard"><text:span text:style-name="T3">Nor mine.</text:span></text:p>
      <text:p text:style-name="P2"/>
      <text:p text:style-name="Standard"><text:span text:style-name="T3">But fixing Linux to be able to serve this address range would be cool. And</text:span></text:p>
      <text:p text:style-name="Standard"><text:soft-page-break/><text:span text:style-name="T3">eventually deprecating 99% of the IPv4 multicast address range to reclaim it for</text:span></text:p>
      <text:p text:style-name="Standard"><text:span text:style-name="T3">other purposes would be even cooler.</text:span></text:p>
      <text:p text:style-name="P2"/>
      <text:p text:style-name="Standard"><text:span text:style-name="T3">JOHN SAID:</text:span></text:p>
      <text:p text:style-name="P2"/>
      <text:p text:style-name="P13"><text:span text:style-name="T3">It isn't up to us to allocate the Class E and reserved addresses. <text:s/>All</text:span></text:p>
      <text:p text:style-name="Standard"><text:span text:style-name="T3">we're doing now is trying to make sure that these addresses would</text:span></text:p>
      <text:p text:style-name="Standard"><text:span text:style-name="T3">actually technically work, if and when they are used on the global</text:span></text:p>
      <text:p text:style-name="Standard"><text:span text:style-name="T3">Internet.</text:span></text:p>
      <text:p text:style-name="P2"/>
      <text:p text:style-name="Standard"><text:span text:style-name="T3">My underlying economic plan is simply to get these addresses out into</text:span></text:p>
      <text:p text:style-name="Standard"><text:span text:style-name="T3">the world, increasing the supply and decreasing the price of IPv4</text:span></text:p>
      <text:p text:style-name="Standard"><text:span text:style-name="T3">addresses. <text:s/>This would benefit anyone who uses IPv4 addresses, that is,</text:span></text:p>
      <text:p text:style-name="Standard"><text:span text:style-name="T3">everyone on the Internet. <text:s/>Including those who are dual-stacked with</text:span></text:p>
      <text:p text:style-name="Standard"><text:span text:style-name="T3">IPv6 and yet still need to reach the 60+% of IPv4-only users.</text:span></text:p>
      <text:p text:style-name="P2"/>
      <text:p text:style-name="Standard"><text:span text:style-name="T3">The details of exactly how that gets done are still an exercise in</text:span></text:p>
      <text:p text:style-name="Standard"><text:span text:style-name="T3">guessing what future ICANN and IETF meetings will do. <text:s/>Meanwhile we have</text:span></text:p>
      <text:p text:style-name="Standard"><text:span text:style-name="T3">plenty of technical work to do before any of those guys are likely to</text:span></text:p>
      <text:p text:style-name="Standard"><text:span text:style-name="T3">lift a finger on the political or policy issues.</text:span></text:p>
      <text:p text:style-name="P2"/>
      <text:p text:style-name="Standard"><text:span text:style-name="T3">BTW: DNSSEC for Class E addresses is simple and straightforward. <text:s/>They</text:span></text:p>
      <text:p text:style-name="Standard"><text:span text:style-name="T3">go into signed records in any existing DNS zone. <text:s/>The only part that</text:span></text:p>
      <text:p text:style-name="Standard"><text:span text:style-name="T3">isn't straightforward is in-addr.arpa. <text:s/>But since historically in many</text:span></text:p>
      <text:p text:style-name="Standard"><text:span text:style-name="T3">nets in-addr hasn't been kept up to date, very little software relies on</text:span></text:p>
      <text:p text:style-name="Standard"><text:span text:style-name="T3">it. <text:s/>I'm not sure why you want your own root server for a network with</text:span></text:p>
      <text:p text:style-name="Standard"><text:span text:style-name="T3">no connectivity to the Internet. <text:s/>And if it has connectivity, even</text:span></text:p>
      <text:p text:style-name="Standard"><text:span text:style-name="T3">through NAT, then you can just use the existing root servers. <text:s/>Just</text:span></text:p>
      <text:p text:style-name="Standard"><text:span text:style-name="T3">setting up any BIND server in the testbed network should suffice to</text:span></text:p>
      <text:p text:style-name="Standard"><text:soft-page-break/><text:span text:style-name="T3">debug BIND.</text:span></text:p>
      <text:p text:style-name="P2"/>
      <text:p text:style-name="Standard"><text:span text:style-name="T9">&gt; Really, John is the "postel" here, and I intend to follow his lead as</text:span></text:p>
      <text:p text:style-name="Standard"><text:span text:style-name="T9">&gt; much as I can. Got more vision for us, john?</text:span></text:p>
      <text:p text:style-name="P6"/>
      <text:p text:style-name="Standard"><text:span text:style-name="T3">The next step after debugging all the key software in an isolated</text:span></text:p>
      <text:p text:style-name="Standard"><text:span text:style-name="T3">testbed is -- more debugging. <text:s/>But on the global Internet.</text:span></text:p>
      <text:p text:style-name="P2"/>
      <text:p text:style-name="Standard"><text:span text:style-name="T3">If we find any serious (crasher) bugs during the testbed, we may also</text:span></text:p>
      <text:p text:style-name="Standard"><text:span text:style-name="T3">have to wait for a full software upgrade cycle, so that the fixes are</text:span></text:p>
      <text:p text:style-name="Standard"><text:span text:style-name="T3">actually in the vast majority of the running Internet, not just in the</text:span></text:p>
      <text:p text:style-name="Standard"><text:span text:style-name="T3">source tree.</text:span></text:p>
      <text:p text:style-name="P2"/>
      <text:p text:style-name="Standard"><text:span text:style-name="T3">There are other non-crasher bugs that will make some parts of the</text:span></text:p>
      <text:p text:style-name="Standard"><text:span text:style-name="T3">address space unusable for some purposes. <text:s/>I found one in Debian's</text:span></text:p>
      <text:p text:style-name="Standard"><text:span text:style-name="T3">version of BIND this week. <text:s/>Until those fixes are widespread, which will</text:span></text:p>
      <text:p text:style-name="Standard"><text:span text:style-name="T3">take years after we convince the maintainers to adopt them, odd things</text:span></text:p>
      <text:p text:style-name="Standard"><text:span text:style-name="T3">will happen at unfixed sites if they tried to use addresses like 0.1.2.3</text:span></text:p>
      <text:p text:style-name="Standard"><text:span text:style-name="T3">or 127.127.127.127 or 255.13.37.1. <text:s/>So we will avoid any such crippled</text:span></text:p>
      <text:p text:style-name="Standard"><text:span text:style-name="T3">addresses in our next round of testing.</text:span></text:p>
      <text:p text:style-name="P2"/>
      <text:p text:style-name="Standard"><text:span text:style-name="T3">Once we're really sure that advertising a BGP route to a Class E address</text:span></text:p>
      <text:p text:style-name="Standard"><text:span text:style-name="T3">won't crash any of the popular routers, we can ask a research group to</text:span></text:p>
      <text:p text:style-name="Standard"><text:span text:style-name="T3">advertise such a route. <text:s/>After a few days of monitoring the Internet and</text:span></text:p>
      <text:p text:style-name="Standard"><text:soft-page-break/><text:span text:style-name="T3">making sure it's "not crashing" from merely seeing that route, we can</text:span></text:p>
      <text:p text:style-name="Standard"><text:span text:style-name="T3">run tests to see how reachable that network is from various parts of the</text:span></text:p>
      <text:p text:style-name="Standard"><text:span text:style-name="T3">Internet. <text:s/>I expect that that will find lots more problems for us to</text:span></text:p>
      <text:p text:style-name="Standard"><text:span text:style-name="T3">debug, some of which will be operational or configuration problems,</text:span></text:p>
      <text:p text:style-name="Standard"><text:span text:style-name="T3">others of which will require software fixes.</text:span></text:p>
      <text:p text:style-name="P2"/>
      <text:p text:style-name="Standard"><text:span text:style-name="T3">BSD space</text:span></text:p>
      <text:p text:style-name="P2"/>
      <text:p text:style-name="Standard"><text:span text:style-name="T3">Hi,</text:span></text:p>
      <text:p text:style-name="P2"/>
      <text:p text:style-name="Standard"><text:span text:style-name="T3">I looked at how FreeBSD behaves if I try to assign a class E address,</text:span></text:p>
      <text:p text:style-name="Standard"><text:span text:style-name="T3">and turns out that almost everything works: ARP is fine, IP works</text:span></text:p>
      <text:p text:style-name="Standard"><text:span text:style-name="T3">(tested with TCP and UDP), and the PF firewall is also happy. The only</text:span></text:p>
      <text:p text:style-name="Standard"><text:span text:style-name="T3">thing that doesn't work is ping: the ICMP reply code refuses to send a</text:span></text:p>
      <text:p text:style-name="Standard"><text:span text:style-name="T3">reply to the address. Grepping through the source code indicates that</text:span></text:p>
      <text:p text:style-name="Standard"><text:span text:style-name="T3">nothing other than the ICMP code checks for class E stuff.</text:span></text:p>
      <text:p text:style-name="P2"/>
      <text:p text:style-name="Standard"><text:span text:style-name="T3">I will send a patch that adds a sysctl to control whether class E</text:span></text:p>
      <text:p text:style-name="Standard"><text:span text:style-name="T3">should be treated specially (defaulting to no). I will let you know</text:span></text:p>
      <text:p text:style-name="Standard"><text:span text:style-name="T3">if/when the patch is accepted.</text:span></text:p>
      <text:p text:style-name="P2"/>
      <text:p text:style-name="Standard"><text:span text:style-name="T3">I hope this is useful. Let me know if there's anything else I can help with.</text:span></text:p>
      <text:p text:style-name="P2"/>
      <text:p text:style-name="Standard"><text:span text:style-name="T3">Best,</text:span></text:p>
      <text:p text:style-name="Standard"><text:soft-page-break/><text:span text:style-name="T3">Kamila (the girl from Hackers that solved the T-shirt)</text:span></text:p>
      <text:p text:style-name="P2"/>
      <text:p text:style-name="P14"><text:span text:style-name="T3">Hi Kamila!</text:span></text:p>
      <text:p text:style-name="P15"/>
      <text:p text:style-name="P14"><text:span text:style-name="T3">Thank you so much for this work!</text:span></text:p>
      <text:p text:style-name="P15"/>
      <text:p text:style-name="P14"><text:span text:style-name="T3">I recommend that your patch should not even use a sysctl, but should</text:span></text:p>
      <text:p text:style-name="P14"><text:span text:style-name="T3">simply stop blocking Class E addresses. <text:s/>Classless IP addresses have</text:span></text:p>
      <text:p text:style-name="P14"><text:span text:style-name="T3">been the standard for more than 20 years now. <text:s/>But, if the kernel</text:span></text:p>
      <text:p text:style-name="P14"><text:span text:style-name="T3">maintainers want a sysctl, certainly they can have it. <text:s/>Can you email me</text:span></text:p>
      <text:p text:style-name="P14"><text:span text:style-name="T3">the patch that you submit, as well as letting me know if/when it is</text:span></text:p>
      <text:p text:style-name="P14"><text:span text:style-name="T3">accepted?</text:span></text:p>
      <text:p text:style-name="P15"/>
      <text:p text:style-name="P14"><text:span text:style-name="T3">The few similar remnants of Classful IP addresses that we found in the</text:span></text:p>
      <text:p text:style-name="P14"><text:span text:style-name="T3">Linux kernel were also in odd corners. <text:s/>The main body of the code had all</text:span></text:p>
      <text:p text:style-name="P14"><text:span text:style-name="T3">been updated years ago to use Classless addresses, which don't assume</text:span></text:p>
      <text:p text:style-name="P14"><text:span text:style-name="T3">that the high order byte of addresses has any particular meaning. <text:s/>The</text:span></text:p>
      <text:p text:style-name="P14"><text:span text:style-name="T3">odd corners remained, because until now, nobody had tested this corner case.</text:span></text:p>
      <text:p text:style-name="P15"/>
      <text:p text:style-name="P14"><text:span text:style-name="T3">&gt; I hope this is useful. Let me know if there's anything else I can help with.</text:span></text:p>
      <text:p text:style-name="P15"/>
      <text:p text:style-name="P14"><text:span text:style-name="T3">I'm also investigating whether we can use addresses in three</text:span></text:p>
      <text:p text:style-name="P14"><text:span text:style-name="T3">other ranges: <text:s/>0/8, 127/8, and 255/8. <text:s/>If you'd like to check FreeBSD</text:span></text:p>
      <text:p text:style-name="P14"><text:span text:style-name="T3">for these, that would be lovely!</text:span></text:p>
      <text:p text:style-name="P15"><text:soft-page-break/></text:p>
      <text:p text:style-name="P14"><text:span text:style-name="T3">0 and 255 have traditionally reserved 16 million addresses in order</text:span></text:p>
      <text:p text:style-name="P14"><text:span text:style-name="T3">to have one single address used for a specific purpose (0.0.0.0 as</text:span></text:p>
      <text:p text:style-name="P14"><text:span text:style-name="T3">the "I don't know my own IP address" address, and 255.255.255.255 as</text:span></text:p>
      <text:p text:style-name="P14"><text:span text:style-name="T3">the "local broadcast" address). <text:s/>Often, kernel code looks for those</text:span></text:p>
      <text:p text:style-name="P14"><text:span text:style-name="T3">specific addresses, but user code or scripts often take shortcuts that</text:span></text:p>
      <text:p text:style-name="P14"><text:span text:style-name="T3">just use the first byte. <text:s/>Can FreeBSD use a node address like 0.1.2.3</text:span></text:p>
      <text:p text:style-name="P14"><text:span text:style-name="T3">or 255.254.253.252 successfully?</text:span></text:p>
      <text:p text:style-name="P15"/>
      <text:p text:style-name="P14"><text:span text:style-name="T3">127.0.0.1 is the "loopback" address. <text:s/>127/8 traditionally reserves 16</text:span></text:p>
      <text:p text:style-name="P14"><text:span text:style-name="T3">million addresses to protect it. <text:s/>There are a small number of</text:span></text:p>
      <text:p text:style-name="P14"><text:span text:style-name="T3">applications that use multiple distinct loopback addresses, but this use</text:span></text:p>
      <text:p text:style-name="P14"><text:span text:style-name="T3">case should be entirely satisfied by having, say, 65536 addresses</text:span></text:p>
      <text:p text:style-name="P14"><text:span text:style-name="T3">dedicated to loopback (127.0.x.y), with the other 15.9 million able to</text:span></text:p>
      <text:p text:style-name="P14"><text:span text:style-name="T3">be freed for ordinary use. <text:s/>Both user and kernel code, and startup</text:span></text:p>
      <text:p text:style-name="P14"><text:span text:style-name="T3">scripts, may be assuming that any address which starts with 127 is a</text:span></text:p>
      <text:p text:style-name="P14"><text:span text:style-name="T3">loopback address.</text:span></text:p>
      <text:p text:style-name="P15"/>
      <text:p text:style-name="P14"><text:span text:style-name="T3">(There's a longer term project to consider how much work it would be to</text:span></text:p>
      <text:p text:style-name="P14"><text:span text:style-name="T3">reallocate many of the 300 million "multicast" addresses (224/4) as</text:span></text:p>
      <text:p text:style-name="P14"><text:span text:style-name="T3">ordinary addresses. <text:s/>That's much more complicated, due to the</text:span></text:p>
      <text:p text:style-name="P14"><text:span text:style-name="T3">possibility of bad interactions between patched and unpatched nodes.</text:span></text:p>
      <text:p text:style-name="P14"><text:span text:style-name="T3">With the Class E and reserved addresses, they either work or they</text:span></text:p>
      <text:p text:style-name="P14"><text:span text:style-name="T3">don't.)</text:span></text:p>
      <text:p text:style-name="P15"><text:soft-page-break/></text:p>
      <text:p text:style-name="P14"><text:span text:style-name="T3">It was great to meet you, and I hope that we can continue to find</text:span></text:p>
      <text:p text:style-name="P14"><text:span text:style-name="T3">interesting ways to improve the world together!</text:span></text:p>
      <text:p text:style-name="P17"><draw:frame draw:style-name="fr1" draw:name="image4.gif" text:anchor-type="as-char" svg:width="0.25in" svg:height="0.111in" draw:z-index="0"><draw:image xlink:href="Pictures/100002000000000100000001C83DBC2977318B9A.gif" xlink:type="simple" xlink:show="embed" xlink:actuate="onLoad" loext:mime-type="image/gif"/></draw:frame></text:p>
      <text:p text:style-name="P18"/>
      <text:p text:style-name="Standard"><text:span text:style-name="T3">MORE TESTING</text:span></text:p>
      <text:p text:style-name="P2"/>
      <text:p text:style-name="Standard"><text:span text:style-name="T3"><text:s/>git clone </text:span><text:a xlink:type="simple" xlink:href="https://github.com/landley/mkroot" text:style-name="ListLabel_20_11" text:visited-style-name="ListLabel_20_11"><text:span text:style-name="T6">https://github.com/landley/mkroot</text:span></text:a></text:p>
      <text:p text:style-name="Standard"><text:span text:style-name="T3"><text:s text:c="2"/>cd mkroot</text:span></text:p>
      <text:p text:style-name="Standard"><text:span text:style-name="T3"><text:s text:c="2"/>mkdir download</text:span></text:p>
      <text:p text:style-name="Standard"><text:span text:style-name="T3"><text:s text:c="2"/>cd download</text:span></text:p>
      <text:p text:style-name="Standard"><text:span text:style-name="T3"><text:s text:c="2"/>git clone ~/linux linux</text:span></text:p>
      <text:p text:style-name="Standard"><text:span text:style-name="T3"><text:s text:c="2"/>cd linux</text:span></text:p>
      <text:p text:style-name="Standard"><text:span text:style-name="T3"><text:s text:c="2"/>patch -p1 -i ~/0001-yourpatch.patch</text:span></text:p>
      <text:p text:style-name="Standard"><text:span text:style-name="T3"><text:s text:c="2"/>cd ..</text:span></text:p>
      <text:p text:style-name="Standard"><text:span text:style-name="T3"><text:s text:c="2"/>ln -s ~/mcm mcm</text:span></text:p>
      <text:p text:style-name="Standard"><text:span text:style-name="T3"><text:s text:c="2"/>./cross.sh all ./mkroot.sh kernel</text:span></text:p>
      <text:p text:style-name="P2"/>
      <text:p text:style-name="Standard"><text:span text:style-name="T3">And then "./run.sh i686" and so on to test boot each one, and perform basic</text:span></text:p>
      <text:p text:style-name="Standard"><text:span text:style-name="T3">network smoke testing.</text:span></text:p>
      <text:p text:style-name="P2"/>
      <text:p text:style-name="Standard"><text:span text:style-name="T3">I can add more modules to the "module" directory to cross compile more stuff if</text:span></text:p>
      <text:p text:style-name="Standard"><text:span text:style-name="T3">there's test programs I should fiddle with? (I've got dropbear in there but I</text:span></text:p>
      <text:p text:style-name="Standard"><text:span text:style-name="T3">think it's a really stale version...)</text:span></text:p>
      <text:p text:style-name="P2"><text:soft-page-break/></text:p>
      <text:p text:style-name="Standard"><text:span text:style-name="T3">SITE-LOCAL</text:span></text:p>
      <text:p text:style-name="P2"/>
      <text:p text:style-name="Standard"><text:span text:style-name="T3">If we took the bold step of allocating some addrs out of 255 as</text:span></text:p>
      <text:p text:style-name="Standard"><text:span text:style-name="T3">"site-local", then any wifi router that does NAT by default could hand</text:span></text:p>
      <text:p text:style-name="Standard"><text:span text:style-name="T3">out those site-local addresses instead of 10. or 192.168 addresses.</text:span></text:p>
      <text:p text:style-name="P2"/>
      <text:p text:style-name="Standard"><text:span text:style-name="T3">If at some point this was made default in some openwrt distribution,</text:span></text:p>
      <text:p text:style-name="Standard"><text:span text:style-name="T3">then it would cause a LOT of nodes to be testing Class E addresses among</text:span></text:p>
      <text:p text:style-name="Standard"><text:span text:style-name="T3">its client population.</text:span></text:p>
      <text:p text:style-name="P2"/>
      <text:p text:style-name="Standard"><text:span text:style-name="T3">(Unfortunately those sites would be widely scattered and not likely to</text:span></text:p>
      <text:p text:style-name="Standard"><text:span text:style-name="T3">be reporting problems back to us. <text:s/>This reminds me of the problems</text:span></text:p>
      <text:p text:style-name="Standard"><text:span text:style-name="T3">caused by an early OLPC wifi mesh, which caused nearby buggy wifi</text:span></text:p>
      <text:p text:style-name="Standard"><text:span text:style-name="T3">routers to crash. <text:s/>Luckily it was noticed at the Hackers Conference when</text:span></text:p>
      <text:p text:style-name="Standard"><text:span text:style-name="T3">early OLPCs showed up there. <text:s/>The OLPC team rapidly patched the wifi</text:span></text:p>
      <text:p text:style-name="Standard"><text:span text:style-name="T3">firmware to stop sending packet formats over the air that the idiots who</text:span></text:p>
      <text:p text:style-name="Standard"><text:span text:style-name="T3">build wifi routers had failed to fuzz-test.)</text:span></text:p>
      <text:p text:style-name="P2"/>
      <text:p text:style-name="Standard"><text:span text:style-name="T3">The very last /24 is going to be wasted due to the global broadcast</text:span></text:p>
      <text:p text:style-name="Standard"><text:span text:style-name="T3">address and the minimum globally routable netmask. <text:s/>So perhaps</text:span></text:p>
      <text:p text:style-name="Standard"><text:a xlink:type="simple" xlink:href="http://255.255.255.0/24" text:style-name="ListLabel_20_11" text:visited-style-name="ListLabel_20_11"><text:span text:style-name="T6">255.255.255.0/24</text:span></text:a><text:span text:style-name="T3"> should be site-local. <text:s/>Note that 255.255.255.255 is</text:span></text:p>
      <text:p text:style-name="Standard"><text:span text:style-name="T3">also site-local in the sense that it can't appear in packets on the</text:span></text:p>
      <text:p text:style-name="Standard"><text:span text:style-name="T3">global Internet.</text:span></text:p>
      <text:p text:style-name="P2"><text:soft-page-break/></text:p>
      <text:p text:style-name="Standard"><text:span text:style-name="T3">That would only provide 255 site-local Class E addresses, but that's</text:span></text:p>
      <text:p text:style-name="Standard"><text:span text:style-name="T3">enough for the clients of a single wifi router :-/. <text:s/>The wifi</text:span></text:p>
      <text:p text:style-name="Standard"><text:span text:style-name="T3">over-the-air protocol falls apart if you have more than about 60 nodes</text:span></text:p>
      <text:p text:style-name="Standard"><text:span text:style-name="T3">connected anyway, last time I noticed.</text:span></text:p>
      <text:p text:style-name="P2"/>
      <text:p text:style-name="Standard"><text:span text:style-name="T3">Heh.</text:span></text:p>
      <text:p text:style-name="P2"/>
      <text:p text:style-name="Standard"><text:span text:style-name="T3">I think I could more easily arrange for freifunct to use up a 240/x</text:span></text:p>
      <text:p text:style-name="Standard"><text:span text:style-name="T3">block on their next rollout,</text:span></text:p>
      <text:p text:style-name="Standard"><text:span text:style-name="T3">which would get a ton of feedback.</text:span></text:p>
      <text:p text:style-name="P2"/>
      <text:p text:style-name="Standard"><text:span text:style-name="T3">As for openwrt, we need that kernel patch (easy), and to convince folk</text:span></text:p>
      <text:p text:style-name="Standard"><text:span text:style-name="T3">to "just use it" in</text:span></text:p>
      <text:p text:style-name="Standard"><text:span text:style-name="T3">a natted scenario could get 20-30 testers pretty quick. but...</text:span></text:p>
      <text:p text:style-name="P2"/>
      <text:p text:style-name="Standard"><text:span text:style-name="T3">as for turning 255.255.255.x into site-local... I'm radical enough</text:span></text:p>
      <text:p text:style-name="Standard"><text:span text:style-name="T3">(this morning, at least,</text:span></text:p>
      <text:p text:style-name="Standard"><text:span text:style-name="T3">I reserve the right to change), morally emotiionally and geekily, to</text:span></text:p>
      <text:p text:style-name="Standard"><text:span text:style-name="T3">view that as being</text:span></text:p>
      <text:p text:style-name="Standard"><text:span text:style-name="T3">publicly routable as a short term goal. If it *doesn't work out*, then</text:span></text:p>
      <text:p text:style-name="Standard"><text:span text:style-name="T3">make it site local.</text:span></text:p>
      <text:p text:style-name="P6"/>
      <text:p text:style-name="Standard"><text:span text:style-name="T9">&gt; (Unfortunately those sites would be widely scattered and not likely to</text:span></text:p>
      <text:p text:style-name="Standard"><text:soft-page-break/><text:span text:style-name="T9">&gt; be reporting problems back to us.</text:span></text:p>
      <text:p text:style-name="P6"/>
      <text:p text:style-name="Standard"><text:span text:style-name="T3">My attitude towards not being snoopy and not using personally</text:span></text:p>
      <text:p text:style-name="Standard"><text:span text:style-name="T3">identifiable info is well known</text:span></text:p>
      <text:p text:style-name="P2"/>
      <text:p text:style-name="Standard"><text:span text:style-name="T3">germans in particular are *really* resistant to anything snoopy. BUT</text:span></text:p>
      <text:p text:style-name="Standard"><text:span text:style-name="T3">willing to share info</text:span></text:p>
      <text:p text:style-name="Standard"><text:span text:style-name="T3">on forums, and even more, fix problems. I have wonderful friends and</text:span></text:p>
      <text:p text:style-name="Standard"><text:span text:style-name="T3">contacts over there</text:span></text:p>
      <text:p text:style-name="P6"/>
      <text:p text:style-name="Standard"><text:span text:style-name="T9">&gt; This reminds me of the problems</text:span></text:p>
      <text:p text:style-name="Standard"><text:span text:style-name="T9">&gt; caused by an early OLPC wifi mesh, which caused nearby buggy wifi</text:span></text:p>
      <text:p text:style-name="Standard"><text:span text:style-name="T9">&gt; routers to crash. <text:s/>Luckily it was noticed at the Hackers Conference when</text:span></text:p>
      <text:p text:style-name="P6"/>
      <text:p text:style-name="Standard"><text:span text:style-name="T3">I know this story well....</text:span></text:p>
      <text:p text:style-name="P6"/>
      <text:p text:style-name="Standard"><text:span text:style-name="T9">&gt; early OLPCs showed up there. <text:s/>The OLPC team rapidly patched the wifi</text:span></text:p>
      <text:p text:style-name="Standard"><text:span text:style-name="T9">&gt; firmware to stop sending packet formats over the air that the idiots who</text:span></text:p>
      <text:p text:style-name="Standard"><text:span text:style-name="T9">&gt; build wifi routers had failed to fuzz-test.)</text:span></text:p>
      <text:p text:style-name="P6"/>
      <text:p text:style-name="Standard"><text:span text:style-name="T3">fuzz-testing is still rare in this field. Got any good network fuzz</text:span></text:p>
      <text:p text:style-name="Standard"><text:span text:style-name="T3">testing tools?</text:span></text:p>
      <text:p text:style-name="Standard"><text:span text:style-name="T3">We can add those to the matrix.</text:span></text:p>
      <text:p text:style-name="P6"/>
      <text:p text:style-name="Standard"><text:soft-page-break/><text:span text:style-name="T9">&gt;</text:span></text:p>
      <text:p text:style-name="Standard"><text:span text:style-name="T9">&gt; The very last /24 is going to be wasted due to the global broadcast</text:span></text:p>
      <text:p text:style-name="Standard"><text:span text:style-name="T9">&gt; address and the minimum globally routable netmask. <text:s/>So perhaps</text:span></text:p>
      <text:p text:style-name="Standard"><text:span text:style-name="T9">&gt; </text:span><text:a xlink:type="simple" xlink:href="http://255.255.255.0/24" text:style-name="ListLabel_20_11" text:visited-style-name="ListLabel_20_11"><text:span text:style-name="T6">255.255.255.0/24</text:span></text:a><text:span text:style-name="T9"> should be site-local.</text:span></text:p>
      <text:p text:style-name="P6"/>
      <text:p text:style-name="Standard"><text:span text:style-name="T3">Hmm? It just gets announced as part of the </text:span><text:a xlink:type="simple" xlink:href="http://255.0.0.0/8" text:style-name="ListLabel_20_11" text:visited-style-name="ListLabel_20_11"><text:span text:style-name="T6">255.0.0.0/8</text:span></text:a><text:span text:style-name="T3"> or subset</text:span></text:p>
      <text:p text:style-name="Standard"><text:span text:style-name="T3">thereof like </text:span><text:a xlink:type="simple" xlink:href="http://255.255.252.0/22" text:style-name="ListLabel_20_11" text:visited-style-name="ListLabel_20_11"><text:span text:style-name="T6">255.255.252.0/22</text:span></text:a></text:p>
      <text:p text:style-name="Standard"><text:a xlink:type="simple" xlink:href="http://255.255.252.0/22" text:style-name="ListLabel_20_11" text:visited-style-name="ListLabel_20_11"><text:span text:style-name="T3"/></text:a></text:p>
      <text:p text:style-name="Standard"><text:span text:style-name="T3">doesn't get wasted that way.</text:span></text:p>
      <text:p text:style-name="P6"/>
      <text:p text:style-name="Standard"><text:span text:style-name="T9">&gt; Note that 255.255.255.255 is</text:span></text:p>
      <text:p text:style-name="Standard"><text:span text:style-name="T9">&gt; also site-local in the sense that it can't appear in packets on the</text:span></text:p>
      <text:p text:style-name="Standard"><text:span text:style-name="T9">&gt; global Internet.</text:span></text:p>
      <text:p text:style-name="P6"/>
      <text:p text:style-name="Standard"><text:span text:style-name="T3">0 and 0-1 will remain illegal forevermore.</text:span></text:p>
      <text:p text:style-name="P6"/>
      <text:p text:style-name="Standard"><text:span text:style-name="T9">&gt;</text:span></text:p>
      <text:p text:style-name="Standard"><text:span text:style-name="T9">&gt; That would only provide 255 site-local Class E addresses, but that's</text:span></text:p>
      <text:p text:style-name="Standard"><text:span text:style-name="T9">&gt; enough for the clients of a single wifi router :-/. <text:s/>The wifi</text:span></text:p>
      <text:p text:style-name="Standard"><text:span text:style-name="T9">&gt; over-the-air protocol falls apart if you have more than about 60 nodes</text:span></text:p>
      <text:p text:style-name="Standard"><text:span text:style-name="T9">&gt; connected anyway, last time I noticed.</text:span></text:p>
      <text:p text:style-name="P6"/>
      <text:p text:style-name="Standard"><text:span text:style-name="T3">that would be a long mail. Shortly so long as you reduce multicast to</text:span></text:p>
      <text:p text:style-name="Standard"><text:span text:style-name="T3">a bare minimum and use mu-mimo a lot,</text:span></text:p>
      <text:p text:style-name="Standard"><text:soft-page-break/><text:span text:style-name="T3">I hope will finally crack 200, this year... with the patches I'm playing with.</text:span></text:p>
      <text:p text:style-name="P2"/>
      <text:p text:style-name="Standard"><text:span text:style-name="T3">that said, fixing mcast is still a huge problem client-side, despite this</text:span></text:p>
      <text:p text:style-name="P2"/>
      <text:p text:style-name="Standard"><text:a xlink:type="simple" xlink:href="https://tools.ietf.org/id/draft-ietf-dnssd-hybrid-04.html" text:style-name="ListLabel_20_11" text:visited-style-name="ListLabel_20_11"><text:span text:style-name="T6">https://tools.ietf.org/id/draft-ietf-dnssd-hybrid-04.html</text:span></text:a></text:p>
      <text:p text:style-name="Standard"><text:a xlink:type="simple" xlink:href="https://tools.ietf.org/id/draft-ietf-dnssd-hybrid-04.html" text:style-name="ListLabel_20_11" text:visited-style-name="ListLabel_20_11"><text:span text:style-name="T3"/></text:a></text:p>
      <text:p text:style-name="Standard"><text:span text:style-name="T3">I long ago ran out of resources to push this codebase further along.</text:span></text:p>
      <text:p text:style-name="P2"/>
      <text:p text:style-name="Standard"><text:span text:style-name="T3">One I figured that out... it too came up and "just worked" on 242. routed.</text:span></text:p>
      <text:p text:style-name="P2"/>
      <text:p text:style-name="Standard"><text:span text:style-name="T3">There is no support on the switch for "bogon filtering".</text:span></text:p>
      <text:p text:style-name="P2"/>
      <text:p text:style-name="Standard"><text:span text:style-name="T3">I did not even know (and it's my lab!) that I had this other switch on</text:span></text:p>
      <text:p text:style-name="Standard"><text:span text:style-name="T3">the network in the first place.</text:span></text:p>
      <text:p text:style-name="P2"/>
      <text:p text:style-name="Standard"><text:span text:style-name="T3">I think I'll take a screen shot of each success or failure.</text:span></text:p>
      <text:p text:style-name="P2"/>
      <text:p text:style-name="P2"/>
      <text:p text:style-name="P2"/>
      <text:p text:style-name="P2"/>
      <text:p text:style-name="P2"/>
      <text:p text:style-name="P2"/>
      <text:p text:style-name="P2"/>
      <text:p text:style-name="P2"/>
      <text:p text:style-name="P2"><text:soft-page-break/></text:p>
      <text:p text:style-name="P2"/>
      <text:p text:style-name="Standard"><text:span text:style-name="T3"><text:s/>You are still not deterred? Despite being gung-ho on proving basic</text:span></text:p>
      <text:p text:style-name="Standard"><text:span text:style-name="T3">&gt; technical feasibility I lost a bit of heart last night. I jumped on my</text:span></text:p>
      <text:p text:style-name="Standard"><text:span text:style-name="T3">&gt; boat and sailed to Moss Landing, ranting all the way.</text:span></text:p>
      <text:p text:style-name="P2"/>
      <text:p text:style-name="Standard"><text:span text:style-name="T3">Not deterred. <text:s/>I found that ancient RFC years ago, long before I decided</text:span></text:p>
      <text:p text:style-name="Standard"><text:span text:style-name="T3">to go down this path. <text:s/>RFCs are not set in stone, they are, indeed,</text:span></text:p>
      <text:p text:style-name="Standard"><text:span text:style-name="T3">"requests for comments". <text:s/>We have some comments. <text:s/>The Internet has</text:span></text:p>
      <text:p text:style-name="Standard"><text:span text:style-name="T3">evolved since then, and should evolve more.</text:span></text:p>
      <text:p text:style-name="P2"/>
      <text:p text:style-name="Standard"><text:span text:style-name="T3">&gt; we announce a 24x/8 experiment. Arrange for one global provider to</text:span></text:p>
      <text:p text:style-name="Standard"><text:span text:style-name="T3">&gt; route &amp; tunnel 24x. Use same provider to establish forward and reverse</text:span></text:p>
      <text:p text:style-name="Standard"><text:span text:style-name="T3">&gt; dns, announce a modified bogon-filter-list, allow various forms of</text:span></text:p>
      <text:p text:style-name="Standard"><text:span text:style-name="T3">&gt; tunnelling technology into the touchdown points, hand out /32s. Try to</text:span></text:p>
      <text:p text:style-name="Standard"><text:span text:style-name="T3">&gt; build a better net (smtp with certs? dnnssec? ) on this go-round...</text:span></text:p>
      <text:p text:style-name="P2"/>
      <text:p text:style-name="Standard"><text:span text:style-name="T3">I was hoping that we could do an experiment as soon as the end of this</text:span></text:p>
      <text:p text:style-name="Standard"><text:span text:style-name="T3">year -- as soon as we verify that merely advertising a 240/24 route will</text:span></text:p>
      <text:p text:style-name="Standard"><text:span text:style-name="T3">not crash any mainstream routers.</text:span></text:p>
      <text:p text:style-name="P2"/>
      <text:p text:style-name="Standard"><text:span text:style-name="T3">I have an interesting research lab that is already monitoring an entire</text:span></text:p>
      <text:p text:style-name="Standard"><text:span text:style-name="T3">/8 for rogue traffic, and might be interested in monitoring more of the</text:span></text:p>
      <text:p text:style-name="Standard"><text:span text:style-name="T3">experimental /8s to see what's floating around out there on the global</text:span></text:p>
      <text:p text:style-name="Standard"><text:soft-page-break/><text:span text:style-name="T3">Internet destined for those address ranges. <text:s/>They haven't committed to</text:span></text:p>
      <text:p text:style-name="Standard"><text:span text:style-name="T3">do it but we are talking.</text:span></text:p>
      <text:p text:style-name="P2"/>
      <text:p text:style-name="Standard"><text:span text:style-name="T3">The first experiment would not need any approval from anybody except</text:span></text:p>
      <text:p text:style-name="Standard"><text:span text:style-name="T3">an upstream provider (not IETF etc). <text:s/>Running code wins. <text:s/>The two goals</text:span></text:p>
      <text:p text:style-name="Standard"><text:span text:style-name="T3">of the experiment would be to see what rogue traffic is already out there</text:span></text:p>
      <text:p text:style-name="Standard"><text:span text:style-name="T3">trying to reach 24x space, and then to put up a stupid little web server on</text:span></text:p>
      <text:p text:style-name="Standard"><text:span text:style-name="T3">one address and use network monitoring testbeds to see if that web server</text:span></text:p>
      <text:p text:style-name="Standard"><text:span text:style-name="T3">is reachable from various parts of the Internet.</text:span></text:p>
      <text:p text:style-name="P2"/>
      <text:p text:style-name="Standard"><text:span text:style-name="T3">We should talk with the bogon list people, once we have initial results</text:span></text:p>
      <text:p text:style-name="Standard"><text:span text:style-name="T3">from the testbed.</text:span></text:p>
      <text:p text:style-name="P2"/>
      <text:p text:style-name="Standard"><text:span text:style-name="T3">I'm thinking that we should definitely ask the IETF to allocate this</text:span></text:p>
      <text:p text:style-name="Standard"><text:span text:style-name="T3">space, one more time, make a serious effort to explain the advantages.</text:span></text:p>
      <text:p text:style-name="Standard"><text:span text:style-name="T3">I expect them to foolishly and definitively reject it, though I would</text:span></text:p>
      <text:p text:style-name="Standard"><text:span text:style-name="T3">actually be happy if they would allocate it instead. <text:s/>ICANN and the RIRs</text:span></text:p>
      <text:p text:style-name="Standard"><text:span text:style-name="T3">already have rejected it. <text:s/>What that would mean is that it's fair game</text:span></text:p>
      <text:p text:style-name="Standard"><text:span text:style-name="T3">for an honest, credible, new RIR -- that does not have any contractual</text:span></text:p>
      <text:p text:style-name="Standard"><text:span text:style-name="T3">relationships with ICANN, nor want any -- to come into existence and</text:span></text:p>
      <text:p text:style-name="Standard"><text:span text:style-name="T3">administer it.</text:span></text:p>
      <text:p text:style-name="P2"/>
      <text:p text:style-name="Standard"><text:span text:style-name="T3">This is long and multitopic. If I had more time, I'd have made it shorter.</text:span></text:p>
      <text:p text:style-name="P2"/>
      <text:p text:style-name="Standard"><text:soft-page-break/><text:span text:style-name="T3">I linked to two articles that I'm not sure you are current on.</text:span></text:p>
      <text:p text:style-name="P6"/>
      <text:p text:style-name="Standard"><text:span text:style-name="T9">On Mon, Oct 22, 2018 at 4:27 PM John Gilmore &lt;</text:span><text:span text:style-name="T7">gnu@toad.com</text:span><text:span text:style-name="T9">&gt; wrote:</text:span></text:p>
      <text:p text:style-name="Standard"><text:span text:style-name="T9">&gt;</text:span></text:p>
      <text:p text:style-name="Standard"><text:span text:style-name="T9">&gt; &gt; You are still not deterred? Despite being gung-ho on proving basic</text:span></text:p>
      <text:p text:style-name="Standard"><text:span text:style-name="T9">&gt; &gt; technical feasibility I lost a bit of heart last night. I jumped on my</text:span></text:p>
      <text:p text:style-name="Standard"><text:span text:style-name="T9">&gt; &gt; boat and sailed to Moss Landing, ranting all the way.</text:span></text:p>
      <text:p text:style-name="Standard"><text:span text:style-name="T9">&gt;</text:span></text:p>
      <text:p text:style-name="Standard"><text:span text:style-name="T9">&gt; Not deterred. <text:s/>I found that ancient RFC years ago, long before I decided</text:span></text:p>
      <text:p text:style-name="Standard"><text:span text:style-name="T9">&gt; to go down this path. <text:s/>RFCs are not set in stone, they are, indeed,</text:span></text:p>
      <text:p text:style-name="Standard"><text:span text:style-name="T9">&gt; "requests for comments". <text:s/>We have some comments. <text:s/>The Internet has</text:span></text:p>
      <text:p text:style-name="Standard"><text:span text:style-name="T9">&gt; evolved since then, and should evolve more.</text:span></text:p>
      <text:p text:style-name="P6"/>
      <text:p text:style-name="Standard"><text:span text:style-name="T3">pithy ones, like your last two sentences, are good.</text:span></text:p>
      <text:p text:style-name="P2"/>
      <text:p text:style-name="Standard"><text:span text:style-name="T3">Well the ietf has attempted to redefine "RFC" as "a standard", and use</text:span></text:p>
      <text:p text:style-name="Standard"><text:span text:style-name="T3">the original meaning</text:span></text:p>
      <text:p text:style-name="Standard"><text:span text:style-name="T3">of RFC in the "internet draft" phase. It might be good for you to review this:</text:span></text:p>
      <text:p text:style-name="P2"/>
      <text:p text:style-name="Standard"><text:a xlink:type="simple" xlink:href="https://en.wikipedia.org/wiki/Internet_Standard" text:style-name="ListLabel_20_11" text:visited-style-name="ListLabel_20_11"><text:span text:style-name="T6">https://en.wikipedia.org/wiki/Internet_Standard</text:span></text:a></text:p>
      <text:p text:style-name="Standard"><text:a xlink:type="simple" xlink:href="https://en.wikipedia.org/wiki/Internet_Standard" text:style-name="ListLabel_20_11" text:visited-style-name="ListLabel_20_11"><text:span text:style-name="T3"/></text:a></text:p>
      <text:p text:style-name="Standard"><text:span text:style-name="T3">Elsewhere the original meaning of RFC has stuck in the public consciousness.</text:span></text:p>
      <text:p text:style-name="P2"/>
      <text:p text:style-name="Standard"><text:span text:style-name="T3">** I did a bit of fooling with dns.</text:span></text:p>
      <text:p text:style-name="P2"><text:soft-page-break/></text:p>
      <text:p text:style-name="Standard"><text:span text:style-name="T3">It turns out that local reverse dns for either 24x or 224 is not banned here.</text:span></text:p>
      <text:p text:style-name="P2"/>
      <text:p text:style-name="Standard"><text:a xlink:type="simple" xlink:href="https://tools.ietf.org/html/rfc6303#section-4.1" text:style-name="ListLabel_20_11" text:visited-style-name="ListLabel_20_11"><text:span text:style-name="T6">https://tools.ietf.org/html/rfc6303#section-4.1</text:span></text:a></text:p>
      <text:p text:style-name="Standard"><text:a xlink:type="simple" xlink:href="https://tools.ietf.org/html/rfc6303#section-4.1" text:style-name="ListLabel_20_11" text:visited-style-name="ListLabel_20_11"><text:span text:style-name="T3"/></text:a></text:p>
      <text:p text:style-name="Standard"><text:span text:style-name="T3"># Reverse synthetic DNS setup for dnsmasq</text:span></text:p>
      <text:p text:style-name="P2"/>
      <text:p text:style-name="Standard"><text:span text:style-name="T3">synth-domain=</text:span><text:a xlink:type="simple" xlink:href="http://more4.taht.net/" text:style-name="ListLabel_20_11" text:visited-style-name="ListLabel_20_11"><text:span text:style-name="T6">more4.taht.net</text:span></text:a><text:span text:style-name="T3">,255.255.255.0,255.255.255.254,more4-*</text:span></text:p>
      <text:p text:style-name="P2"/>
      <text:p text:style-name="Standard"><text:span text:style-name="T3">root@gw1:/etc# nslookup 255.255.255.210</text:span></text:p>
      <text:p text:style-name="Standard"><text:span text:style-name="T3">Server: 127.0.0.1</text:span></text:p>
      <text:p text:style-name="Standard"><text:span text:style-name="T3">Address: 127.0.0.1#53</text:span></text:p>
      <text:p text:style-name="P2"/>
      <text:p text:style-name="Standard"><text:span text:style-name="T3">210.255.255.255.in-addr.arpa name = </text:span><text:a xlink:type="simple" xlink:href="http://more4-210.more4.taht.net/" text:style-name="ListLabel_20_11" text:visited-style-name="ListLabel_20_11"><text:span text:style-name="T6">more4-210.more4.taht.net</text:span></text:a></text:p>
      <text:p text:style-name="Standard"><text:a xlink:type="simple" xlink:href="http://more4-210.more4.taht.net/" text:style-name="ListLabel_20_11" text:visited-style-name="ListLabel_20_11"><text:span text:style-name="T3"/></text:a></text:p>
      <text:p text:style-name="P2"/>
      <text:p text:style-name="Standard"><text:span text:style-name="T3">** And it appears likely that with a real in-addr.arpa delegation...</text:span></text:p>
      <text:p text:style-name="P2"/>
      <text:p text:style-name="Standard"><text:span text:style-name="T3">nslookup 255.255.255.224</text:span></text:p>
      <text:p text:style-name="Standard"><text:span text:style-name="T3">Server: 8.8.8.8</text:span></text:p>
      <text:p text:style-name="Standard"><text:span text:style-name="T3">Address: 8.8.8.8#53</text:span></text:p>
      <text:p text:style-name="P2"/>
      <text:p text:style-name="Standard"><text:span text:style-name="T3">** server can't find 224.255.255.255.in-addr.arpa: NXDOMAIN</text:span></text:p>
      <text:p text:style-name="P2"/>
      <text:p text:style-name="Standard"><text:soft-page-break/><text:span text:style-name="T3">...</text:span></text:p>
      <text:p text:style-name="P2"/>
      <text:p text:style-name="Standard"><text:span text:style-name="T3">I am not sure if it is banned elsewhere in some other rfc. Doubt it.</text:span></text:p>
      <text:p text:style-name="P6"/>
      <text:p text:style-name="Standard"><text:span text:style-name="T9">.</text:span></text:p>
      <text:p text:style-name="P6"/>
      <text:p text:style-name="Standard"><text:span text:style-name="T9">&gt;</text:span></text:p>
      <text:p text:style-name="Standard"><text:span text:style-name="T9">&gt; &gt; we announce a 24x/8 experiment. Arrange for one global provider to</text:span></text:p>
      <text:p text:style-name="Standard"><text:span text:style-name="T9">&gt; &gt; route &amp; tunnel 24x. Use same provider to establish forward and reverse</text:span></text:p>
      <text:p text:style-name="Standard"><text:span text:style-name="T9">&gt; &gt; dns, announce a modified bogon-filter-list, allow various forms of</text:span></text:p>
      <text:p text:style-name="Standard"><text:span text:style-name="T9">&gt; &gt; tunnelling technology into the touchdown points, hand out /32s. Try to</text:span></text:p>
      <text:p text:style-name="Standard"><text:span text:style-name="T9">&gt; &gt; build a better net (smtp with certs? dnnssec? ) on this go-round...</text:span></text:p>
      <text:p text:style-name="Standard"><text:span text:style-name="T9">&gt;</text:span></text:p>
      <text:p text:style-name="Standard"><text:span text:style-name="T9">&gt; I was hoping that we could do an experiment as soon as the end of this</text:span></text:p>
      <text:p text:style-name="Standard"><text:span text:style-name="T9">&gt; year -- as soon as we verify that merely advertising a 240/24 route will</text:span></text:p>
      <text:p text:style-name="Standard"><text:span text:style-name="T9">&gt; not crash any mainstream routers.</text:span></text:p>
      <text:p text:style-name="P6"/>
      <text:p text:style-name="Standard"><text:span text:style-name="T3">Need someone(s) with hardware. Weird stuff's basement.</text:span></text:p>
      <text:p text:style-name="P6"/>
      <text:p text:style-name="Standard"><text:span text:style-name="T9">&gt;</text:span></text:p>
      <text:p text:style-name="Standard"><text:span text:style-name="T9">&gt; I have an interesting research lab that is already monitoring an entire</text:span></text:p>
      <text:p text:style-name="Standard"><text:span text:style-name="T9">&gt; /8 for rogue traffic, and might be interested in monitoring more of the</text:span></text:p>
      <text:p text:style-name="Standard"><text:span text:style-name="T9">&gt; experimental /8s to see what's floating around out there on the global</text:span></text:p>
      <text:p text:style-name="Standard"><text:span text:style-name="T9">&gt; Internet destined for those address ranges. <text:s/>They haven't committed to</text:span></text:p>
      <text:p text:style-name="Standard"><text:soft-page-break/><text:span text:style-name="T9">&gt; do it but we are talking.</text:span></text:p>
      <text:p text:style-name="P6"/>
      <text:p text:style-name="Standard"><text:span text:style-name="T3">Yes, that would be a good start.</text:span></text:p>
      <text:p text:style-name="P6"/>
      <text:p text:style-name="Standard"><text:span text:style-name="T9">&gt;</text:span></text:p>
      <text:p text:style-name="Standard"><text:span text:style-name="T9">&gt; The first experiment would not need any approval from anybody except</text:span></text:p>
      <text:p text:style-name="Standard"><text:span text:style-name="T9">&gt; an upstream provider (not IETF etc). <text:s/>Running code wins.</text:span></text:p>
      <text:p text:style-name="P6"/>
      <text:p text:style-name="Standard"><text:span text:style-name="T3">k.</text:span></text:p>
      <text:p text:style-name="P6"/>
      <text:p text:style-name="Standard"><text:span text:style-name="T9">&gt; The two goals</text:span></text:p>
      <text:p text:style-name="Standard"><text:span text:style-name="T9">&gt; of the experiment would be to see what rogue traffic is already out there</text:span></text:p>
      <text:p text:style-name="Standard"><text:span text:style-name="T9">&gt; trying to reach 24x space, and then to put up a stupid little web server on</text:span></text:p>
      <text:p text:style-name="Standard"><text:span text:style-name="T9">&gt; one address and use network monitoring testbeds to see if that web server</text:span></text:p>
      <text:p text:style-name="Standard"><text:span text:style-name="T9">&gt; is reachable from various parts of the Internet.</text:span></text:p>
      <text:p text:style-name="P6"/>
      <text:p text:style-name="Standard"><text:span text:style-name="T3">So far that seems unlikely unless that web host could be in the</text:span></text:p>
      <text:p text:style-name="Standard"><text:span text:style-name="T3">default free zone,</text:span></text:p>
      <text:p text:style-name="Standard"><text:span text:style-name="T3">or we could convince a cloudy provider to unblock that part of the</text:span></text:p>
      <text:p text:style-name="Standard"><text:span text:style-name="T3">bogon list for that host, or your research lab.</text:span></text:p>
      <text:p text:style-name="P2"/>
      <text:p text:style-name="Standard"><text:span text:style-name="T3">isc, linode, rackspace is the sum of my "easy" contact list. A couple</text:span></text:p>
      <text:p text:style-name="Standard"><text:span text:style-name="T3">phone calls to get more contacts...</text:span></text:p>
      <text:p text:style-name="Standard"><text:span text:style-name="T3">... but at the moment the people part of the exploration is your gig, not mine.</text:span></text:p>
      <text:p text:style-name="P2"><text:soft-page-break/></text:p>
      <text:p text:style-name="Standard"><text:span text:style-name="T3">** <text:s/>some hostnames - we needn't keep these, but they amused me.</text:span></text:p>
      <text:p text:style-name="P2"/>
      <text:p text:style-name="Standard"><text:span text:style-name="T3">host </text:span><text:a xlink:type="simple" xlink:href="http://bigbangburgerbar.taht.net/" text:style-name="ListLabel_20_11" text:visited-style-name="ListLabel_20_11"><text:span text:style-name="T6">bigbangburgerbar.taht.net</text:span></text:a><text:span text:style-name="T3"> # 0.0.0.1</text:span></text:p>
      <text:p text:style-name="Standard"><text:span text:style-name="T3">host </text:span><text:a xlink:type="simple" xlink:href="http://bigbangburgerchef.taht.net/" text:style-name="ListLabel_20_11" text:visited-style-name="ListLabel_20_11"><text:span text:style-name="T6">bigbangburgerchef.taht.net</text:span></text:a><text:span text:style-name="T3"> # CNAME for above</text:span></text:p>
      <text:p text:style-name="Standard"><text:span text:style-name="T3">host </text:span><text:a xlink:type="simple" xlink:href="http://blacksun.taht.net/" text:style-name="ListLabel_20_11" text:visited-style-name="ListLabel_20_11"><text:span text:style-name="T6">blacksun.taht.net</text:span></text:a><text:span text:style-name="T3"> # 255.255.255.0</text:span></text:p>
      <text:p text:style-name="Standard"><text:span text:style-name="T3">host </text:span><text:a xlink:type="simple" xlink:href="http://milliways.taht.net/" text:style-name="ListLabel_20_11" text:visited-style-name="ListLabel_20_11"><text:span text:style-name="T6">milliways.taht.net</text:span></text:a><text:span text:style-name="T3"> # 255.255.255.254</text:span></text:p>
      <text:p text:style-name="P2"/>
      <text:p text:style-name="Standard"><text:span text:style-name="T3">DNS seems to work from most of my vantage points. I think we should</text:span></text:p>
      <text:p text:style-name="Standard"><text:span text:style-name="T3">"expect script" a few tests like these as we go along instead of</text:span></text:p>
      <text:p text:style-name="Standard"><text:span text:style-name="T3">relying on mark 1 eyeball.</text:span></text:p>
      <text:p text:style-name="P2"/>
      <text:p text:style-name="Standard"><text:span text:style-name="T3">I am currently getting some odd behavior from the lab's dnsmasq</text:span></text:p>
      <text:p text:style-name="Standard"><text:span text:style-name="T3">(comcast upstream) on these queries. 8.8.8.8 is fine. I will wait</text:span></text:p>
      <text:p text:style-name="Standard"><text:span text:style-name="T3">overnight to see if I merely messed up a cache then I'll ping simon</text:span></text:p>
      <text:p text:style-name="Standard"><text:span text:style-name="T3">kelly (the author)</text:span></text:p>
      <text:p text:style-name="P2"/>
      <text:p text:style-name="Standard"><text:span text:style-name="T3">root@gw1:/etc# nslookup </text:span><text:a xlink:type="simple" xlink:href="http://bigbangburgerchef.taht.net/" text:style-name="ListLabel_20_11" text:visited-style-name="ListLabel_20_11"><text:span text:style-name="T6">bigbangburgerchef.taht.net</text:span></text:a><text:span text:style-name="T3"> # busybox nslookup</text:span></text:p>
      <text:p text:style-name="Standard"><text:span text:style-name="T3">Server: 127.0.0.1</text:span></text:p>
      <text:p text:style-name="Standard"><text:span text:style-name="T3">Address: 127.0.0.1#53</text:span></text:p>
      <text:p text:style-name="P2"/>
      <text:p text:style-name="Standard"><text:span text:style-name="T3">*** Can't find </text:span><text:a xlink:type="simple" xlink:href="http://bigbangburgerchef.taht.net/" text:style-name="ListLabel_20_11" text:visited-style-name="ListLabel_20_11"><text:span text:style-name="T6">bigbangburgerchef.taht.net</text:span></text:a><text:span text:style-name="T3">: No answer</text:span></text:p>
      <text:p text:style-name="Standard"><text:span text:style-name="T3">Name: <text:s text:c="5"/></text:span><text:a xlink:type="simple" xlink:href="http://bigbangburgerchef.taht.net/" text:style-name="ListLabel_20_11" text:visited-style-name="ListLabel_20_11"><text:span text:style-name="T6">bigbangburgerchef.taht.net</text:span></text:a></text:p>
      <text:p text:style-name="Standard"><text:a xlink:type="simple" xlink:href="http://bigbangburgerchef.taht.net/" text:style-name="ListLabel_20_11" text:visited-style-name="ListLabel_20_11"><text:span text:style-name="T6">bigbangburgerchef.taht.net</text:span></text:a><text:span text:style-name="T3"> canonical name = </text:span><text:a xlink:type="simple" xlink:href="http://bigbangburgerbar.taht.net/" text:style-name="ListLabel_20_11" text:visited-style-name="ListLabel_20_11"><text:span text:style-name="T6">bigbangburgerbar.taht.net</text:span></text:a></text:p>
      <text:p text:style-name="Standard"><text:soft-page-break/><text:span text:style-name="T3">root@gw1:/etc# nslookup </text:span><text:a xlink:type="simple" xlink:href="http://bigbangburgerbar.taht.net/" text:style-name="ListLabel_20_11" text:visited-style-name="ListLabel_20_11"><text:span text:style-name="T6">bigbangburgerbar.taht.net</text:span></text:a></text:p>
      <text:p text:style-name="Standard"><text:span text:style-name="T3">Server: 127.0.0.1</text:span></text:p>
      <text:p text:style-name="Standard"><text:span text:style-name="T3">Address: 127.0.0.1#53</text:span></text:p>
      <text:p text:style-name="P2"/>
      <text:p text:style-name="Standard"><text:span text:style-name="T3">*** Can't find </text:span><text:a xlink:type="simple" xlink:href="http://bigbangburgerbar.taht.net/" text:style-name="ListLabel_20_11" text:visited-style-name="ListLabel_20_11"><text:span text:style-name="T6">bigbangburgerbar.taht.net</text:span></text:a><text:span text:style-name="T3">: No answer</text:span></text:p>
      <text:p text:style-name="Standard"><text:span text:style-name="T3">*** Can't find </text:span><text:a xlink:type="simple" xlink:href="http://bigbangburgerbar.taht.net/" text:style-name="ListLabel_20_11" text:visited-style-name="ListLabel_20_11"><text:span text:style-name="T6">bigbangburgerbar.taht.net</text:span></text:a><text:span text:style-name="T3">: No answer # twice??</text:span></text:p>
      <text:p text:style-name="P6"/>
      <text:p text:style-name="Standard"><text:span text:style-name="T9">&gt;</text:span></text:p>
      <text:p text:style-name="Standard"><text:span text:style-name="T9">&gt; We should talk with the bogon list people, once we have initial results</text:span></text:p>
      <text:p text:style-name="Standard"><text:span text:style-name="T9">&gt; from the testbed.</text:span></text:p>
      <text:p text:style-name="P6"/>
      <text:p text:style-name="Standard"><text:span text:style-name="T3">I see this becoming a priority. :) OK, OK, I'm off the boat for the</text:span></text:p>
      <text:p text:style-name="Standard"><text:span text:style-name="T3">week, and at least mildly re-inspired.</text:span></text:p>
      <text:p text:style-name="P6"/>
      <text:p text:style-name="Standard"><text:span text:style-name="T9">&gt;</text:span></text:p>
      <text:p text:style-name="Standard"><text:span text:style-name="T9">&gt; I'm thinking that we should definitely ask the IETF to allocate this</text:span></text:p>
      <text:p text:style-name="Standard"><text:span text:style-name="T9">&gt; space, one more time, make a serious effort to explain the advantages.</text:span></text:p>
      <text:p text:style-name="Standard"><text:span text:style-name="T9">&gt; I expect them to foolishly and definitively reject it, though I would</text:span></text:p>
      <text:p text:style-name="Standard"><text:span text:style-name="T9">&gt; actually be happy if they would allocate it instead. <text:s/>ICANN and the RIRs</text:span></text:p>
      <text:p text:style-name="Standard"><text:span text:style-name="T9">&gt; already have rejected it.</text:span></text:p>
      <text:p text:style-name="P6"/>
      <text:p text:style-name="Standard"><text:span text:style-name="T3">Arguably that could not take place much before the next meeting in</text:span></text:p>
      <text:p text:style-name="Standard"><text:span text:style-name="T3">March, in prague,</text:span></text:p>
      <text:p text:style-name="Standard"><text:span text:style-name="T3">after this one (in hong kong).</text:span></text:p>
      <text:p text:style-name="P2"><text:soft-page-break/></text:p>
      <text:p text:style-name="Standard"><text:span text:style-name="T3">I'm not of the right heft to present this at the right levels, I</text:span></text:p>
      <text:p text:style-name="Standard"><text:span text:style-name="T3">think. <text:s/>I was sort of thinking about going (cake and the wifi work).</text:span></text:p>
      <text:p text:style-name="P2"/>
      <text:p text:style-name="Standard"><text:span text:style-name="T3">Also, until this moment, I had never heard of the NRO in this context.</text:span></text:p>
      <text:p text:style-name="P2"/>
      <text:p text:style-name="Standard"><text:a xlink:type="simple" xlink:href="https://en.wikipedia.org/wiki/Regional_Internet_registry" text:style-name="ListLabel_20_11" text:visited-style-name="ListLabel_20_11"><text:span text:style-name="T6">https://en.wikipedia.org/wiki/Regional_Internet_registry</text:span></text:a></text:p>
      <text:p text:style-name="Standard"><text:a xlink:type="simple" xlink:href="https://en.wikipedia.org/wiki/Regional_Internet_registry" text:style-name="ListLabel_20_11" text:visited-style-name="ListLabel_20_11"><text:span text:style-name="T9"/></text:a></text:p>
      <text:p text:style-name="Standard"><text:span text:style-name="T9">&gt; What that would mean is that it's fair game</text:span></text:p>
      <text:p text:style-name="Standard"><text:span text:style-name="T9">&gt; for an honest, credible, new RIR -- that does not have any contractual</text:span></text:p>
      <text:p text:style-name="Standard"><text:span text:style-name="T9">&gt; relationships with ICANN, nor want any -- to come into existence and</text:span></text:p>
      <text:p text:style-name="Standard"><text:span text:style-name="T9">&gt; administer it.</text:span></text:p>
      <text:p text:style-name="P6"/>
      <text:p text:style-name="Standard"><text:span text:style-name="T3">I would like that, very much. What region? cyberspace? republic of gondor?</text:span></text:p>
      <text:p text:style-name="P2"/>
      <text:p text:style-name="Standard"><text:span text:style-name="T3">"Music is the space between the notes" - Debussy</text:span></text:p>
      <text:p text:style-name="P2"/>
      <text:p text:style-name="Standard"><text:span text:style-name="T3">SEARCH METHODS</text:span></text:p>
      <text:p text:style-name="P2"/>
      <text:p text:style-name="Standard"><text:span text:style-name="T3">Try:</text:span></text:p>
      <text:p text:style-name="P2"/>
      <text:p text:style-name="Standard"><text:span text:style-name="T3"><text:s text:c="2"/></text:span><text:a xlink:type="simple" xlink:href="https://searchcode.com/?q=IN_EXPERIMENTAL" text:style-name="ListLabel_20_11" text:visited-style-name="ListLabel_20_11"><text:span text:style-name="T6">https://searchcode.com/?q=IN_EXPERIMENTAL</text:span></text:a></text:p>
      <text:p text:style-name="Standard"><text:a xlink:type="simple" xlink:href="https://searchcode.com/?q=IN_EXPERIMENTAL" text:style-name="ListLabel_20_11" text:visited-style-name="ListLabel_20_11"><text:span text:style-name="T3"/></text:a></text:p>
      <text:p text:style-name="Standard"><text:span text:style-name="T3">It finds 255 in Github, but 3177 uses in Bitbucket, whatever that is.</text:span></text:p>
      <text:p text:style-name="P2"><text:soft-page-break/></text:p>
      <text:p text:style-name="Standard"><text:span text:style-name="T3">Looks like a ton of copies of getaddrinfo() implementations, which</text:span></text:p>
      <text:p text:style-name="Standard"><text:span text:style-name="T3">include this:</text:span></text:p>
      <text:p text:style-name="P2"/>
      <text:p text:style-name="Standard"><text:span text:style-name="T3"><text:s text:c="4"/>#ifndef IN_EXPERIMENTAL</text:span></text:p>
      <text:p text:style-name="Standard"><text:span text:style-name="T3"><text:s text:c="4"/>#define IN_EXPERIMENTAL(i) <text:s/>(((i) &amp; 0xe0000000U) == 0xe0000000U)</text:span></text:p>
      <text:p text:style-name="Standard"><text:span text:style-name="T3"><text:s text:c="4"/>#endif</text:span></text:p>
      <text:p text:style-name="Standard"><text:span text:style-name="T3"><text:s text:c="32"/>v4a = ntohl(v4a);</text:span></text:p>
      <text:p text:style-name="Standard"><text:span text:style-name="T3"><text:s text:c="32"/>if (IN_MULTICAST(v4a) || IN_EXPERIMENTAL(v4a))</text:span></text:p>
      <text:p text:style-name="P2"/>
      <text:p text:style-name="Standard"><text:span text:style-name="T3">so the win looks like keeping IN_EXPERIMENTAL as a macro, so the</text:span></text:p>
      <text:p text:style-name="Standard"><text:span text:style-name="T3">bustards won't redefine it, AND deprecating it in the header file AND</text:span></text:p>
      <text:p text:style-name="Standard"><text:span text:style-name="T3">having it always return 0.</text:span></text:p>
      <text:p text:style-name="P2"/>
      <text:p text:style-name="Standard"><text:span text:style-name="T3">And patching at least the main few copies of getaddrinfo so they don't</text:span></text:p>
      <text:p text:style-name="Standard"><text:span text:style-name="T3">reference it at all, nor redefine it…</text:span></text:p>
      <text:p text:style-name="P2"/>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
            <table:table table:name="Table3" table:style-name="Table3">
              <table:table-column table:style-name="Table3.A"/>
              <table:table-row table:style-name="Table3.1">
                <table:table-cell table:style-name="Table3.A1" office:value-type="string">
                  <text:p text:style-name="P23"><text:bookmark text:name="_tkbo8aizchx7"/><text:span text:style-name="T10">Dave Taht</text:span><text:span text:style-name="T11"> </text:span><text:span text:style-name="T13">&lt;dave.taht@gmail.com&gt;</text:span></text:p>
                </table:table-cell>
              </table:table-row>
            </table:table>
            <text:p text:style-name="P4"/>
          </table:table-cell>
          <table:table-cell table:style-name="Table5.B1" office:value-type="string">
            <text:p text:style-name="P7"><text:span text:style-name="T12">Sat, Oct 20, 8:47 AM</text:span></text:p>
          </table:table-cell>
          <table:table-cell table:style-name="Table5.B1" office:value-type="string">
            <text:p text:style-name="P5"/>
          </table:table-cell>
          <table:table-cell table:style-name="Table5.B1" table:number-rows-spanned="2" office:value-type="string">
            <text:p text:style-name="P19"><draw:frame draw:style-name="fr1" draw:name="image1.gif" text:anchor-type="as-char" svg:width="0.2083in" svg:height="0.2083in" draw:z-index="0"><draw:image xlink:href="Pictures/100002000000000100000001DB79ED054B699501.gif" xlink:type="simple" xlink:show="embed" xlink:actuate="onLoad" loext:mime-type="image/gif"/></draw:frame></text:p>
            <text:p text:style-name="P19"><draw:frame draw:style-name="fr1" draw:name="image3.gif" text:anchor-type="as-char" svg:width="0.2083in" svg:height="0.2083in" draw:z-index="0"><draw:image xlink:href="Pictures/100002000000000100000001DB79ED054B699501.gif" xlink:type="simple" xlink:show="embed" xlink:actuate="onLoad" loext:mime-type="image/gif"/></draw:frame></text:p>
          </table:table-cell>
        </table:table-row>
        <table:table-row table:style-name="Table5.1">
          <table:table-cell table:style-name="Table5.B1" table:number-columns-spanned="3" office:value-type="string">
            <text:p text:style-name="P3"/>
            <table:table table:name="Table4" table:style-name="Table4">
              <table:table-column table:style-name="Table4.A"/>
              <table:table-row table:style-name="Table4.1">
                <table:table-cell table:style-name="Table4.A1" office:value-type="string">
                  <text:p text:style-name="P8"><text:span text:style-name="T12">to John</text:span></text:p>
                  <text:p text:style-name="P20"><draw:frame draw:style-name="fr1" draw:name="image2.gif" text:anchor-type="as-char" svg:width="0.2083in" svg:height="0.2083in" draw:z-index="0"><draw:image xlink:href="Pictures/100002000000000100000001DB79ED054B699501.gif" xlink:type="simple" xlink:show="embed" xlink:actuate="onLoad" loext:mime-type="image/gif"/></draw:frame></text:p>
                </table:table-cell>
              </table:table-row>
            </table:table>
            <text:p text:style-name="P3"/>
          </table:table-cell>
          <table:covered-table-cell/>
          <table:covered-table-cell/>
          <table:covered-table-cell/>
        </table:table-row>
      </table:table>
      <text:p text:style-name="P14"><text:span text:style-name="T3">great engine!</text:span></text:p>
      <text:p text:style-name="P15"/>
      <text:p text:style-name="P14"><text:span text:style-name="T3">In terms of existing usage and intent I'd redefine IN_EXPERIMENTAL to</text:span></text:p>
      <text:p text:style-name="P14"><text:span text:style-name="T3">be ((a == 0xFFFFFFFF)) and check to see what compilers can take the</text:span></text:p>
      <text:p text:style-name="P14"><text:soft-page-break/><text:span text:style-name="T3">deprecated attribute. (llvm does, I think)</text:span></text:p>
      <text:p text:style-name="P15"/>
      <text:p text:style-name="P14"><text:span text:style-name="T3">It looks like there's essentially a copy/paste error in all the python</text:span></text:p>
      <text:p text:style-name="P14"><text:span text:style-name="T3">derived implementations they are</text:span></text:p>
      <text:p text:style-name="P14"><text:span text:style-name="T3">actually &amp;-ing against 0xe, not 0xf. <text:s/>This implies that at least some</text:span></text:p>
      <text:p text:style-name="P14"><text:span text:style-name="T3">of this code is either redundantly checking for mcast, or wrongly</text:span></text:p>
      <text:p text:style-name="P14"><text:span text:style-name="T3">assuming IN_EXPERIMENTAL covers both.</text:span></text:p>
      <text:p text:style-name="P15"/>
      <text:p text:style-name="P14"><text:span text:style-name="T3">to look harder for contextual bugs:</text:span></text:p>
      <text:p text:style-name="P15"/>
      <text:p text:style-name="P14"><text:span text:style-name="T3">searchcode comes with an api and can index locally... and is free for</text:span></text:p>
      <text:p text:style-name="P14"><text:span text:style-name="T3">our purposes. </text:span><text:a xlink:type="simple" xlink:href="https://searchcodeserver.com/pricing.html" text:style-name="ListLabel_20_11" text:visited-style-name="ListLabel_20_11"><text:span text:style-name="T6">https://searchcodeserver.com/pricing.html</text:span></text:a></text:p>
      <text:p text:style-name="P14"><text:a xlink:type="simple" xlink:href="https://searchcodeserver.com/pricing.html" text:style-name="ListLabel_20_11" text:visited-style-name="ListLabel_20_11"><text:span text:style-name="T3"/></text:a></text:p>
      <text:p text:style-name="P14"><text:span text:style-name="T3">I pretty regularly build openwrt, can add gentoo.</text:span></text:p>
      <text:p text:style-name="P15"/>
      <text:p text:style-name="P14"><text:span text:style-name="T3">--</text:span></text:p>
      <text:p text:style-name="P15"/>
      <text:p text:style-name="P14"><text:span text:style-name="T3">I just want to keep you aware that I'm still on 3 projects, and trying</text:span></text:p>
      <text:p text:style-name="P14"><text:span text:style-name="T3">desperately to bring the below one in before the end of the month, or</text:span></text:p>
      <text:p text:style-name="P14"><text:span text:style-name="T3">year, worst case. you got ~12 hours out of me this week, + whatever I</text:span></text:p>
      <text:p text:style-name="P14"><text:span text:style-name="T3">manage to put in this weekend.</text:span></text:p>
      <text:p text:style-name="P15"/>
      <text:p text:style-name="P14"><text:span text:style-name="T3">want to have a viable doc on something with you before thanksgiving.</text:span></text:p>
      <text:p text:style-name="P15"/>
      <text:p text:style-name="P14"><text:soft-page-break/><text:span text:style-name="T3">I think the requirements for the lab are setting down, I have one 12</text:span></text:p>
      <text:p text:style-name="P14"><text:span text:style-name="T3">core box I can use for vms and dogfooding (would probably bridge all</text:span></text:p>
      <text:p text:style-name="P14"><text:span text:style-name="T3">the vms to the test network), the other I'll keep using for builds and</text:span></text:p>
      <text:p text:style-name="P14"><text:span text:style-name="T3">storage. Both have multiple ethernet interfaces, incl 10gigE. Don't</text:span></text:p>
      <text:p text:style-name="P14"><text:span text:style-name="T3">have a 10gigE switch, don't want to try that yet anyway.</text:span></text:p>
      <text:p text:style-name="P15"/>
      <text:p text:style-name="P14"><text:span text:style-name="T3">I'm still *really chicken* about futzing with mcast, so I'll end up</text:span></text:p>
      <text:p text:style-name="P14"><text:span text:style-name="T3">with two dedicated cheap boxes for that initially. Typically I'd</text:span></text:p>
      <text:p text:style-name="P14"><text:span text:style-name="T3">leverage armbian (I have a ton of hackerboards). Gonna need another</text:span></text:p>
      <text:p text:style-name="P14"><text:span text:style-name="T3">switch and picking up a random old one <text:s/>seems apropo. msata card.</text:span></text:p>
      <text:p text:style-name="P14"><text:span text:style-name="T3">cabling.</text:span></text:p>
      <text:p text:style-name="P15"/>
      <text:p text:style-name="P14"><text:span text:style-name="T3">My inclination remains doing a deep dive into 24x, and writing that</text:span></text:p>
      <text:p text:style-name="P14"><text:span text:style-name="T3">up, while making notes and prototype patches on "the right thing" for</text:span></text:p>
      <text:p text:style-name="P14"><text:span text:style-name="T3">the other address spaces, and not creating dedicated lab space for</text:span></text:p>
      <text:p text:style-name="P14"><text:span text:style-name="T3">anything else initially. <text:s/>I have more hope for 127 than mcast.</text:span></text:p>
      <text:p text:style-name="P15"/>
      <text:p text:style-name="P14"><text:span text:style-name="T3">Do you know Karl Aurbach? He makes some good test gear. Don't know</text:span></text:p>
      <text:p text:style-name="P14"><text:span text:style-name="T3">where he stands politically, post icann, I know he was in the dns/cert</text:span></text:p>
      <text:p text:style-name="P14"><text:span text:style-name="T3">numbering space.</text:span></text:p>
      <text:p text:style-name="P15"/>
      <text:p text:style-name="P14"><text:span text:style-name="T3">Founding doc:</text:span></text:p>
      <text:p text:style-name="P15"/>
      <text:p text:style-name="P14"><text:span text:style-name="T3">As late as 2011 we have Informational RFC 6274 recommending that the</text:span></text:p>
      <text:p text:style-name="P14"><text:soft-page-break/><text:span text:style-name="T3">use of any of the addresses below cause a received packet to be</text:span></text:p>
      <text:p text:style-name="P14"><text:span text:style-name="T3">dropped. <text:s/>January 2010's BCP 153, RFC 5735 says almost the same thing</text:span></text:p>
      <text:p text:style-name="P14"><text:span text:style-name="T3">about some addresses (like 127/8). <text:s/>This is truly shortsighted, since</text:span></text:p>
      <text:p text:style-name="P14"><text:span text:style-name="T3">it prevents future allocation without great pain. <text:s/>We should start</text:span></text:p>
      <text:p text:style-name="P14"><text:span text:style-name="T3">transitioning hosts and routers to allow these to be processed as</text:span></text:p>
      <text:p text:style-name="P14"><text:span text:style-name="T3">ordinary addresses, which will have to happen long before they can</text:span></text:p>
      <text:p text:style-name="P14"><text:span text:style-name="T3">be allocated for global Internet use.</text:span></text:p>
      <text:p text:style-name="P15"/>
      <text:p text:style-name="P14"><text:span text:style-name="T3">We have reserved 240/4, or 16 /8 networks, as "Class E IP addresses"</text:span></text:p>
      <text:p text:style-name="P14"><text:span text:style-name="T3">for "future addressing modes" (RFC 1112, August 1989). <text:s/>Surely now is</text:span></text:p>
      <text:p text:style-name="P14"><text:span text:style-name="T3">the time to allocate most of these. <text:s/>We aren't going to suddenly</text:span></text:p>
      <text:p text:style-name="P14"><text:span text:style-name="T3">invent an amazing new must-have addressing mode in the IPv4 world.</text:span></text:p>
      <text:p text:style-name="P14"><text:span text:style-name="T3">The only likely candidate is NATting of IPv6 addresses.</text:span></text:p>
      <text:p text:style-name="P14"><text:span text:style-name="T3">But any piece of IPv4 space would do if, for example, someone wanted</text:span></text:p>
      <text:p text:style-name="P14"><text:span text:style-name="T3">to NAT datagrams coming in from IPv6 hosts into the IPv4 Internet. <text:s/>It</text:span></text:p>
      <text:p text:style-name="P14"><text:span text:style-name="T3">wouldn't need to be this particular space, and could and will indeed</text:span></text:p>
      <text:p text:style-name="P14"><text:span text:style-name="T3">be done in many disjoint IPv4 spaces by many various networks. <text:s/>See</text:span></text:p>
      <text:p text:style-name="P14"><text:span text:style-name="T3">RFC 6052 and its internet-draft sidekick that gives it context.</text:span></text:p>
      <text:p text:style-name="P15"/>
      <text:p text:style-name="P14"><text:span text:style-name="T3">The IP Multicast space is vastly underused, and 95% of it could be</text:span></text:p>
      <text:p text:style-name="P14"><text:span text:style-name="T3">reallocated. <text:s/>What kind of transition would be required remains to be</text:span></text:p>
      <text:p text:style-name="P14"><text:span text:style-name="T3">seen. <text:s/>A brief look suggests that old hosts would multicast to any</text:span></text:p>
      <text:p text:style-name="P14"><text:span text:style-name="T3">such address, so new gateways could be listening for such ethernet</text:span></text:p>
      <text:p text:style-name="P14"><text:span text:style-name="T3">multicasts, and convert them to unicast packets for forwarding onward.</text:span></text:p>
      <text:p text:style-name="P14"><text:soft-page-break/><text:span text:style-name="T3">But hosts may need to be reprogrammed to stop rejecting incoming</text:span></text:p>
      <text:p text:style-name="P14"><text:span text:style-name="T3">datagrams whose source IP address is a former multicast address.</text:span></text:p>
      <text:p text:style-name="P14"><text:span text:style-name="T3">Doing this transition well would free up 15 /8 networks, perhaps up</text:span></text:p>
      <text:p text:style-name="P14"><text:span text:style-name="T3">to almost 16 /8's.</text:span></text:p>
      <text:p text:style-name="P15"/>
      <text:p text:style-name="P14"><text:span text:style-name="T3">We have also reserved 0/8, 127/8, and 255/8, without particularly good</text:span></text:p>
      <text:p text:style-name="P14"><text:span text:style-name="T3">reasons (see RFC 1122, page 31). <text:s/>If IETF came up with an overall plan</text:span></text:p>
      <text:p text:style-name="P14"><text:span text:style-name="T3">to create more IP space (requiring hosts and gateways to be</text:span></text:p>
      <text:p text:style-name="P14"><text:span text:style-name="T3">reprogrammed to avoid making these and the multicast assumptions), we</text:span></text:p>
      <text:p text:style-name="P14"><text:span text:style-name="T3">could convert these to 0.0.0/24, 127.0.0/24, and 255.255.255/24 and</text:span></text:p>
      <text:p text:style-name="P14"><text:span text:style-name="T3">free up almost three entire /8's.</text:span></text:p>
      <text:p text:style-name="P15"/>
      <text:p text:style-name="P14"><text:span text:style-name="T3">In the transition, some of these addresses would be more usable than</text:span></text:p>
      <text:p text:style-name="P14"><text:span text:style-name="T3">others, but all would have some value. <text:s/>We should at least get all the</text:span></text:p>
      <text:p text:style-name="P14"><text:span text:style-name="T3">major implementations to stop discarding incoming packets that have</text:span></text:p>
      <text:p text:style-name="P14"><text:span text:style-name="T3">class D and E source addresses, or 0/8, 127/8, and 255/8.</text:span></text:p>
      <text:p text:style-name="P15"/>
      <text:p text:style-name="P14"><text:span text:style-name="T3">Also, each and every subnet has two reserved addresses -- 0 and all</text:span></text:p>
      <text:p text:style-name="P14"><text:span text:style-name="T3">ones. <text:s/>The zero address in each network is a complete waste, and</text:span></text:p>
      <text:p text:style-name="P14"><text:span text:style-name="T3">should become usable. <text:s/>(RFC 1122 page 66.) <text:s/>The all ones address is</text:span></text:p>
      <text:p text:style-name="P14"><text:span text:style-name="T3">the subnet broadcast address, which is useful and should be retained.</text:span></text:p>
      <text:p text:style-name="P14"><text:span text:style-name="T3">Yet we should also specify that it can be used as an ordinary address</text:span></text:p>
      <text:p text:style-name="P14"><text:span text:style-name="T3">on point-to-point links without trouble. <text:s/>Thus, point to point links</text:span></text:p>
      <text:p text:style-name="P14"><text:span text:style-name="T3">should be able to use a /31 rather than a /30, yet still have an</text:span></text:p>
      <text:p text:style-name="P14"><text:soft-page-break/><text:span text:style-name="T3">address assigned to each end of the link.</text:span></text:p>
      <text:p text:style-name="P15"/>
      <text:p text:style-name="P14"><text:span text:style-name="T3">I am shocked that nobody else seems to have proposed measures like</text:span></text:p>
      <text:p text:style-name="P14"><text:span text:style-name="T3">this. <text:s/>The last time the IP space was re-allocated seems to have been</text:span></text:p>
      <text:p text:style-name="P14"><text:span text:style-name="T3">back in 1989 or so.</text:span></text:p>
      <text:p text:style-name="P15"/>
      <text:p text:style-name="P14"><text:span text:style-name="T3"><text:s text:c="8"/>John</text:span></text:p>
      <text:p text:style-name="P15"/>
      <text:p text:style-name="P14"><text:span text:style-name="T3">PS: While we're at it, there is a serious address space exhaustion</text:span></text:p>
      <text:p text:style-name="P14"><text:span text:style-name="T3">issue in the Protocol field (1 byte in both IPv4 and IPv6 -- and each</text:span></text:p>
      <text:p text:style-name="P14"><text:span text:style-name="T3">allocation occupies space in both!). <text:s/>There are many allocated</text:span></text:p>
      <text:p text:style-name="P14"><text:span text:style-name="T3">Protocol value that should be released for re-allocation because</text:span></text:p>
      <text:p text:style-name="P14"><text:span text:style-name="T3">nobody uses them any more -- like Chaosnet. <text:s/>I have tried to get a few</text:span></text:p>
      <text:p text:style-name="P14"><text:span text:style-name="T3">of the companies holding these allocations to release them, but never</text:span></text:p>
      <text:p text:style-name="P14"><text:span text:style-name="T3">found the right guy who both understood what the hell I was talking</text:span></text:p>
      <text:p text:style-name="P14"><text:span text:style-name="T3">about.</text:span></text:p>
      <text:p text:style-name="P15"/>
      <text:p text:style-name="P14"><text:span text:style-name="T3">The IP version number field also has a value (5) that should be</text:span></text:p>
      <text:p text:style-name="P14"><text:span text:style-name="T3">reclaimed from IEN 119 of 1979. <text:s/>We are currently using two values (4</text:span></text:p>
      <text:p text:style-name="P14"><text:span text:style-name="T3">and 6) out of the possible 16.</text:span></text:p>
      <text:p text:style-name="P15"/>
      <text:p text:style-name="P14"><text:span text:style-name="T3">SCOPE</text:span></text:p>
      <text:p text:style-name="P15"/>
      <text:p text:style-name="P14"><text:span text:style-name="T3">One thing I'm hoping we're in agreement on is "long term" vis "initial scope"</text:span></text:p>
      <text:p text:style-name="P15"><text:soft-page-break/></text:p>
      <text:p text:style-name="P14"><text:span text:style-name="T3">Initial scope (100 hrs)</text:span></text:p>
      <text:p text:style-name="P15"/>
      <text:p text:style-name="P14"><text:span text:style-name="T3">1) decide how crazy 24x, 127.x,225.x ideas are</text:span></text:p>
      <text:p text:style-name="P14"><text:span text:style-name="T3">2) find limitations/bugs in various utilities and kernels and patch</text:span></text:p>
      <text:p text:style-name="P14"><text:span text:style-name="T3">them so they work</text:span></text:p>
      <text:p text:style-name="P14"><text:span text:style-name="T3">3) setup a small initial testbed to see what else might break</text:span></text:p>
      <text:p text:style-name="P14"><text:span text:style-name="T3">4) write a document describing what worked, what didn't, what needs to change</text:span></text:p>
      <text:p text:style-name="P15"/>
      <text:p text:style-name="P14"><text:span text:style-name="T3">long term</text:span></text:p>
      <text:p text:style-name="P15"/>
      <text:p text:style-name="P14"><text:span text:style-name="T3">0) raise enthusiasm</text:span></text:p>
      <text:p text:style-name="P14"><text:span text:style-name="T3">1) push these patches out onto people</text:span></text:p>
      <text:p text:style-name="P14"><text:span text:style-name="T3">2) build a way bigger set of testbeds</text:span></text:p>
      <text:p text:style-name="P14"><text:span text:style-name="T3">3) find other bugs</text:span></text:p>
      <text:p text:style-name="P14"><text:span text:style-name="T3">4) write more documents</text:span></text:p>
      <text:p text:style-name="P14"><text:span text:style-name="T3">5) convince the universe to agree</text:span></text:p>
      <text:p text:style-name="P15"/>
      <text:p text:style-name="P14"><text:span text:style-name="T3">We good here? Not gonna fix the universe in 100 hours... or days....</text:span></text:p>
      <text:p text:style-name="P15"/>
      <text:p text:style-name="P14"><text:span text:style-name="T3">I see you are (and by all means continue) "on" what I would consider long term,</text:span></text:p>
      <text:p text:style-name="P14"><text:span text:style-name="T3">and I do need the injection of "vision" to have a clearer end goal.</text:span></text:p>
      <text:p text:style-name="P15"/>
      <text:p text:style-name="P14"><text:span text:style-name="T3">On Sat, Oct 6, 2018 at 12:04 AM John Gilmore &lt;</text:span><text:span text:style-name="T7">gnu@toad.com</text:span><text:span text:style-name="T3">&gt; wrote:</text:span></text:p>
      <text:p text:style-name="P15"><text:soft-page-break/></text:p>
      <text:p text:style-name="P14"><text:span text:style-name="T3">&gt; I want you to shepherd all the required changes into the production</text:span></text:p>
      <text:p text:style-name="P14"><text:span text:style-name="T3">&gt; kernels and utilities. <text:s/>Interacting with the maintainers of each piece</text:span></text:p>
      <text:p text:style-name="P14"><text:span text:style-name="T3">&gt; of code, addressing their concerns, resolving their issues, improving</text:span></text:p>
      <text:p text:style-name="P14"><text:span text:style-name="T3">&gt; their documentation, getting the changes integrated. <text:s/>I want upcoming</text:span></text:p>
      <text:p text:style-name="P14"><text:span text:style-name="T3">&gt; Linux kernel, Debian, Ubuntu, Red Hat, and Fedora releases to have</text:span></text:p>
      <text:p text:style-name="P14"><text:span text:style-name="T3">&gt; working code and scripts that allow the currently-reserved /8s to be</text:span></text:p>
      <text:p text:style-name="P14"><text:span text:style-name="T3">&gt; used in production. <text:s/>If you want to add OpenWRT to that list, and have</text:span></text:p>
      <text:p text:style-name="P14"><text:span text:style-name="T3">&gt; the equipment and connections to make that happen, do that too. <text:s/>Are</text:span></text:p>
      <text:p text:style-name="P14"><text:span text:style-name="T3">&gt; there other Linux releases that we need to care about, or will the</text:span></text:p>
      <text:p text:style-name="P14"><text:span text:style-name="T3">&gt; rest just follow the upstream and the majors?</text:span></text:p>
      <text:p text:style-name="P15"/>
      <text:p text:style-name="P14"><text:span text:style-name="T3">Redhat is a special case in that they ship a heavily patched "enterprise kernel"</text:span></text:p>
      <text:p text:style-name="P14"><text:span text:style-name="T3">with bits dating back to the 2.6 era. Any major change like this would probably</text:span></text:p>
      <text:p text:style-name="P14"><text:span text:style-name="T3">require a bump in their major release, which only happens every 3-5 years.</text:span></text:p>
      <text:p text:style-name="P15"/>
      <text:p text:style-name="P14"><text:span text:style-name="T3">The rest more or less follow along on the -stable schedule from the</text:span></text:p>
      <text:p text:style-name="P14"><text:span text:style-name="T3">linux foundation,</text:span></text:p>
      <text:p text:style-name="P14"><text:span text:style-name="T3">once a year, each of these distros pick a "longterm" kernel varying in</text:span></text:p>
      <text:p text:style-name="P14"><text:span text:style-name="T3">age from 1-2 years, and patch that and ship that. See:</text:span></text:p>
      <text:p text:style-name="P14"><text:a xlink:type="simple" xlink:href="https://www.kernel.org/" text:style-name="ListLabel_20_11" text:visited-style-name="ListLabel_20_11"><text:span text:style-name="T6">https://www.kernel.org/</text:span></text:a></text:p>
      <text:p text:style-name="P14"><text:a xlink:type="simple" xlink:href="https://www.kernel.org/" text:style-name="ListLabel_20_11" text:visited-style-name="ListLabel_20_11"><text:span text:style-name="T3"/></text:a></text:p>
      <text:p text:style-name="P14"><text:span text:style-name="T3">openwrt is (IMHO) the fundamental driver of new stuff into the</text:span></text:p>
      <text:p text:style-name="P14"><text:span text:style-name="T3">embedded market. From openwrt to other embedded distros, is ~4-5</text:span></text:p>
      <text:p text:style-name="P14"><text:soft-page-break/><text:span text:style-name="T3">years. They also tend to run 1.5 years behind the kernel mainline.</text:span></text:p>
      <text:p text:style-name="P14"><text:span text:style-name="T3">(4.19 is shipping next month, their last release was 4.4 and 4.14</text:span></text:p>
      <text:p text:style-name="P14"><text:span text:style-name="T3">based).</text:span></text:p>
      <text:p text:style-name="P15"/>
      <text:p text:style-name="P14"><text:span text:style-name="T3">Note that the android echosystem is a mess, with a lot of stuff still</text:span></text:p>
      <text:p text:style-name="P14"><text:span text:style-name="T3">running 3.3 (7 years old) same for the embedded ecosystem in general.</text:span></text:p>
      <text:p text:style-name="P15"/>
      <text:p text:style-name="P14"><text:span text:style-name="T3">However, at least for 24x, I see that migrating into the "core" of the</text:span></text:p>
      <text:p text:style-name="P14"><text:span text:style-name="T3">internet, or used in special cases (p2p routes) and I haven't seen it</text:span></text:p>
      <text:p text:style-name="P14"><text:span text:style-name="T3">not be essentially un-routable as from the core to the edge. (just the</text:span></text:p>
      <text:p text:style-name="P14"><text:span text:style-name="T3">bogon file)</text:span></text:p>
      <text:p text:style-name="P15"/>
      <text:p text:style-name="P14"><text:span text:style-name="T3">Anyway, I can certainly long term drive the linux side of the universe.</text:span></text:p>
      <text:p text:style-name="P15"/>
      <text:p text:style-name="P14"><text:span text:style-name="T3">&gt; You can tell me *which* OS releases you are targeting, and work backward</text:span></text:p>
      <text:p text:style-name="P14"><text:span text:style-name="T3">&gt; from those release schedules to figure out by when to get the changes</text:span></text:p>
      <text:p text:style-name="P14"><text:span text:style-name="T3">&gt; into the upstream programs and scripts and documentation. <text:s/>There will</text:span></text:p>
      <text:p text:style-name="P14"><text:span text:style-name="T3">&gt; undoubtedly be a critical path, I don't know yet what it will be, but</text:span></text:p>
      <text:p text:style-name="P14"><text:span text:style-name="T3">&gt; you will figure this out.</text:span></text:p>
      <text:p text:style-name="P15"/>
      <text:p text:style-name="P14"><text:span text:style-name="T3">K.</text:span></text:p>
      <text:p text:style-name="P15"/>
      <text:p text:style-name="P14"><text:span text:style-name="T3">&gt; So, for example, will Ubuntu 19.04 be green-and-clean for trivial</text:span></text:p>
      <text:p text:style-name="P14"><text:span text:style-name="T3">&gt; use of addresses starting with 240-254? <text:s/>Or will it take til Ubuntu 19.10?</text:span></text:p>
      <text:p text:style-name="P15"><text:soft-page-break/></text:p>
      <text:p text:style-name="P14"><text:span text:style-name="T3">It's really not a matter of ubuntu deciding (I think), it's a matter</text:span></text:p>
      <text:p text:style-name="P14"><text:span text:style-name="T3">of convincing the</text:span></text:p>
      <text:p text:style-name="P14"><text:span text:style-name="T3">5 core kernel network devs that this is worth doing. After that, the</text:span></text:p>
      <text:p text:style-name="P14"><text:span text:style-name="T3">distros inherit.</text:span></text:p>
      <text:p text:style-name="P15"/>
      <text:p text:style-name="P14"><text:span text:style-name="T3">That's proof, patches, papers, a set of talks, and lots a beer.</text:span></text:p>
      <text:p text:style-name="P15"/>
      <text:p text:style-name="P14"><text:span text:style-name="T3">&gt;</text:span></text:p>
      <text:p text:style-name="P14"><text:span text:style-name="T3">&gt; Personally I think that once people accept the changes for 240, and see</text:span></text:p>
      <text:p text:style-name="P14"><text:span text:style-name="T3">&gt; they have no troubles, they will also be receptive to similar changes</text:span></text:p>
      <text:p text:style-name="P14"><text:span text:style-name="T3">&gt; for 0/8, 127/8 and 255/8. <text:s/>In every case where we can get those changes</text:span></text:p>
      <text:p text:style-name="P14"><text:span text:style-name="T3">&gt; integrated into the same release as 240, we should do so.</text:span></text:p>
      <text:p text:style-name="P15"/>
      <text:p text:style-name="P14"><text:span text:style-name="T3">My goal with the testbed is to try all that and see what breaks. But most folk</text:span></text:p>
      <text:p text:style-name="P14"><text:span text:style-name="T3">are conservative here and I can imagine having much difficulty doing it all</text:span></text:p>
      <text:p text:style-name="P14"><text:span text:style-name="T3">in one go without having achieved consensus, having given multiple talks</text:span></text:p>
      <text:p text:style-name="P14"><text:span text:style-name="T3">having drunk a lot of beer in private, and so.</text:span></text:p>
      <text:p text:style-name="P15"/>
      <text:p text:style-name="P14"><text:span text:style-name="T3">&gt; There may</text:span></text:p>
      <text:p text:style-name="P14"><text:span text:style-name="T3">&gt; be some programs or scripts that are laggards on fixing the single /8s,</text:span></text:p>
      <text:p text:style-name="P14"><text:span text:style-name="T3">&gt; but those fixes should be in the pipeline so they eventually land in</text:span></text:p>
      <text:p text:style-name="P14"><text:span text:style-name="T3">&gt; the next release.</text:span></text:p>
      <text:p text:style-name="P14"><text:span text:style-name="T3">&gt;</text:span></text:p>
      <text:p text:style-name="P14"><text:soft-page-break/><text:span text:style-name="T3">&gt; Once you have the Linux end of things understood and are starting to get</text:span></text:p>
      <text:p text:style-name="P14"><text:span text:style-name="T3">&gt; patches upstreamed, I'll want you to do the same for the BSD kernel,</text:span></text:p>
      <text:p text:style-name="P14"><text:span text:style-name="T3">&gt; NetBSD, OpenBSD, and FreeBSD. <text:s/>And are there any other BSD releases</text:span></text:p>
      <text:p text:style-name="P14"><text:span text:style-name="T3">&gt; that would need attention?</text:span></text:p>
      <text:p text:style-name="P15"/>
      <text:p text:style-name="P14"><text:span text:style-name="T3">OSX...</text:span></text:p>
      <text:p text:style-name="P15"/>
      <text:p text:style-name="P14"><text:span text:style-name="T3">Anyway, I'd argue that recruiting a BSD expert is something we could</text:span></text:p>
      <text:p text:style-name="P14"><text:span text:style-name="T3">try and do upfront and thus work in parallel. Actually a small team of</text:span></text:p>
      <text:p text:style-name="P14"><text:span text:style-name="T3">domain experts, working</text:span></text:p>
      <text:p text:style-name="P14"><text:span text:style-name="T3">in their spare time.</text:span></text:p>
      <text:p text:style-name="P15"/>
      <text:p text:style-name="P14"><text:span text:style-name="T3">&gt; Side attention to kernels, utils and scripts for the free version of</text:span></text:p>
      <text:p text:style-name="P14"><text:span text:style-name="T3">&gt; Android (both the Google code, and the complete free Android OS -</text:span></text:p>
      <text:p text:style-name="P14"><text:span text:style-name="T3">&gt; LineageOS), to make sure that these changes get into the development</text:span></text:p>
      <text:p text:style-name="P14"><text:span text:style-name="T3">&gt; stream for billions of phones, will also be useful.</text:span></text:p>
      <text:p text:style-name="P15"/>
      <text:p text:style-name="P14"><text:span text:style-name="T3">An android person up front. A good enthusaistic contact within apple.</text:span></text:p>
      <text:p text:style-name="P14"><text:span text:style-name="T3">A microsoft techie (if that exists).</text:span></text:p>
      <text:p text:style-name="P15"/>
      <text:p text:style-name="P14"><text:span text:style-name="T3">&gt; Does all this make good sense to you? <text:s/>Correct me where I'm thinking about</text:span></text:p>
      <text:p text:style-name="P14"><text:span text:style-name="T3">&gt; it wrong...</text:span></text:p>
      <text:p text:style-name="P14"><text:span text:style-name="T3">&gt;</text:span></text:p>
      <text:p text:style-name="P14"><text:span text:style-name="T3">&gt; &gt; Mentally I'm "doing a feasability study" which would end up</text:span></text:p>
      <text:p text:style-name="P14"><text:soft-page-break/><text:span text:style-name="T3">&gt; &gt; creating that proof of concept (mostly on linux unless we can get a</text:span></text:p>
      <text:p text:style-name="P14"><text:span text:style-name="T3">&gt; &gt; bsd expert to help), and a write-up of that at the end,</text:span></text:p>
      <text:p text:style-name="P14"><text:span text:style-name="T3">&gt; &gt; or preferably as we go along in some sort of wiki format and a write</text:span></text:p>
      <text:p text:style-name="P14"><text:span text:style-name="T3">&gt; &gt; up at the end.</text:span></text:p>
      <text:p text:style-name="P14"><text:span text:style-name="T3">&gt;</text:span></text:p>
      <text:p text:style-name="P14"><text:span text:style-name="T3">&gt; I think a useful document would be a *paper* about making these changes.</text:span></text:p>
      <text:p text:style-name="P14"><text:span text:style-name="T3">&gt; Start it off informally, paste relevant contents of emails into it, and</text:span></text:p>
      <text:p text:style-name="P14"><text:span text:style-name="T3">&gt; gradually mold it into something that ordinary mortals could read, or</text:span></text:p>
      <text:p text:style-name="P14"><text:span text:style-name="T3">&gt; that a conference proceedings could publish. <text:s/>I can contribute words</text:span></text:p>
      <text:p text:style-name="P14"><text:span text:style-name="T3">&gt; about motivation, finances (e.g. cost of IPv4 addresses), etc.</text:span></text:p>
      <text:p text:style-name="P14"><text:span text:style-name="T3">&gt;</text:span></text:p>
      <text:p text:style-name="P14"><text:span text:style-name="T3">&gt; Bulk of the paper would probably be the details of *what* things had to</text:span></text:p>
      <text:p text:style-name="P14"><text:span text:style-name="T3">&gt; change in *what* programs in *what* operating systems, to make this all</text:span></text:p>
      <text:p text:style-name="P14"><text:span text:style-name="T3">&gt; work. <text:s/>The document should give due credit to past work that occurred by</text:span></text:p>
      <text:p text:style-name="P14"><text:span text:style-name="T3">&gt; other people, to make these addresses usable.</text:span></text:p>
      <text:p text:style-name="P15"/>
      <text:p text:style-name="P14"><text:span text:style-name="T3">OK. Now, below, is some stuff that I had not essentially considered</text:span></text:p>
      <text:p text:style-name="P14"><text:span text:style-name="T3">for initial scope,</text:span></text:p>
      <text:p text:style-name="P14"><text:span text:style-name="T3">and for example, I'd tackle some of this with an (ultimately public)</text:span></text:p>
      <text:p text:style-name="P14"><text:span text:style-name="T3">bugtracker *first* rather than in a document. The list might get</text:span></text:p>
      <text:p text:style-name="P14"><text:span text:style-name="T3">rather long... it's already rather long. I'm hovering over github's</text:span></text:p>
      <text:p text:style-name="P14"><text:span text:style-name="T3">bugtracker now... or ready to suck down a private copy of gitlab....</text:span></text:p>
      <text:p text:style-name="P15"/>
      <text:p text:style-name="P14"><text:span text:style-name="T3">I agree that a test strategy is needed, but for "initial feasibility",</text:span></text:p>
      <text:p text:style-name="P14"><text:soft-page-break/><text:span text:style-name="T3">my goal was to get something setup (dhcp/dns/routing), dogfood it, get</text:span></text:p>
      <text:p text:style-name="P14"><text:span text:style-name="T3">a couple core utils (dns,webservers,databases) running, note all the</text:span></text:p>
      <text:p text:style-name="P14"><text:span text:style-name="T3">bugs, fix as many as possible in the time available, write a document,</text:span></text:p>
      <text:p text:style-name="P14"><text:span text:style-name="T3">go to thanksgiving.</text:span></text:p>
      <text:p text:style-name="P15"/>
      <text:p text:style-name="P15"/>
      <text:p text:style-name="P14"><text:span text:style-name="T3">&gt;</text:span></text:p>
      <text:p text:style-name="P14"><text:span text:style-name="T3">&gt; Part of it should be the test strategy: <text:s/>What unit tests did we do?</text:span></text:p>
      <text:p text:style-name="P14"><text:span text:style-name="T3">&gt; (What unit tests did we contribute to the upstream programs?!) <text:s/>What</text:span></text:p>
      <text:p text:style-name="P14"><text:span text:style-name="T3">&gt; overall system capabilities did we check are working? <text:s/>How did we check</text:span></text:p>
      <text:p text:style-name="P14"><text:span text:style-name="T3">&gt; that? <text:s/>What overall system capabilities are NOT working yet? <text:s/>What</text:span></text:p>
      <text:p text:style-name="P14"><text:span text:style-name="T3">&gt; glitches should users look out for, and how are we fixing those?</text:span></text:p>
      <text:p text:style-name="P14"><text:span text:style-name="T3">&gt;</text:span></text:p>
      <text:p text:style-name="P14"><text:span text:style-name="T3">&gt; Part of the document should be recipies:</text:span></text:p>
      <text:p text:style-name="P14"><text:span text:style-name="T3">&gt;</text:span></text:p>
      <text:p text:style-name="P14"><text:span text:style-name="T3">&gt; <text:s text:c="2"/>Start with Ubuntu 18.10. <text:s/>Install these specified later versions of</text:span></text:p>
      <text:p text:style-name="P14"><text:span text:style-name="T3">&gt; <text:s text:c="2"/>these three packages. <text:s/>Rebuild and install this one package from</text:span></text:p>
      <text:p text:style-name="P14"><text:span text:style-name="T3">&gt; <text:s text:c="2"/>source and insert this unidiff patch into it. <text:s/>Your system will now</text:span></text:p>
      <text:p text:style-name="P14"><text:span text:style-name="T3">&gt; <text:s text:c="2"/>configure, route, arp, dhcp, etc, using any CIDR subnet in any of the</text:span></text:p>
      <text:p text:style-name="P14"><text:span text:style-name="T3">&gt; <text:s text:c="2"/>formerly reserved addresses, whenever instructed to (by the sysadmin</text:span></text:p>
      <text:p text:style-name="P14"><text:span text:style-name="T3">&gt; <text:s text:c="2"/>or a DHCP server or whatever).</text:span></text:p>
      <text:p text:style-name="P15"/>
      <text:p text:style-name="P14"><text:span text:style-name="T3">So some patched, revised packages are in scope. the .deb and .rpm and</text:span></text:p>
      <text:p text:style-name="P14"><text:span text:style-name="T3">.opk ecosystems are *vast* and 7 years of code deep, and plunking in</text:span></text:p>
      <text:p text:style-name="P14"><text:soft-page-break/><text:span text:style-name="T3">builds for *everything* painful even with the public buildservers out</text:span></text:p>
      <text:p text:style-name="P14"><text:span text:style-name="T3">there. So - getting it to build for *one* ubuntu release is ok for</text:span></text:p>
      <text:p text:style-name="P14"><text:span text:style-name="T3">initial scope.</text:span></text:p>
      <text:p text:style-name="P15"/>
      <text:p text:style-name="P14"><text:span text:style-name="T3">&gt;</text:span></text:p>
      <text:p text:style-name="P14"><text:span text:style-name="T3">&gt; While we're doing test strategies, I also want to test whether the "0"</text:span></text:p>
      <text:p text:style-name="P14"><text:span text:style-name="T3">&gt; address in any subnet is usable by an ordinary host.</text:span></text:p>
      <text:p text:style-name="P15"/>
      <text:p text:style-name="P14"><text:span text:style-name="T3">Good point. .0 for me is the network name, but let's get 'em back.</text:span></text:p>
      <text:p text:style-name="P15"/>
      <text:p text:style-name="P14"><text:span text:style-name="T3">&gt; And if that is NOT</text:span></text:p>
      <text:p text:style-name="P14"><text:span text:style-name="T3">&gt; working, do the same process as above to get patches in to fix it.</text:span></text:p>
      <text:p text:style-name="P14"><text:span text:style-name="T3">&gt; Reason: ancient RFCs suggest that such packets should be black-holed,</text:span></text:p>
      <text:p text:style-name="P14"><text:span text:style-name="T3">&gt; but they are from the pre-CIDR era when you knew which bits were the</text:span></text:p>
      <text:p text:style-name="P14"><text:span text:style-name="T3">&gt; network number and which were the node number. <text:s/>From halfway acrosss the</text:span></text:p>
      <text:p text:style-name="P14"><text:span text:style-name="T3">&gt; Internet, you can't tell whether a sender's address that has sixteen</text:span></text:p>
      <text:p text:style-name="P14"><text:span text:style-name="T3">&gt; zeroes at the low order end is actually the zero address of a network or</text:span></text:p>
      <text:p text:style-name="P14"><text:span text:style-name="T3">&gt; not.</text:span></text:p>
      <text:p text:style-name="P14"><text:span text:style-name="T3">&gt;</text:span></text:p>
      <text:p text:style-name="P14"><text:span text:style-name="T3">&gt; The good reason that such packets got dropped was because there was a</text:span></text:p>
      <text:p text:style-name="P14"><text:span text:style-name="T3">&gt; version of 4.1BSD that used "0" as the broadcast address. <text:s/>Later IETF</text:span></text:p>
      <text:p text:style-name="P14"><text:span text:style-name="T3">&gt; standards used "all-ones" as the broadcast address in any subnet. <text:s/>If</text:span></text:p>
      <text:p text:style-name="P14"><text:span text:style-name="T3">&gt; half the nodes think 0 is broadcast, and half think it's a valid</text:span></text:p>
      <text:p text:style-name="P14"><text:span text:style-name="T3">&gt; address, you get broadcast storms. <text:s/>However, nobody runs ancient BSDs</text:span></text:p>
      <text:p text:style-name="P14"><text:soft-page-break/><text:span text:style-name="T3">&gt; with pre-release IP stacks any more, so there's no need to interrupt</text:span></text:p>
      <text:p text:style-name="P14"><text:span text:style-name="T3">&gt; those broadcast storms by making useless one address out of every</text:span></text:p>
      <text:p text:style-name="P14"><text:span text:style-name="T3">&gt; subnet.</text:span></text:p>
      <text:p text:style-name="P15"/>
      <text:p text:style-name="P14"><text:span text:style-name="T3">I have no idea how many rfcs this crept into. or out of. or code into.</text:span></text:p>
      <text:p text:style-name="P14"><text:span text:style-name="T3">or out of.</text:span></text:p>
      <text:p text:style-name="P15"/>
      <text:p text:style-name="P14"><text:span text:style-name="T3">I will add this check to my tests. The gnu version of ping fails this test.</text:span></text:p>
      <text:p text:style-name="P15"/>
      <text:p text:style-name="P14"><text:span text:style-name="T3">root@ceres:~/bin# ping 172.22.0.0</text:span></text:p>
      <text:p text:style-name="P14"><text:span text:style-name="T3">Do you want to ping broadcast? Then -b</text:span></text:p>
      <text:p text:style-name="P15"/>
      <text:p text:style-name="P14"><text:span text:style-name="T3">So I think "restoring 0" is a "4th" subproject after 24x, 127.x,</text:span></text:p>
      <text:p text:style-name="P14"><text:span text:style-name="T3">225.x, and a very different set of patches would be required, but have</text:span></text:p>
      <text:p text:style-name="P14"><text:span text:style-name="T3">to poke harder.</text:span></text:p>
      <text:p text:style-name="P15"/>
      <text:p text:style-name="P14"><text:span text:style-name="T3">root@ceres:~/bin# ssh 172.22.0.0</text:span></text:p>
      <text:p text:style-name="P14"><text:span text:style-name="T3">ssh: connect to host 172.22.0.0 port 22: Network is unreachable</text:span></text:p>
      <text:p text:style-name="P15"/>
      <text:p text:style-name="P14"><text:span text:style-name="T3">so on a "long term" basis is a "test suite" of all these sorts of</text:span></text:p>
      <text:p text:style-name="P14"><text:span text:style-name="T3">tests to see if something is "24x-ready" - 127.x-ready...</text:span></text:p>
      <text:p text:style-name="P15"/>
      <text:p text:style-name="P14"><text:span text:style-name="T3">a public webserver... stuff announced via bgp to anyone that wants to</text:span></text:p>
      <text:p text:style-name="P14"><text:span text:style-name="T3">listen... etc etc</text:span></text:p>
      <text:p text:style-name="P15"><text:soft-page-break/></text:p>
      <text:p text:style-name="P14"><text:span text:style-name="T3">&gt; Making sure we have "running code" for this change, means that writing a</text:span></text:p>
      <text:p text:style-name="P14"><text:span text:style-name="T3">&gt; short standards-track RFC should enable legitimizing every two-bit</text:span></text:p>
      <text:p text:style-name="P14"><text:span text:style-name="T3">&gt; subnet to have 3 usable node addresses, not 2. <text:s/>And every 3-bit /29</text:span></text:p>
      <text:p text:style-name="P14"><text:span text:style-name="T3">&gt; would have 7, not 6, usable node addresses. <text:s/>By doing this, we'll give</text:span></text:p>
      <text:p text:style-name="P14"><text:span text:style-name="T3">&gt; the user of every subnet a free extra address. <text:s/>And, a simple sentence</text:span></text:p>
      <text:p text:style-name="P14"><text:span text:style-name="T3">&gt; clarifying that the all-ones address is NOT reserved for broadcast in</text:span></text:p>
      <text:p text:style-name="P14"><text:span text:style-name="T3">&gt; POINT-TO-POINT networks, would legitimize the practice of giving a 1-bit</text:span></text:p>
      <text:p text:style-name="P14"><text:span text:style-name="T3">&gt; subnet to point-to-point links (one node is node 0, the other node is</text:span></text:p>
      <text:p text:style-name="P14"><text:span text:style-name="T3">&gt; node 1). <text:s/>Many people have been using a /30, not a /31, for each ptp</text:span></text:p>
      <text:p text:style-name="P14"><text:span text:style-name="T3">&gt; link.</text:span></text:p>
      <text:p text:style-name="P15"/>
      <text:p text:style-name="P14"><text:span text:style-name="T3">I use /32s. :) and rely on the babel protocol to sort it out. Been doing that</text:span></text:p>
      <text:p text:style-name="P14"><text:span text:style-name="T3">for 10 years....</text:span></text:p>
      <text:p text:style-name="P15"/>
      <text:p text:style-name="P14"><text:span text:style-name="T3">&gt; &gt; An ietf draft? Leaning on people? Politicing... well, that's all</text:span></text:p>
      <text:p text:style-name="P14"><text:span text:style-name="T3">&gt; &gt; interesting, and longer term than feasibility.</text:span></text:p>
      <text:p text:style-name="P14"><text:span text:style-name="T3">&gt;</text:span></text:p>
      <text:p text:style-name="P14"><text:span text:style-name="T3">&gt; Later, maybe. <text:s/>The way the investigation is going at the moment, we may</text:span></text:p>
      <text:p text:style-name="P14"><text:span text:style-name="T3">&gt; come up with the staggering technical result that: "It all basically</text:span></text:p>
      <text:p text:style-name="P14"><text:span text:style-name="T3">&gt; works except these few nits".</text:span></text:p>
      <text:p text:style-name="P15"/>
      <text:p text:style-name="P14"><text:span text:style-name="T3">Early optimism. I want a testbed up. And to dogfood it.</text:span></text:p>
      <text:p text:style-name="P15"/>
      <text:p text:style-name="P14"><text:soft-page-break/><text:span text:style-name="T3">&gt; <text:s/>If so, that will be strong evidence that</text:span></text:p>
      <text:p text:style-name="P14"><text:span text:style-name="T3">&gt; the politechnical types can adopt it safely. <text:s/>This is far more likely</text:span></text:p>
      <text:p text:style-name="P14"><text:span text:style-name="T3">&gt; to happen if we refrain from ever saying "I told you so", and also far</text:span></text:p>
      <text:p text:style-name="P14"><text:span text:style-name="T3">&gt; more likely if we don't try to get any credit for it happening. <text:s/>Along</text:span></text:p>
      <text:p text:style-name="P14"><text:span text:style-name="T3">&gt; those lines, I might be able to find someone already deep in the IETF</text:span></text:p>
      <text:p text:style-name="P14"><text:span text:style-name="T3">&gt; who would be willing to do those politics.</text:span></text:p>
      <text:p text:style-name="P15"/>
      <text:p text:style-name="P14"><text:span text:style-name="T3">ok.</text:span></text:p>
      <text:p text:style-name="P15"/>
      <text:p text:style-name="P14"><text:span text:style-name="T3">&gt; &gt; Still keeping it under</text:span></text:p>
      <text:p text:style-name="P14"><text:span text:style-name="T3">&gt; &gt; my hat. You want to talk to eliot and co, and share bits, great, I'll</text:span></text:p>
      <text:p text:style-name="P14"><text:span text:style-name="T3">&gt; &gt; stay out of it. I'm *not bad* at politics, but like my acl <text:s/>for now.</text:span></text:p>
      <text:p text:style-name="P14"><text:span text:style-name="T3">&gt;</text:span></text:p>
      <text:p text:style-name="P14"><text:span text:style-name="T3">&gt; Yeah, so far, stay out of it. <text:s/>You can tell friends, just don't shout it</text:span></text:p>
      <text:p text:style-name="P14"><text:span text:style-name="T3">&gt; to social media, reddit or slashdot. <text:s/>I'm talking to lots of well placed</text:span></text:p>
      <text:p text:style-name="P14"><text:span text:style-name="T3">&gt; people, and telling them that I have an engineer working on a testbed,</text:span></text:p>
      <text:p text:style-name="P14"><text:span text:style-name="T3">&gt; but haven't told them who. <text:s/>Eventually as patches start landing, the</text:span></text:p>
      <text:p text:style-name="P14"><text:span text:style-name="T3">&gt; engineer's name will be obvious to those who want to look, but that's</text:span></text:p>
      <text:p text:style-name="P14"><text:span text:style-name="T3">&gt; OK. <text:s/>Main reason to keep quiet is to see if we can line up enough</text:span></text:p>
      <text:p text:style-name="P14"><text:span text:style-name="T3">&gt; powerful ducks who'll support reform, before the yahoos know to start</text:span></text:p>
      <text:p text:style-name="P14"><text:span text:style-name="T3">&gt; yammering to stop it for irrelevant reasons (like they did the last 2</text:span></text:p>
      <text:p text:style-name="P14"><text:span text:style-name="T3">&gt; times anybody tried).</text:span></text:p>
      <text:p text:style-name="P15"/>
      <text:p text:style-name="P14"><text:span text:style-name="T3">ok.</text:span></text:p>
      <text:p text:style-name="P15"><text:soft-page-break/></text:p>
      <text:p text:style-name="P14"><text:span text:style-name="T3">&gt;</text:span></text:p>
      <text:p text:style-name="P14"><text:span text:style-name="T3">&gt; &gt; In any case, setting up a semi-private collaboration area would be</text:span></text:p>
      <text:p text:style-name="P14"><text:span text:style-name="T3">&gt; &gt; useful. Github? gitlab? </text:span><text:a xlink:type="simple" xlink:href="http://hugo.io/" text:style-name="ListLabel_20_11" text:visited-style-name="ListLabel_20_11"><text:span text:style-name="T6">hugo.io</text:span></text:a><text:span text:style-name="T3">? I write in org and markdown thus</text:span></text:p>
      <text:p text:style-name="P14"><text:span text:style-name="T3">&gt; &gt; emacs and hugo's static site generator are my goto tools, but github</text:span></text:p>
      <text:p text:style-name="P14"><text:span text:style-name="T3">&gt; &gt; etc is better to collaborate on. Or do you have something other?</text:span></text:p>
      <text:p text:style-name="P14"><text:span text:style-name="T3">&gt;</text:span></text:p>
      <text:p text:style-name="P14"><text:span text:style-name="T3">&gt; I wouldn't host it "in the cloud" anyway. <text:s/>I have real servers on</text:span></text:p>
      <text:p text:style-name="P14"><text:span text:style-name="T3">&gt; the real Internet; I'd put up a wiki or an etherpad or something.</text:span></text:p>
      <text:p text:style-name="P14"><text:span text:style-name="T3">&gt;</text:span></text:p>
      <text:p text:style-name="P14"><text:span text:style-name="T3">&gt; But for now, we don't need a wiki; all we need is a working document</text:span></text:p>
      <text:p text:style-name="P14"><text:span text:style-name="T3">&gt; written in plain text and passed around by email among the (2) parties</text:span></text:p>
      <text:p text:style-name="P14"><text:span text:style-name="T3">&gt; working on the tech end of this: <text:s/>you and me!</text:span></text:p>
      <text:p text:style-name="P15"/>
      <text:p text:style-name="P14"><text:span text:style-name="T3">"plain text" = markdown for me</text:span></text:p>
      <text:p text:style-name="P15"/>
      <text:p text:style-name="P14"><text:span text:style-name="T3">So here we go. In order to keep *my* context, and sane, and make</text:span></text:p>
      <text:p text:style-name="P14"><text:span text:style-name="T3">progress week to week, I need a bugtracker.</text:span></text:p>
      <text:p text:style-name="P15"/>
      <text:p text:style-name="P14"><text:span text:style-name="T3">I can setup a private one on github or on some other service. Example,</text:span></text:p>
      <text:p text:style-name="P14"><text:span text:style-name="T3">127.x failed on a quick test... great... next week, or next month,</text:span></text:p>
      <text:p text:style-name="P14"><text:span text:style-name="T3">when I get time, I need to go back to that. I tend to accumulate bugs</text:span></text:p>
      <text:p text:style-name="P14"><text:span text:style-name="T3">a lot faster than I can solve them,</text:span></text:p>
      <text:p text:style-name="P14"><text:span text:style-name="T3">or think about them coherently. I kind of expect whole classes of bugs</text:span></text:p>
      <text:p text:style-name="P14"><text:soft-page-break/><text:span text:style-name="T3">to be a reflection of one other bug. And so on. regression tests fall</text:span></text:p>
      <text:p text:style-name="P14"><text:span text:style-name="T3">out of the bugtracker. Etc.</text:span></text:p>
      <text:p text:style-name="P15"/>
      <text:p text:style-name="P15"/>
      <text:p text:style-name="P14"><text:span text:style-name="T3">&gt; &gt; (then it goes back to finding a name for that place. naming is hard)</text:span></text:p>
      <text:p text:style-name="P14"><text:span text:style-name="T3">&gt;</text:span></text:p>
      <text:p text:style-name="P14"><text:span text:style-name="T3">&gt; I'm good at naming. <text:s/>And I have a bunch of unused domain names that</text:span></text:p>
      <text:p text:style-name="P14"><text:span text:style-name="T3">&gt; I registered when thinking up names for friends' businesses (which the</text:span></text:p>
      <text:p text:style-name="P14"><text:span text:style-name="T3">&gt; friends didn't eventually adopt). <text:s/>Things like </text:span><text:a xlink:type="simple" xlink:href="http://gpllabs.org/" text:style-name="ListLabel_20_11" text:visited-style-name="ListLabel_20_11"><text:span text:style-name="T6">gpllabs.org</text:span></text:a><text:span text:style-name="T3">.</text:span></text:p>
      <text:p text:style-name="P15"/>
      <text:p text:style-name="P14"><text:span text:style-name="T3">k</text:span></text:p>
      <text:p text:style-name="P15"/>
      <text:p text:style-name="P14"><text:span text:style-name="T3">&gt;</text:span></text:p>
      <text:p text:style-name="P14"><text:span text:style-name="T3">&gt; &gt; 2) Based on not being able to just "reuse" my existing testbed, I decided I=</text:span></text:p>
      <text:p text:style-name="P14"><text:span text:style-name="T3">&gt; &gt; 'll</text:span></text:p>
      <text:p text:style-name="P14"><text:span text:style-name="T3">&gt; &gt; setup a different box and lan just for the kernel mods for this</text:span></text:p>
      <text:p text:style-name="P14"><text:span text:style-name="T3">&gt; &gt; project. it *sort* of made sense for me to wrap it all into one (I'm</text:span></text:p>
      <text:p text:style-name="P14"><text:span text:style-name="T3">&gt; &gt; *in bird and babel and the kernel</text:span></text:p>
      <text:p text:style-name="P14"><text:span text:style-name="T3">&gt; &gt; at the moment*) but given how crashy that is, I'm going to change the <text:s/>lab to</text:span></text:p>
      <text:p text:style-name="P14"><text:span text:style-name="T3">&gt; &gt; use a dedicated 24x apu2 running ubuntu (rather than openwrt), and a few</text:span></text:p>
      <text:p text:style-name="P14"><text:span text:style-name="T3">&gt; &gt; machines behind it. That's got 3 ethernet ports.</text:span></text:p>
      <text:p text:style-name="P14"><text:span text:style-name="T3">&gt; &gt;</text:span></text:p>
      <text:p text:style-name="P14"><text:span text:style-name="T3">&gt; &gt; And I'll have that up by next wednesday.</text:span></text:p>
      <text:p text:style-name="P15"/>
      <text:p text:style-name="P14"><text:soft-page-break/><text:span text:style-name="T3">&gt; OK, great!</text:span></text:p>
      <text:p text:style-name="P15"/>
      <text:p text:style-name="P14"><text:span text:style-name="T3">I did mean *next* wednesday, not this one.</text:span></text:p>
      <text:p text:style-name="P15"/>
      <text:p text:style-name="P14"><text:span text:style-name="T3">&gt; I wouldn't mind meeting in person, but just found out today that my</text:span></text:p>
      <text:p text:style-name="P14"><text:span text:style-name="T3">&gt; brother Dave has died. <text:s/>So this will change my travel plans and I'll be</text:span></text:p>
      <text:p text:style-name="P14"><text:span text:style-name="T3">&gt; leaving sooner. <text:s/>His memorial service isn't figured out yet, but it'll</text:span></text:p>
      <text:p text:style-name="P14"><text:span text:style-name="T3">&gt; take me 3 days to get there via Greyhound from SF to Florida. <text:s/>I will</text:span></text:p>
      <text:p text:style-name="P14"><text:span text:style-name="T3">&gt; probably return via my already scheduled New Mexico conference, which I</text:span></text:p>
      <text:p text:style-name="P14"><text:span text:style-name="T3">&gt; may have to miss a bit of.</text:span></text:p>
      <text:p text:style-name="P15"/>
      <text:p text:style-name="P14"><text:span text:style-name="T3">wow. you are functioning at a high level for this. me, I have empathy and</text:span></text:p>
      <text:p text:style-name="P14"><text:span text:style-name="T3">it makes me get reflective about my own sadnesses, and it's why I didn't</text:span></text:p>
      <text:p text:style-name="P14"><text:span text:style-name="T3">answer this email at all over the weekend. The only thing I've seemed to</text:span></text:p>
      <text:p text:style-name="P14"><text:span text:style-name="T3">figure out as to how to recover from personal loss is trying hard to</text:span></text:p>
      <text:p text:style-name="P14"><text:span text:style-name="T3">make new friends younger than I, but that doesn't compensate for the</text:span></text:p>
      <text:p text:style-name="P14"><text:span text:style-name="T3">loss of a brother.</text:span></text:p>
      <text:p text:style-name="P15"/>
      <text:p text:style-name="P14"><text:span text:style-name="T3">:empathy waves: :hugs:</text:span></text:p>
      <text:p text:style-name="P15"/>
      <text:p text:style-name="P14"><text:span text:style-name="T3">you don't do trains?</text:span></text:p>
      <text:p text:style-name="P15"/>
      <text:p text:style-name="P14"><text:span text:style-name="T3">&gt;</text:span></text:p>
      <text:p text:style-name="P14"><text:span text:style-name="T3">&gt; I can meet Monday afternoon, but Tuesday is much less crowded all day;</text:span></text:p>
      <text:p text:style-name="P14"><text:soft-page-break/><text:span text:style-name="T3">&gt; I just have a dinner date. <text:s/>Do you want to come up to see me on Tues?</text:span></text:p>
      <text:p text:style-name="P14"><text:span text:style-name="T3">&gt; You can crash at my place if you don't have a better place. <text:s/>Just</text:span></text:p>
      <text:p text:style-name="P14"><text:span text:style-name="T3">&gt; don't charge me $150/hr for driving time - it's you asking for this</text:span></text:p>
      <text:p text:style-name="P14"><text:span text:style-name="T3">&gt; in-person meeting, not me!</text:span></text:p>
      <text:p text:style-name="P15"/>
      <text:p text:style-name="P14"><text:span text:style-name="T3">No, I wouldn't charge for the drive, would love to stay overnight. IF</text:span></text:p>
      <text:p text:style-name="P14"><text:span text:style-name="T3">you want company. Thing is, I just absorbed a ton of info from you and</text:span></text:p>
      <text:p text:style-name="P14"><text:span text:style-name="T3">I'm on track for a few weeks, so I can wait til you get back.</text:span></text:p>
      <text:p text:style-name="P15"/>
      <text:p text:style-name="P14"><text:span text:style-name="T3">&gt;</text:span></text:p>
      <text:p text:style-name="P14"><text:span text:style-name="T3">&gt; &gt; 4) I now plan to make the hackers conference. Perhaps a talk there</text:span></text:p>
      <text:p text:style-name="P14"><text:span text:style-name="T3">&gt; &gt; would be good? certainly at least a chat with more than a few folk off</text:span></text:p>
      <text:p text:style-name="P14"><text:span text:style-name="T3">&gt; &gt; the record would be very good.</text:span></text:p>
      <text:p text:style-name="P14"><text:span text:style-name="T3">&gt;</text:span></text:p>
      <text:p text:style-name="P14"><text:span text:style-name="T3">&gt; Good, I'm registered to attend too. <text:s/>Brian Kantor, who I've discussed</text:span></text:p>
      <text:p text:style-name="P14"><text:span text:style-name="T3">&gt; most of this with, will also be there.</text:span></text:p>
      <text:p text:style-name="P15"/>
      <text:p text:style-name="P14"><text:span text:style-name="T3">Vixie's there too.</text:span></text:p>
      <text:p text:style-name="P14"><text:span text:style-name="T3">BCP38</text:span></text:p>
      <text:p text:style-name="P15"/>
      <text:p text:style-name="P14"><text:span text:style-name="T3">You will be bemused to discover that 6? years ago I (and a couple</text:span></text:p>
      <text:p text:style-name="P14"><text:span text:style-name="T3">other people) wrote openwrt's "bcp38" package. It does</text:span></text:p>
      <text:p text:style-name="P14"><text:span text:style-name="T3">a bit more than just bcp38 but <text:s/>( </text:span><text:a xlink:type="simple" xlink:href="https://tools.ietf.org/html/bcp38" text:style-name="ListLabel_20_11" text:visited-style-name="ListLabel_20_11"><text:span text:style-name="T6">https://tools.ietf.org/html/bcp38</text:span></text:a><text:span text:style-name="T3"> )</text:span></text:p>
      <text:p text:style-name="P15"/>
      <text:p text:style-name="P14"><text:soft-page-break/><text:span text:style-name="T3">The default openwrt firewall does not block attempts to get to these</text:span></text:p>
      <text:p text:style-name="P14"><text:span text:style-name="T3">addresses. bcp38 does. I was also behind the ipv6 source specific</text:span></text:p>
      <text:p text:style-name="P14"><text:span text:style-name="T3">routing kernel and openwrt changes (which were universally adopted) to</text:span></text:p>
      <text:p text:style-name="P14"><text:span text:style-name="T3">eliminate the need for bcp38 for ipv6.</text:span></text:p>
      <text:p text:style-name="P15"/>
      <text:p text:style-name="P14"><text:span text:style-name="T3">0) I was kind of in despair at how few people installed bcp38, as any</text:span></text:p>
      <text:p text:style-name="P14"><text:span text:style-name="T3">given tcpdump on your external interface tends to show</text:span></text:p>
      <text:p text:style-name="P14"><text:span text:style-name="T3">lots of traffic going out your default gateway "desparately seeking a</text:span></text:p>
      <text:p text:style-name="P14"><text:span text:style-name="T3">10 or 192 network to play on". This package blocks that traffic</text:span></text:p>
      <text:p text:style-name="P14"><text:span text:style-name="T3">completely. Including 24x. I'm part of the problem. :/</text:span></text:p>
      <text:p text:style-name="P15"/>
      <text:p text:style-name="P14"><text:span text:style-name="T3">1) it appears that my newish comcast gw does pretty much drop anything</text:span></text:p>
      <text:p text:style-name="P14"><text:span text:style-name="T3">in the reserved address spaces. I've seen older</text:span></text:p>
      <text:p text:style-name="P14"><text:span text:style-name="T3">comcast gws pass 192.168.x.x for up to 5-6 hops into their network at</text:span></text:p>
      <text:p text:style-name="P14"><text:span text:style-name="T3">least. I have 4 older ones to look at, but I don't want to play</text:span></text:p>
      <text:p text:style-name="P14"><text:span text:style-name="T3">outside the lab just now.</text:span></text:p>
      <text:p text:style-name="P15"/>
      <text:p text:style-name="P14"><text:span text:style-name="T3">2) I discovered my own installation on my lab firewall of the bcp38</text:span></text:p>
      <text:p text:style-name="P14"><text:span text:style-name="T3">package wasn't working. (the comcast one blackholes it,</text:span></text:p>
      <text:p text:style-name="P14"><text:span text:style-name="T3">mine rejects it) Once I fixed it:</text:span></text:p>
      <text:p text:style-name="P15"/>
      <text:p text:style-name="P14"><text:span text:style-name="T3">d@dancer:~/git/babeld-atomic$ ping 240.2.2.1</text:span></text:p>
      <text:p text:style-name="P14"><text:span text:style-name="T3">PING 240.2.2.1 (240.2.2.1) 56(84) bytes of data.</text:span></text:p>
      <text:p text:style-name="P14"><text:span text:style-name="T3">From 172.22.0.2 icmp_seq=1 Destination Net Unreachable</text:span></text:p>
      <text:p text:style-name="P15"><text:soft-page-break/></text:p>
      <text:p text:style-name="P14"><text:span text:style-name="T3">3) I'd *completely* forgotten how this thing worked. basically it</text:span></text:p>
      <text:p text:style-name="P14"><text:span text:style-name="T3">creates what's called an ipset to match against on the outgoing</text:span></text:p>
      <text:p text:style-name="P14"><text:span text:style-name="T3">interface.</text:span></text:p>
      <text:p text:style-name="P15"/>
      <text:p text:style-name="P14"><text:span text:style-name="T3">config bcp38</text:span></text:p>
      <text:p text:style-name="P14"><text:span text:style-name="T3"><text:s text:c="8"/>option enabled 1</text:span></text:p>
      <text:p text:style-name="P14"><text:span text:style-name="T3"><text:s text:c="8"/>option interface 'eth0'</text:span></text:p>
      <text:p text:style-name="P14"><text:span text:style-name="T3"><text:s text:c="8"/>option detect_upstream 0 # this lets you deal with one natted</text:span></text:p>
      <text:p text:style-name="P14"><text:span text:style-name="T3">device upstream</text:span></text:p>
      <text:p text:style-name="P14"><text:span text:style-name="T3"><text:s text:c="8"/>list match '</text:span><text:a xlink:type="simple" xlink:href="http://127.0.0.0/8" text:style-name="ListLabel_20_11" text:visited-style-name="ListLabel_20_11"><text:span text:style-name="T6">127.0.0.0/8</text:span></text:a><text:span text:style-name="T3">'</text:span></text:p>
      <text:p text:style-name="P14"><text:span text:style-name="T3"><text:s text:c="8"/>list match '</text:span><text:a xlink:type="simple" xlink:href="http://0.0.0.0/8" text:style-name="ListLabel_20_11" text:visited-style-name="ListLabel_20_11"><text:span text:style-name="T6">0.0.0.0/8</text:span></text:a><text:span text:style-name="T3">' <text:s text:c="6"/># RFC 1700</text:span></text:p>
      <text:p text:style-name="P14"><text:span text:style-name="T3"><text:s text:c="8"/>list match '</text:span><text:a xlink:type="simple" xlink:href="http://240.0.0.0/4" text:style-name="ListLabel_20_11" text:visited-style-name="ListLabel_20_11"><text:span text:style-name="T6">240.0.0.0/4</text:span></text:a><text:span text:style-name="T3">' <text:s text:c="4"/># RFC 5745</text:span></text:p>
      <text:p text:style-name="P14"><text:span text:style-name="T3"><text:s text:c="8"/>list match '</text:span><text:a xlink:type="simple" xlink:href="http://192.0.2.0/24" text:style-name="ListLabel_20_11" text:visited-style-name="ListLabel_20_11"><text:span text:style-name="T6">192.0.2.0/24</text:span></text:a><text:span text:style-name="T3">' <text:s text:c="3"/># RFC 5737</text:span></text:p>
      <text:p text:style-name="P14"><text:span text:style-name="T3"><text:s text:c="8"/>list match '</text:span><text:a xlink:type="simple" xlink:href="http://198.51.100.0/24" text:style-name="ListLabel_20_11" text:visited-style-name="ListLabel_20_11"><text:span text:style-name="T6">198.51.100.0/24</text:span></text:a><text:span text:style-name="T3">' # RFC 5737</text:span></text:p>
      <text:p text:style-name="P14"><text:span text:style-name="T3"><text:s text:c="8"/>list match '</text:span><text:a xlink:type="simple" xlink:href="http://203.0.113.0/24" text:style-name="ListLabel_20_11" text:visited-style-name="ListLabel_20_11"><text:span text:style-name="T6">203.0.113.0/24</text:span></text:a><text:span text:style-name="T3">' <text:s/># RFC 5737</text:span></text:p>
      <text:p text:style-name="P14"><text:span text:style-name="T3"><text:s text:c="8"/>list match '</text:span><text:a xlink:type="simple" xlink:href="http://192.168.0.0/16" text:style-name="ListLabel_20_11" text:visited-style-name="ListLabel_20_11"><text:span text:style-name="T6">192.168.0.0/16</text:span></text:a><text:span text:style-name="T3">' <text:s/># RFC 1918</text:span></text:p>
      <text:p text:style-name="P14"><text:span text:style-name="T3"><text:s text:c="8"/>list match '</text:span><text:a xlink:type="simple" xlink:href="http://10.0.0.0/8" text:style-name="ListLabel_20_11" text:visited-style-name="ListLabel_20_11"><text:span text:style-name="T6">10.0.0.0/8</text:span></text:a><text:span text:style-name="T3">' <text:s text:c="5"/># RFC 1918</text:span></text:p>
      <text:p text:style-name="P14"><text:span text:style-name="T3"><text:s text:c="8"/>list match '</text:span><text:a xlink:type="simple" xlink:href="http://172.16.0.0/12" text:style-name="ListLabel_20_11" text:visited-style-name="ListLabel_20_11"><text:span text:style-name="T6">172.16.0.0/12</text:span></text:a><text:span text:style-name="T3">' <text:s text:c="2"/># RFC 1918</text:span></text:p>
      <text:p text:style-name="P14"><text:span text:style-name="T3"><text:s text:c="8"/>list match '</text:span><text:a xlink:type="simple" xlink:href="http://169.254.0.0/16" text:style-name="ListLabel_20_11" text:visited-style-name="ListLabel_20_11"><text:span text:style-name="T6">169.254.0.0/16</text:span></text:a><text:span text:style-name="T3">' <text:s/># RFC 3927</text:span></text:p>
      <text:p text:style-name="P15"/>
      <text:p text:style-name="P14"><text:span text:style-name="T3"><text:s text:c="8"/>list nomatch '</text:span><text:a xlink:type="simple" xlink:href="http://172.23.252.0/24" text:style-name="ListLabel_20_11" text:visited-style-name="ListLabel_20_11"><text:span text:style-name="T6">172.23.252.0/24</text:span></text:a><text:span text:style-name="T3">' # Example of something not to match</text:span></text:p>
      <text:p text:style-name="P15"/>
      <text:p text:style-name="P14"><text:span text:style-name="T3">4) watching tcpdump, it's really remarkable and scary how every</text:span></text:p>
      <text:p text:style-name="P14"><text:soft-page-break/><text:span text:style-name="T3">keystroke goes to google.</text:span></text:p>
      <text:p text:style-name="P14"><text:span text:style-name="T3">MOU</text:span></text:p>
      <text:p text:style-name="P15"/>
      <text:p text:style-name="P14"><text:span text:style-name="T3">That RFC is about intellectual property issues in the IAB RFC stream!</text:span></text:p>
      <text:p text:style-name="P15"/>
      <text:p text:style-name="P14"><text:span text:style-name="T3">RFC 3330 definitely mentions 240/4, and cites RFC1700.</text:span></text:p>
      <text:p text:style-name="P15"/>
      <text:p text:style-name="P14"><text:span text:style-name="T3">Hmm! <text:s/>I just stumbled upon RFC 2860, which is the MoU between IETF and</text:span></text:p>
      <text:p text:style-name="P14"><text:span text:style-name="T3">ICANN and IAB about how ICANN/IANA will perform assignments of protocol</text:span></text:p>
      <text:p text:style-name="P14"><text:span text:style-name="T3">parameters as instructed by IETF and IAB. <text:s/>In particular, it says that</text:span></text:p>
      <text:p text:style-name="P14"><text:span text:style-name="T3">"(b) assignments of specialised address blocks (such as multicast or</text:span></text:p>
      <text:p text:style-name="P14"><text:span text:style-name="T3">anycast blocks), and (c) experimental assignments" are controlled by</text:span></text:p>
      <text:p text:style-name="P14"><text:span text:style-name="T3">this MoU. <text:s/>They are under the direction of the IESG.</text:span></text:p>
      <text:p text:style-name="P15"/>
      <text:p text:style-name="P14"><text:span text:style-name="T3">There is also provision for the Internet Research Task Force and the</text:span></text:p>
      <text:p text:style-name="P14"><text:span text:style-name="T3">Internet Research Steering Group to also specify protocol parameters for</text:span></text:p>
      <text:p text:style-name="P14"><text:span text:style-name="T3">ICANN/IANA to assign. <text:s/>Hmm, I wonder what has happened to them -- I</text:span></text:p>
      <text:p text:style-name="P14"><text:span text:style-name="T3">thought they were moribund, but perhaps it's time to revive them for</text:span></text:p>
      <text:p text:style-name="P14"><text:span text:style-name="T3">24x purposes!</text:span></text:p>
      <text:p text:style-name="P15"/>
      <text:p text:style-name="P14"><text:span text:style-name="T3">Hm. <text:s/>Looks like a bunch of mailing lists and virtually no RFCs</text:span></text:p>
      <text:p text:style-name="P14"><text:span text:style-name="T3">nor actions. <text:s/>However! <text:s/>There's a WG, GAIA, Global Access to the Internet</text:span></text:p>
      <text:p text:style-name="P14"><text:span text:style-name="T3">for All, which includes:</text:span></text:p>
      <text:p text:style-name="P15"/>
      <text:p text:style-name="P14"><text:soft-page-break/><text:span text:style-name="T3"><text:s text:c="2"/>to document the costs of existing Internet Access, the breakdown of</text:span></text:p>
      <text:p text:style-name="P14"><text:span text:style-name="T3"><text:s text:c="2"/>those costs (energy, manpower, licenses, bandwidth, infrastructure,</text:span></text:p>
      <text:p text:style-name="P14"><text:span text:style-name="T3"><text:s text:c="2"/>transit, peering), and outline a path to achieve a 10x reduction in</text:span></text:p>
      <text:p text:style-name="P14"><text:span text:style-name="T3"><text:s text:c="2"/>Internet Access costs especially in geographies and populations with</text:span></text:p>
      <text:p text:style-name="P14"><text:span text:style-name="T3"><text:s text:c="2"/>low penetration.</text:span></text:p>
      <text:p text:style-name="P15"/>
      <text:p text:style-name="P14"><text:span text:style-name="T3">Certainly we have a path to produce a 10x reduction in cost of IP</text:span></text:p>
      <text:p text:style-name="P14"><text:span text:style-name="T3">addresses! <text:s/>Maybe I should see if this WG and the IRTF are a path by</text:span></text:p>
      <text:p text:style-name="P14"><text:span text:style-name="T3">which we can get an experimental assignment of a 24x/8 for reachability</text:span></text:p>
      <text:p text:style-name="P14"><text:span text:style-name="T3">experiments on the existing Internet.</text:span></text:p>
      <text:p text:style-name="P14"><text:span text:style-name="T9">&gt; Certainly we have a path to produce a 10x reduction in cost of IP</text:span></text:p>
      <text:p text:style-name="P14"><text:span text:style-name="T9">&gt; addresses!</text:span></text:p>
      <text:p text:style-name="P16"/>
      <text:p text:style-name="P14"><text:span text:style-name="T3">A temporary one. At the moment, though, I kind of see the cost going</text:span></text:p>
      <text:p text:style-name="P14"><text:span text:style-name="T3">up and up for a long time. <text:s/>"Hey buddy, want a bad IPv4 address?".</text:span></text:p>
      <text:p text:style-name="P14"><text:span text:style-name="T3">"What can it route to?" "almost nothin". "hmmm..." " Think of it as an</text:span></text:p>
      <text:p text:style-name="P14"><text:span text:style-name="T3">investment!".</text:span></text:p>
      <text:p text:style-name="P15"/>
      <text:p text:style-name="P14"><text:span text:style-name="T3">However, look at what we did with junk spectrum in the 2.4ghz band.</text:span></text:p>
      <text:p text:style-name="P15"/>
      <text:p text:style-name="P14"><text:span text:style-name="T3">Advantages of ipv4</text:span></text:p>
      <text:p text:style-name="P14"><text:span text:style-name="T3">* Routing IPv4 is *significantly* cheaper than IPv6</text:span></text:p>
      <text:p text:style-name="P15"/>
      <text:p text:style-name="P15"/>
      <text:p text:style-name="P15"><text:soft-page-break/></text:p>
      <text:p text:style-name="P15"/>
      <text:p text:style-name="P15"/>
      <text:p text:style-name="P14"><text:span text:style-name="T3">Yet another attempt at writing something sane:</text:span></text:p>
      <text:p text:style-name="P15"/>
      <text:p text:style-name="P14"><text:span text:style-name="T3">Opening up the former "Class-E" "Experimental" IPv4 address space for actual experimentation</text:span></text:p>
      <text:p text:style-name="P15"/>
      <text:p text:style-name="P14"><text:span text:style-name="T3">1/16th of all the IPv4 address space in the world lies unused and fallow. </text:span></text:p>
      <text:p text:style-name="P15"/>
      <text:p text:style-name="P14"><text:span text:style-name="T3">* Multiple routing daemons treated </text:span></text:p>
      <text:p text:style-name="P14"><text:span text:style-name="T3">* Ifconfig</text:span></text:p>
      <text:p text:style-name="P14"><text:span text:style-name="T3">* Bogon filters</text:span></text:p>
      <text:p text:style-name="P14"><text:span text:style-name="T3">* AI_ADDRINFO</text:span></text:p>
      <text:p text:style-name="P14"><text:span text:style-name="T3">* DNS REVERSE lookups</text:span></text:p>
      <text:p text:style-name="P15"/>
      <text:p text:style-name="P14"><text:span text:style-name="T3">The default configuration as shipped by debian and others, create a default reverse lookup zone for 255. that was intended</text:span></text:p>
      <text:p text:style-name="P14"><text:span text:style-name="T3">primarily to block reverse lookups for the broadcast address (255.255.255.255) making it to the root name servers. </text:span></text:p>
      <text:p text:style-name="P15"/>
      <text:p text:style-name="P14"><text:span text:style-name="T3">WiFi, WPA, Firewalling, Masquarading, VPNs</text:span></text:p>
      <text:p text:style-name="P15"/>
      <text:p text:style-name="P14"><text:span text:style-name="T3">Roughly 75% of the modern operating systems in the world can route to the 240 address space today.</text:span></text:p>
      <text:p text:style-name="P15"/>
      <text:p text:style-name="P14"><text:span text:style-name="T3">This is considerably greater than IPv6 penetration (roughly 25% as of this writing),</text:span></text:p>
      <text:p text:style-name="P15"/>
      <text:p text:style-name="P14"><text:soft-page-break/><text:span text:style-name="T3">The question remains - what would you do with 268 million slightly unroutable, slightly unusable IPv4 addresses?</text:span></text:p>
      <text:p text:style-name="P15"/>
      <text:p text:style-name="P14"><text:span text:style-name="T3">When this issue last crossed the IETF (in the 2008-2010 timeframe), there were multiple proposals.</text:span></text:p>
      <text:p text:style-name="P15"/>
      <text:p text:style-name="P14"><text:span text:style-name="T3">In the end nothing happened, as <text:s/>everyone thought that IPv6 would roll out far more rapidly than it has. </text:span></text:p>
      <text:p text:style-name="P15"/>
      <text:p text:style-name="P14"><text:span text:style-name="T3">The world has continued to crutch along on that ever-diminishing supply of ipv4, leveraging techniques such as 4over6, 6xlat, </text:span></text:p>
      <text:p text:style-name="P14"><text:span text:style-name="T3">multiple layers of private networks, restrictive port sharing, carrier grade NAT</text:span></text:p>
      <text:p text:style-name="P15"/>
      <text:p text:style-name="P14"><text:span text:style-name="T3">We feel the demand for public IPv4 address space </text:span></text:p>
      <text:p text:style-name="P15"/>
      <text:p text:style-name="P14"><text:span text:style-name="T3">Had been off-limits for so long, and so deeply embedded into so many products, that </text:span></text:p>
      <text:p text:style-name="P15"/>
      <text:p text:style-name="P14"><text:span text:style-name="T3">1.1.1.1/8</text:span></text:p>
      <text:p text:style-name="P15"/>
      <text:p text:style-name="P14"><text:span text:style-name="T3">https://www.akamai.com/uk/en/about/our-thinking/state-of-the-internet-report/state-of-the-internet-ipv6-adoption-visualization.jsp</text:span></text:p>
      <text:p text:style-name="P15"/>
      <text:p text:style-name="P14"><text:span text:style-name="T3">* Searching code for patterns around sockets for</text:span></text:p>
      <text:p text:style-name="P15"/>
      <text:p text:style-name="P14"><text:span text:style-name="T3">Why not?</text:span></text:p>
      <text:p text:style-name="P15"/>
      <text:p text:style-name="P14"><text:span text:style-name="T3">In the future vast swaths of the former IPv4 multicast address space could be reclaimed. Much of 127.0.0.0/8, reclaimed. </text:span></text:p>
      <text:p text:style-name="P15"/>
      <text:p text:style-name="P14"><text:span text:style-name="T3">Since it exists outside the private network space</text:span></text:p>
      <text:p text:style-name="P15"><text:soft-page-break/></text:p>
      <text:p text:style-name="P15"/>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4" meta:object-count="0" meta:page-count="66" meta:paragraph-count="1216" meta:word-count="11978" meta:character-count="68194" meta:non-whitespace-character-count="56975"/>
    <meta:generator>LibreOfficeDev/6.0.5.2$Linux_X86_64 LibreOffice_project/</meta:generator>
  </office:meta>
</office:document-meta>
</file>